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6.03cm"/>
    </style:style>
    <style:style style:name="gr3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28cm"/>
    </style:style>
    <style:style style:name="gr7" style:family="graphic" style:parent-style-name="standard">
      <style:graphic-properties draw:stroke="none" draw:fill="none" fo:min-height="2.4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4cm"/>
    </style:style>
    <style:style style:name="gr10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4" style:family="graphic" style:parent-style-name="standard">
      <style:graphic-properties draw:fill-color="#dddddd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5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2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41cm"/>
    </style:style>
    <style:style style:name="gr26" style:family="graphic" style:parent-style-name="objectwithoutfill">
      <style:graphic-properties draw:stroke="dash" draw:stroke-dash="Fine_20_Dashed_20__28_var_29_" svg:stroke-color="#cc9900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181cm"/>
    </style:style>
    <style:style style:name="gr30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draw:marker-start-width="0.276cm" draw:marker-end-width="0.276cm" draw:fill-color="#ffffcc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draw:marker-start-width="0.276cm" draw:marker-end-width="0.276cm" draw:fill-color="#cfe7f5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02cm" svg:stroke-color="#000000" draw:marker-start-width="0.352cm" draw:marker-end-width="0.352cm" draw:fill-color="#ffffcc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02cm" svg:stroke-color="#000000" draw:marker-start-width="0.352cm" draw:marker-end-width="0.352cm" draw:fill-color="#cfe7f5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dash" draw:stroke-dash="Ultrafine_20_Dashed" svg:stroke-color="#ff990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8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78cm"/>
    </style:style>
    <style:style style:name="gr44" style:family="graphic" style:parent-style-name="objectwithoutfill">
      <style:graphic-properties draw:stroke="dash" draw:stroke-dash="Fine_20_Dashed_20__28_var_29_" svg:stroke-color="#b2b2b2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dash" draw:stroke-dash="Fine_20_Dashed_20__28_var_29_" svg:stroke-color="#999999" draw:marker-end="Arrow" draw:marker-end-width="0.3cm" draw:fill="none" draw:textarea-vertical-align="middle"/>
    </style:style>
    <style:style style:name="gr46" style:family="graphic" style:parent-style-name="objectwithoutfill">
      <style:graphic-properties draw:stroke="dash" draw:stroke-dash="Fine_20_Dashed_20__28_var_29_" svg:stroke-color="#ff9900" draw:marker-end="Rounded_20_short_20_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4cm" fo:min-width="6.67cm"/>
    </style:style>
    <style:style style:name="gr50" style:family="graphic" style:parent-style-name="standard">
      <style:graphic-properties draw:fill-color="#cccccc" draw:textarea-vertical-align="middle"/>
    </style:style>
    <style:style style:name="gr5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52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53" style:family="graphic" style:parent-style-name="standard">
      <style:graphic-properties draw:fill="solid" draw:fill-color="#00ccff" draw:textarea-vertical-align="middle"/>
    </style:style>
    <style:style style:name="gr54" style:family="graphic" style:parent-style-name="standard">
      <style:graphic-properties draw:fill-color="#00ccff" draw:textarea-vertical-align="middle"/>
    </style:style>
    <style:style style:name="gr55" style:family="graphic" style:parent-style-name="standard">
      <style:graphic-properties draw:fill-color="#ff9900" draw:textarea-vertical-align="middle"/>
    </style:style>
    <style:style style:name="gr56" style:family="graphic" style:parent-style-name="objectwithoutfill">
      <style:graphic-properties svg:stroke-color="#ff9900" draw:marker-start="Circle" draw:marker-end="Arrow_20_concave" draw:marker-end-width="0.3cm" draw:stroke-linejoin="miter" draw:fill="none" draw:textarea-vertical-align="middle"/>
    </style:style>
    <style:style style:name="gr57" style:family="graphic" style:parent-style-name="objectwithoutfill">
      <style:graphic-properties draw:stroke="dash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58" style:family="graphic" style:parent-style-name="objectwithoutfill">
      <style:graphic-properties draw:stroke="solid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59" style:family="graphic" style:parent-style-name="standard">
      <style:graphic-properties draw:stroke="dash" draw:stroke-dash="Fine_20_Dashed_20__28_var_29_" svg:stroke-color="#ff9900" draw:fill-color="#ffcc00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3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0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032cm"/>
    </style:style>
    <style:style style:name="gr64" style:family="graphic" style:parent-style-name="standard">
      <style:graphic-properties svg:stroke-color="#cc9900" draw:fill-color="#ffcc00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91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style:text-autospace="non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'Bookman Old Style'" style:font-family-generic="roman" style:font-pitch="variable" fo:font-style="italic" style:font-style-asian="italic" style:font-style-complex="italic"/>
    </style:style>
    <style:style style:name="P6" style:family="paragraph">
      <style:text-properties fo:color="#cc0066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cc9900" fo:font-weight="bold" style:font-weight-asian="bold" style:font-weight-complex="bold"/>
    </style:style>
    <style:style style:name="P9" style:family="paragraph">
      <style:paragraph-properties fo:text-align="center"/>
      <style:text-properties fo:color="#cc0066"/>
    </style:style>
    <style:style style:name="P10" style:family="paragraph">
      <style:text-properties fo:color="#ff9900" fo:font-size="10pt" style:font-size-asian="10pt" style:font-size-complex="10pt"/>
    </style:style>
    <style:style style:name="P11" style:family="paragraph">
      <style:paragraph-properties fo:text-align="center"/>
      <style:text-properties fo:color="#b2b2b2" fo:font-size="10pt" style:font-size-asian="10pt" style:font-size-complex="10pt"/>
    </style:style>
    <style:style style:name="P12" style:family="paragraph">
      <style:paragraph-properties fo:text-align="center"/>
      <style:text-properties fo:color="#b2b2b2"/>
    </style:style>
    <style:style style:name="P13" style:family="paragraph">
      <style:text-properties fo:color="#ff9900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color="#cc0066" fo:font-weight="bold" style:font-weight-asian="bold" style:font-weight-complex="bold"/>
    </style:style>
    <style:style style:name="T1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color="#00cc00"/>
    </style:style>
    <style:style style:name="T4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5" style:family="text"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6" style:family="text">
      <style:text-properties fo:color="#2b91a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family="'Bookman Old Style'" style:font-family-generic="roman" style:font-pitch="variable" fo:font-style="italic" style:font-style-asian="italic" style:font-style-complex="italic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00cc00" fo:font-size="12pt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cc0000" fo:font-size="12pt" style:font-size-asian="12pt" style:font-size-complex="12pt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cc0066"/>
    </style:style>
    <style:style style:name="T16" style:family="text">
      <style:text-properties fo:color="#cc9900" fo:font-weight="bold" style:font-weight-asian="bold" style:font-weight-complex="bold"/>
    </style:style>
    <style:style style:name="T17" style:family="text">
      <style:text-properties style:use-window-font-color="true" fo:font-weight="normal" style:font-weight-asian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9900" fo:font-size="10pt" style:font-size-asian="10pt" style:font-size-complex="10pt"/>
    </style:style>
    <style:style style:name="T20" style:family="text">
      <style:text-properties fo:color="#b2b2b2" fo:font-size="10pt" style:font-size-asian="10pt" style:font-size-complex="10pt"/>
    </style:style>
    <style:style style:name="T21" style:family="text">
      <style:text-properties fo:color="#b2b2b2" fo:font-size="9pt" style:font-size-asian="9pt" style:font-size-complex="9pt"/>
    </style:style>
    <style:style style:name="T22" style:family="text">
      <style:text-properties fo:color="#b2b2b2" fo:font-size="10.5pt" style:font-size-asian="10.5pt" style:font-size-complex="10.5pt"/>
    </style:style>
    <style:style style:name="T23" style:family="text">
      <style:text-properties fo:color="#ff9900"/>
    </style:style>
    <style:style style:name="T24" style:family="text">
      <style:text-properties fo:color="#00cc33"/>
    </style:style>
    <style:style style:name="T25" style:family="text">
      <style:text-properties fo:color="#000000"/>
    </style:style>
    <style:style style:name="T26" style:family="text">
      <style:text-properties fo:color="#00cc33" fo:font-size="12pt" style:font-size-asian="12pt" style:font-size-complex="12pt"/>
    </style:style>
    <style:style style:name="T27" style:family="text">
      <style:text-properties fo:color="#0066ff" fo:font-size="12pt" style:font-size-asian="12pt" style:font-size-complex="12pt"/>
    </style:style>
    <style:style style:name="T28" style:family="text">
      <style:text-properties fo:color="#ff3300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cc33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ff3300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ff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cc99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ffff00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color="#ff9900" fo:font-size="15pt" style:font-size-asian="15pt" style:font-size-complex="15pt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color="#cc0066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06cm" svg:height="0.963cm" svg:x="1.036cm" svg:y="1.18cm">
          <draw:text-box>
            <text:p>Parsing expression:</text:p>
          </draw:text-box>
        </draw:frame>
        <draw:frame draw:style-name="gr2" draw:layer="layout" svg:width="16.53cm" svg:height="0.996cm" svg:x="1.762cm" svg:y="2.831cm">
          <draw:text-box>
            <text:p>Parenthesis: <text:s/><text:span text:style-name="T1">k = 6^2 / 9 + 8 * ((5 + 7) * (1/4))</text:span></text:p>
          </draw:text-box>
        </draw:frame>
        <draw:circle draw:style-name="gr3" draw:text-style-name="P2" xml:id="id3" draw:id="id3" draw:layer="layout" svg:width="1.27cm" svg:height="1.27cm" svg:x="4.81cm" svg:y="9.89cm">
          <text:p text:style-name="P1"><text:span text:style-name="T2">^</text:span></text:p>
        </draw:circle>
        <draw:circle draw:style-name="gr4" draw:text-style-name="P2" xml:id="id5" draw:id="id5" draw:layer="layout" svg:width="1.27cm" svg:height="1.27cm" svg:x="3.54cm" svg:y="11.16cm">
          <text:p text:style-name="P1"><text:span text:style-name="T2">6</text:span></text:p>
        </draw:circle>
        <draw:circle draw:style-name="gr4" draw:text-style-name="P2" xml:id="id2" draw:id="id2" draw:layer="layout" svg:width="1.27cm" svg:height="1.27cm" svg:x="2.143cm" svg:y="7.604cm">
          <text:p text:style-name="P1"><text:span text:style-name="T2">k</text:span></text:p>
        </draw:circle>
        <draw:circle draw:style-name="gr3" draw:text-style-name="P2" xml:id="id1" draw:id="id1" draw:layer="layout" svg:width="1.27cm" svg:height="1.27cm" svg:x="3.413cm" svg:y="6.08cm">
          <text:p text:style-name="P1"><text:span text:style-name="T2">=</text:span></text:p>
        </draw:circle>
        <draw:circle draw:style-name="gr3" draw:text-style-name="P2" xml:id="id6" draw:id="id6" draw:layer="layout" svg:width="1.27cm" svg:height="1.27cm" svg:x="6.08cm" svg:y="8.62cm">
          <text:p text:style-name="P1"><text:span text:style-name="T2">/</text:span></text:p>
        </draw:circle>
        <draw:circle draw:style-name="gr4" draw:text-style-name="P2" xml:id="id4" draw:id="id4" draw:layer="layout" svg:width="1.27cm" svg:height="1.27cm" svg:x="6.08cm" svg:y="11.16cm">
          <text:p text:style-name="P1"><text:span text:style-name="T2">2</text:span></text:p>
        </draw:circle>
        <draw:circle draw:style-name="gr4" draw:text-style-name="P2" xml:id="id7" draw:id="id7" draw:layer="layout" svg:width="1.27cm" svg:height="1.27cm" svg:x="7.35cm" svg:y="9.89cm">
          <text:p text:style-name="P1"><text:span text:style-name="T2">9</text:span></text:p>
        </draw:circle>
        <draw:circle draw:style-name="gr3" draw:text-style-name="P2" xml:id="id8" draw:id="id8" draw:layer="layout" svg:width="1.27cm" svg:height="1.27cm" svg:x="7.35cm" svg:y="7.35cm">
          <text:p text:style-name="P1"><text:span text:style-name="T2">+</text:span></text:p>
        </draw:circle>
        <draw:connector draw:style-name="gr5" draw:text-style-name="P1" draw:layer="layout" draw:type="line" svg:x1="3.413cm" svg:y1="6.715cm" svg:x2="2.778cm" svg:y2="7.604cm" draw:start-shape="id1" draw:start-glue-point="3" draw:end-shape="id2" draw:end-glue-point="0" svg:d="M3413 6715l-635 889">
          <text:p/>
        </draw:connector>
        <draw:connector draw:style-name="gr5" draw:text-style-name="P1" draw:layer="layout" draw:type="line" svg:x1="6.08cm" svg:y1="10.525cm" svg:x2="6.715cm" svg:y2="11.16cm" draw:start-shape="id3" draw:start-glue-point="1" draw:end-shape="id4" draw:end-glue-point="0" svg:d="M6080 10525l635 635">
          <text:p/>
        </draw:connector>
        <draw:connector draw:style-name="gr5" draw:text-style-name="P1" draw:layer="layout" draw:type="line" svg:x1="4.81cm" svg:y1="10.525cm" svg:x2="4.175cm" svg:y2="11.16cm" draw:start-shape="id3" draw:start-glue-point="3" draw:end-shape="id5" draw:end-glue-point="0" svg:d="M4810 10525l-635 635">
          <text:p/>
        </draw:connector>
        <draw:connector draw:style-name="gr5" draw:text-style-name="P1" draw:layer="layout" draw:type="line" svg:x1="5.445cm" svg:y1="9.89cm" svg:x2="6.08cm" svg:y2="9.255cm" draw:start-shape="id3" draw:start-glue-point="0" draw:end-shape="id6" draw:end-glue-point="3" svg:d="M5445 9890l635-635">
          <text:p/>
        </draw:connector>
        <draw:connector draw:style-name="gr5" draw:text-style-name="P1" draw:layer="layout" draw:type="line" svg:x1="7.35cm" svg:y1="9.255cm" svg:x2="7.985cm" svg:y2="9.89cm" draw:start-shape="id6" draw:end-shape="id7" draw:end-glue-point="0" svg:d="M7350 9255l635 635">
          <text:p/>
        </draw:connector>
        <draw:connector draw:style-name="gr5" draw:text-style-name="P1" draw:layer="layout" draw:type="line" svg:x1="6.715cm" svg:y1="8.62cm" svg:x2="7.35cm" svg:y2="7.985cm" draw:start-shape="id6" draw:start-glue-point="0" draw:end-shape="id8" draw:end-glue-point="3" svg:d="M6715 8620l635-635">
          <text:p/>
        </draw:connector>
        <draw:connector draw:style-name="gr5" draw:text-style-name="P1" draw:layer="layout" draw:type="line" svg:x1="4.683cm" svg:y1="6.715cm" svg:x2="7.985cm" svg:y2="7.35cm" draw:start-shape="id1" draw:start-glue-point="1" draw:end-shape="id8" svg:d="M4683 6715l3302 635">
          <text:p/>
        </draw:connector>
        <draw:circle draw:style-name="gr4" draw:text-style-name="P2" xml:id="id10" draw:id="id10" draw:layer="layout" svg:width="1.27cm" svg:height="1.27cm" svg:x="9.89cm" svg:y="9.89cm">
          <text:p text:style-name="P1"><text:span text:style-name="T2">8</text:span></text:p>
        </draw:circle>
        <draw:connector draw:style-name="gr5" draw:text-style-name="P1" draw:layer="layout" draw:type="line" svg:x1="11.16cm" svg:y1="9.255cm" svg:x2="10.525cm" svg:y2="9.89cm" draw:start-shape="id9" draw:start-glue-point="3" draw:end-shape="id10" draw:end-glue-point="0" svg:d="M11160 9255l-635 635">
          <text:p/>
        </draw:connector>
        <draw:circle draw:style-name="gr3" draw:text-style-name="P2" xml:id="id9" draw:id="id9" draw:layer="layout" svg:width="1.27cm" svg:height="1.27cm" svg:x="11.16cm" svg:y="8.62cm">
          <text:p text:style-name="P1"><text:span text:style-name="T2">*</text:span></text:p>
        </draw:circle>
        <draw:connector draw:style-name="gr5" draw:text-style-name="P1" draw:layer="layout" draw:type="line" svg:x1="8.62cm" svg:y1="7.985cm" svg:x2="11.795cm" svg:y2="8.62cm" draw:start-shape="id8" draw:start-glue-point="1" draw:end-shape="id9" svg:d="M8620 7985l3175 635">
          <text:p/>
        </draw:connector>
        <draw:circle draw:style-name="gr3" draw:text-style-name="P2" xml:id="id11" draw:id="id11" draw:layer="layout" svg:width="1.27cm" svg:height="1.27cm" svg:x="12.43cm" svg:y="9.89cm">
          <text:p text:style-name="P1"><text:span text:style-name="T2">)</text:span></text:p>
        </draw:circle>
        <draw:connector draw:style-name="gr5" draw:text-style-name="P1" draw:layer="layout" draw:type="line" svg:x1="12.43cm" svg:y1="9.255cm" svg:x2="13.065cm" svg:y2="9.89cm" draw:start-shape="id9" draw:start-glue-point="1" draw:end-shape="id11" svg:d="M12430 9255l635 635">
          <text:p/>
        </draw:connector>
        <draw:circle draw:style-name="gr3" draw:text-style-name="P2" xml:id="id13" draw:id="id13" draw:layer="layout" svg:width="1.27cm" svg:height="1.27cm" svg:x="12.43cm" svg:y="12.43cm">
          <text:p text:style-name="P1"><text:span text:style-name="T2">*</text:span></text:p>
        </draw:circle>
        <draw:connector draw:style-name="gr5" draw:text-style-name="P1" draw:layer="layout" draw:type="line" svg:x1="12.43cm" svg:y1="11.795cm" svg:x2="13.065cm" svg:y2="12.43cm" draw:start-shape="id12" draw:end-shape="id13" svg:d="M12430 11795l635 635">
          <text:p/>
        </draw:connector>
        <draw:circle draw:style-name="gr3" draw:text-style-name="P2" xml:id="id14" draw:id="id14" draw:layer="layout" svg:width="1.27cm" svg:height="1.27cm" svg:x="9.763cm" svg:y="13.7cm">
          <text:p text:style-name="P1"><text:span text:style-name="T2">)</text:span></text:p>
        </draw:circle>
        <draw:connector draw:style-name="gr5" draw:text-style-name="P1" draw:layer="layout" draw:type="line" svg:x1="10.398cm" svg:y1="13.7cm" svg:x2="12.43cm" svg:y2="13.065cm" draw:start-shape="id14" draw:start-glue-point="0" draw:end-shape="id13" draw:end-glue-point="3" svg:d="M10398 13700l2032-635">
          <text:p/>
        </draw:connector>
        <draw:circle draw:style-name="gr3" draw:text-style-name="P2" xml:id="id15" draw:id="id15" draw:layer="layout" svg:width="1.27cm" svg:height="1.27cm" svg:x="14.97cm" svg:y="13.7cm">
          <text:p text:style-name="P1"><text:span text:style-name="T2">)</text:span></text:p>
        </draw:circle>
        <draw:connector draw:style-name="gr5" draw:text-style-name="P1" draw:layer="layout" draw:type="line" svg:x1="15.605cm" svg:y1="13.7cm" svg:x2="13.7cm" svg:y2="13.065cm" draw:start-shape="id15" draw:start-glue-point="0" draw:end-shape="id13" draw:end-glue-point="1" svg:d="M15605 13700l-1905-635">
          <text:p/>
        </draw:connector>
        <draw:circle draw:style-name="gr3" draw:text-style-name="P2" xml:id="id16" draw:id="id16" draw:layer="layout" svg:width="1.27cm" svg:height="1.27cm" svg:x="9.89cm" svg:y="16.24cm">
          <text:p text:style-name="P1"><text:span text:style-name="T2">^</text:span></text:p>
        </draw:circle>
        <draw:connector draw:style-name="gr5" draw:text-style-name="P1" draw:layer="layout" draw:type="line" svg:x1="10.525cm" svg:y1="16.24cm" svg:x2="9.89cm" svg:y2="15.605cm" draw:start-shape="id16" draw:start-glue-point="0" draw:end-shape="id17" draw:end-glue-point="1" svg:d="M10525 16240l-635-635">
          <text:p/>
        </draw:connector>
        <draw:circle draw:style-name="gr4" draw:text-style-name="P2" xml:id="id18" draw:id="id18" draw:layer="layout" svg:width="1.27cm" svg:height="1.27cm" svg:x="8.62cm" svg:y="17.51cm">
          <text:p text:style-name="P1"><text:span text:style-name="T2">5</text:span></text:p>
        </draw:circle>
        <draw:connector draw:style-name="gr5" draw:text-style-name="P1" draw:layer="layout" draw:type="line" svg:x1="9.89cm" svg:y1="16.875cm" svg:x2="9.255cm" svg:y2="17.51cm" draw:start-shape="id16" draw:start-glue-point="3" draw:end-shape="id18" draw:end-glue-point="0" svg:d="M9890 16875l-635 635">
          <text:p/>
        </draw:connector>
        <draw:circle draw:style-name="gr4" draw:text-style-name="P2" xml:id="id19" draw:id="id19" draw:layer="layout" svg:width="1.27cm" svg:height="1.27cm" svg:x="11.16cm" svg:y="17.51cm">
          <text:p text:style-name="P1"><text:span text:style-name="T2">7</text:span></text:p>
        </draw:circle>
        <draw:connector draw:style-name="gr5" draw:text-style-name="P1" draw:layer="layout" draw:type="line" svg:x1="11.16cm" svg:y1="16.875cm" svg:x2="11.795cm" svg:y2="17.51cm" draw:start-shape="id16" draw:start-glue-point="1" draw:end-shape="id19" draw:end-glue-point="0" svg:d="M11160 16875l635 635">
          <text:p/>
        </draw:connector>
        <draw:circle draw:style-name="gr3" draw:text-style-name="P2" xml:id="id17" draw:id="id17" draw:layer="layout" svg:width="1.27cm" svg:height="1.27cm" svg:x="8.62cm" svg:y="14.97cm">
          <text:p text:style-name="P1"><text:span text:style-name="T2">(</text:span></text:p>
        </draw:circle>
        <draw:connector draw:style-name="gr5" draw:text-style-name="P1" draw:layer="layout" draw:type="line" svg:x1="9.255cm" svg:y1="14.97cm" svg:x2="9.763cm" svg:y2="14.335cm" draw:start-shape="id17" draw:start-glue-point="0" draw:end-shape="id14" draw:end-glue-point="3" svg:d="M9255 14970l508-635">
          <text:p/>
        </draw:connector>
        <draw:circle draw:style-name="gr3" draw:text-style-name="P2" xml:id="id21" draw:id="id21" draw:layer="layout" svg:width="1.27cm" svg:height="1.27cm" svg:x="14.97cm" svg:y="16.24cm">
          <text:p text:style-name="P1"><text:span text:style-name="T2">/</text:span></text:p>
        </draw:circle>
        <draw:circle draw:style-name="gr4" draw:text-style-name="P2" xml:id="id22" draw:id="id22" draw:layer="layout" svg:width="1.27cm" svg:height="1.27cm" svg:x="13.7cm" svg:y="17.51cm">
          <text:p text:style-name="P1"><text:span text:style-name="T2">1</text:span></text:p>
        </draw:circle>
        <draw:circle draw:style-name="gr4" draw:text-style-name="P2" xml:id="id23" draw:id="id23" draw:layer="layout" svg:width="1.27cm" svg:height="1.27cm" svg:x="16.24cm" svg:y="17.51cm">
          <text:p text:style-name="P1"><text:span text:style-name="T2">4</text:span></text:p>
        </draw:circle>
        <draw:circle draw:style-name="gr3" draw:text-style-name="P2" xml:id="id20" draw:id="id20" draw:layer="layout" svg:width="1.27cm" svg:height="1.27cm" svg:x="13.7cm" svg:y="14.97cm">
          <text:p text:style-name="P1"><text:span text:style-name="T2">(</text:span></text:p>
        </draw:circle>
        <draw:connector draw:style-name="gr5" draw:text-style-name="P1" draw:layer="layout" draw:type="line" svg:x1="14.335cm" svg:y1="14.97cm" svg:x2="14.97cm" svg:y2="14.335cm" draw:start-shape="id20" draw:start-glue-point="0" draw:end-shape="id15" draw:end-glue-point="3" svg:d="M14335 14970l635-635">
          <text:p/>
        </draw:connector>
        <draw:connector draw:style-name="gr5" draw:text-style-name="P1" draw:layer="layout" draw:type="line" svg:x1="15.605cm" svg:y1="16.24cm" svg:x2="14.97cm" svg:y2="15.605cm" draw:start-shape="id21" draw:start-glue-point="0" draw:end-shape="id20" draw:end-glue-point="1" svg:d="M15605 16240l-635-635">
          <text:p/>
        </draw:connector>
        <draw:connector draw:style-name="gr5" draw:text-style-name="P1" draw:layer="layout" draw:type="line" svg:x1="14.97cm" svg:y1="16.875cm" svg:x2="14.335cm" svg:y2="17.51cm" draw:start-shape="id21" draw:start-glue-point="3" draw:end-shape="id22" draw:end-glue-point="0" svg:d="M14970 16875l-635 635">
          <text:p/>
        </draw:connector>
        <draw:connector draw:style-name="gr5" draw:text-style-name="P1" draw:layer="layout" draw:type="line" svg:x1="16.24cm" svg:y1="16.875cm" svg:x2="16.875cm" svg:y2="17.51cm" draw:start-shape="id21" draw:start-glue-point="1" draw:end-shape="id23" draw:end-glue-point="0" svg:d="M16240 16875l635 635">
          <text:p/>
        </draw:connector>
        <draw:circle draw:style-name="gr3" draw:text-style-name="P2" xml:id="id12" draw:id="id12" draw:layer="layout" svg:width="1.27cm" svg:height="1.27cm" svg:x="11.16cm" svg:y="11.16cm">
          <text:p text:style-name="P1"><text:span text:style-name="T2">(</text:span></text:p>
        </draw:circle>
        <draw:connector draw:style-name="gr5" draw:text-style-name="P1" draw:layer="layout" draw:type="line" svg:x1="11.795cm" svg:y1="11.16cm" svg:x2="12.43cm" svg:y2="10.525cm" draw:start-shape="id12" draw:start-glue-point="0" draw:end-shape="id11" draw:end-glue-point="3" svg:d="M11795 11160l635-635">
          <text:p/>
        </draw:connector>
      </draw:page>
      <draw:page draw:name="page2" draw:style-name="dp1" draw:master-page-name="Default">
        <draw:frame draw:style-name="gr6" draw:layer="layout" svg:width="5.328cm" svg:height="0.963cm" svg:x="1.508cm" svg:y="1.308cm">
          <draw:text-box>
            <text:p><text:span text:style-name="T3">transporter</text:span>:</text:p>
          </draw:text-box>
        </draw:frame>
        <draw:frame draw:style-name="gr7" draw:text-style-name="P3" draw:layer="layout" svg:width="4.445cm" svg:height="2.667cm" svg:x="2.905cm" svg:y="2.397cm">
          <draw:text-box>
            <text:p text:style-name="P3"><text:span text:style-name="T4">struct</text:span><text:span text:style-name="T5"> </text:span><text:span text:style-name="T6">sref_val</text:span></text:p>
            <text:p text:style-name="P3"><text:span text:style-name="T5">{</text:span></text:p>
            <text:p text:style-name="P3"><text:span text:style-name="T4"><text:s text:c="4"/></text:span><text:span text:style-name="T4">bool</text:span><text:span text:style-name="T5"> variable;</text:span></text:p>
            <text:p text:style-name="P3"><text:span text:style-name="T6"><text:s text:c="4"/></text:span><text:span text:style-name="T6">nref</text:span><text:span text:style-name="T5"> nref;</text:span></text:p>
            <text:p text:style-name="P3"><text:span text:style-name="T6"><text:s text:c="4"/></text:span><text:span text:style-name="T6">ptr_value</text:span><text:span text:style-name="T5"> pvalue;</text:span></text:p>
            <text:p text:style-name="P3"><text:span text:style-name="T5">}* _prv;</text:span></text:p>
          </draw:text-box>
        </draw:frame>
        <draw:frame draw:style-name="gr8" draw:layer="layout" svg:width="1.734cm" svg:height="0.963cm" svg:x="9.636cm" svg:y="7.35cm">
          <draw:text-box>
            <text:p>_prv</text:p>
          </draw:text-box>
        </draw:frame>
        <draw:frame draw:style-name="gr9" xml:id="id24" draw:id="id24" draw:layer="layout" svg:width="2.064cm" svg:height="0.839cm" svg:x="12.43cm" svg:y="9.001cm">
          <draw:text-box>
            <text:p><text:span text:style-name="T7">pvalue</text:span></text:p>
          </draw:text-box>
        </draw:frame>
        <draw:connector draw:style-name="gr10" draw:text-style-name="P1" draw:layer="layout" draw:type="line" svg:x1="12.43cm" svg:y1="9.42cm" svg:x2="11.16cm" svg:y2="9.509cm" draw:start-shape="id24" draw:start-glue-point="3" draw:end-shape="id25" draw:end-glue-point="1" svg:d="M12430 9420l-1270 89">
          <text:p/>
        </draw:connector>
        <draw:connector draw:style-name="gr10" draw:text-style-name="P1" draw:layer="layout" draw:type="line" svg:x1="8.639cm" svg:y1="8.225cm" svg:x2="9.89cm" svg:y2="8.62cm" draw:start-shape="id26" draw:start-glue-point="1" draw:end-shape="id27" draw:end-glue-point="3" svg:d="M8639 8225l1251 395">
          <text:p/>
        </draw:connector>
        <draw:frame draw:style-name="gr11" xml:id="id26" draw:id="id26" draw:layer="layout" svg:width="1.289cm" svg:height="0.79cm" svg:x="7.35cm" svg:y="7.83cm">
          <draw:text-box>
            <text:p><text:span text:style-name="T8">nref</text:span></text:p>
          </draw:text-box>
        </draw:frame>
        <draw:frame draw:style-name="gr12" draw:layer="layout" svg:width="1.963cm" svg:height="0.988cm" svg:x="3.54cm" svg:y="6.08cm">
          <draw:text-box>
            <text:p><text:span text:style-name="T9">a</text:span> = 2</text:p>
          </draw:text-box>
        </draw:frame>
        <draw:g xml:id="id31" draw:id="id31">
          <draw:rect draw:style-name="gr4" draw:text-style-name="P1" xml:id="id25" draw:id="id25" draw:layer="layout" svg:width="1.27cm" svg:height="1.27cm" svg:x="9.89cm" svg:y="8.874cm">
            <text:p text:style-name="P1">2</text:p>
          </draw:rect>
          <draw:rect draw:style-name="gr4" draw:text-style-name="P4" xml:id="id27" draw:id="id27" draw:layer="layout" svg:width="0.635cm" svg:height="0.508cm" svg:x="9.89cm" svg:y="8.366cm">
            <text:p text:style-name="P4"><text:span text:style-name="T10">0</text:span></text:p>
          </draw:rect>
          <draw:rect draw:style-name="gr4" draw:text-style-name="P1" xml:id="id29" draw:id="id29" draw:layer="layout" svg:width="0.635cm" svg:height="0.508cm" svg:x="10.525cm" svg:y="8.366cm">
            <text:p text:style-name="P1"><text:span text:style-name="T8">T</text:span></text:p>
          </draw:rect>
        </draw:g>
        <draw:connector draw:style-name="gr10" draw:text-style-name="P1" draw:layer="layout" draw:type="line" svg:x1="12.411cm" svg:y1="8.493cm" svg:x2="11.16cm" svg:y2="8.62cm" draw:start-shape="id28" draw:start-glue-point="3" draw:end-shape="id29" draw:end-glue-point="1" svg:d="M12411 8493l-1251 127">
          <text:p/>
        </draw:connector>
        <draw:frame draw:style-name="gr13" xml:id="id28" draw:id="id28" draw:layer="layout" svg:width="2.559cm" svg:height="0.762cm" svg:x="12.411cm" svg:y="8.112cm">
          <draw:text-box>
            <text:p><text:span text:style-name="T8">variable</text:span></text:p>
          </draw:text-box>
        </draw:frame>
        <draw:circle draw:style-name="gr14" draw:text-style-name="P5" xml:id="id30" draw:id="id30" draw:layer="layout" svg:width="1.27cm" svg:height="1.27cm" svg:x="4.81cm" svg:y="8.62cm">
          <text:p text:style-name="P1"><text:span text:style-name="T9">a</text:span></text:p>
        </draw:circle>
        <draw:connector draw:style-name="gr15" draw:text-style-name="P1" draw:layer="layout" draw:type="line" svg:x1="6.08cm" svg:y1="9.255cm" svg:x2="9.89cm" svg:y2="9.255cm" draw:start-shape="id30" draw:start-glue-point="1" draw:end-shape="id31" draw:end-glue-point="3" svg:d="M6080 9255h3810">
          <text:p/>
        </draw:connector>
        <draw:line draw:style-name="gr5" draw:text-style-name="P1" draw:layer="layout" svg:x1="2.27cm" svg:y1="11.767cm" svg:x2="16.24cm" svg:y2="11.767cm">
          <text:p/>
        </draw:line>
        <draw:frame draw:style-name="gr16" draw:layer="layout" svg:width="1.992cm" svg:height="0.988cm" svg:x="3.54cm" svg:y="12.43cm">
          <draw:text-box>
            <text:p><text:span text:style-name="T9">b</text:span> = <text:span text:style-name="T9">a</text:span></text:p>
          </draw:text-box>
        </draw:frame>
        <draw:g xml:id="id33" draw:id="id33">
          <draw:rect draw:style-name="gr4" draw:text-style-name="P1" draw:layer="layout" svg:width="1.27cm" svg:height="1.27cm" svg:x="9.89cm" svg:y="13.954cm">
            <text:p text:style-name="P1">2</text:p>
          </draw:rect>
          <draw:rect draw:style-name="gr4" draw:text-style-name="P4" draw:layer="layout" svg:width="0.635cm" svg:height="0.508cm" svg:x="9.89cm" svg:y="13.446cm">
            <text:p text:style-name="P4"><text:span text:style-name="T10">0</text:span></text:p>
          </draw:rect>
          <draw:rect draw:style-name="gr4" draw:text-style-name="P1" draw:layer="layout" svg:width="0.635cm" svg:height="0.508cm" svg:x="10.525cm" svg:y="13.446cm">
            <text:p text:style-name="P1"><text:span text:style-name="T8">T</text:span></text:p>
          </draw:rect>
        </draw:g>
        <draw:circle draw:style-name="gr14" draw:text-style-name="P5" xml:id="id32" draw:id="id32" draw:layer="layout" svg:width="1.27cm" svg:height="1.27cm" svg:x="4.81cm" svg:y="13.7cm">
          <text:p text:style-name="P1"><text:span text:style-name="T9">a</text:span></text:p>
        </draw:circle>
        <draw:connector draw:style-name="gr15" draw:text-style-name="P1" draw:layer="layout" draw:type="line" svg:x1="6.08cm" svg:y1="14.335cm" svg:x2="9.89cm" svg:y2="14.335cm" draw:start-shape="id32" draw:start-glue-point="1" draw:end-shape="id33" draw:end-glue-point="3" svg:d="M6080 14335h3810">
          <text:p/>
        </draw:connector>
        <draw:circle draw:style-name="gr14" draw:text-style-name="P5" xml:id="id34" draw:id="id34" draw:layer="layout" svg:width="1.27cm" svg:height="1.27cm" svg:x="4.81cm" svg:y="16.24cm">
          <text:p text:style-name="P1"><text:span text:style-name="T9">b</text:span></text:p>
        </draw:circle>
        <draw:g xml:id="id35" draw:id="id35">
          <draw:rect draw:style-name="gr4" draw:text-style-name="P1" draw:layer="layout" svg:width="1.27cm" svg:height="1.27cm" svg:x="9.89cm" svg:y="16.494cm">
            <text:p text:style-name="P1">2</text:p>
          </draw:rect>
          <draw:rect draw:style-name="gr4" draw:text-style-name="P4" draw:layer="layout" svg:width="0.635cm" svg:height="0.508cm" svg:x="9.89cm" svg:y="15.986cm">
            <text:p text:style-name="P4"><text:span text:style-name="T10">0</text:span></text:p>
          </draw:rect>
          <draw:rect draw:style-name="gr4" draw:text-style-name="P1" draw:layer="layout" svg:width="0.635cm" svg:height="0.508cm" svg:x="10.525cm" svg:y="15.986cm">
            <text:p text:style-name="P1"><text:span text:style-name="T8">T</text:span></text:p>
          </draw:rect>
        </draw:g>
        <draw:connector draw:style-name="gr15" draw:text-style-name="P1" draw:layer="layout" draw:type="line" svg:x1="6.08cm" svg:y1="16.875cm" svg:x2="9.89cm" svg:y2="16.875cm" draw:start-shape="id34" draw:start-glue-point="1" draw:end-shape="id35" draw:end-glue-point="3" svg:d="M6080 16875h3810">
          <text:p/>
        </draw:connector>
      </draw:page>
      <draw:page draw:name="page3" draw:style-name="dp1" draw:master-page-name="Default">
        <draw:frame draw:style-name="gr6" draw:layer="layout" svg:width="5.328cm" svg:height="0.963cm" svg:x="1.508cm" svg:y="1.307cm">
          <draw:text-box>
            <text:p><text:span text:style-name="T3">transporter_args</text:span>:</text:p>
          </draw:text-box>
        </draw:frame>
        <draw:frame draw:style-name="gr17" draw:layer="layout" svg:width="4.066cm" svg:height="2.147cm" svg:x="3.576cm" svg:y="2.27cm">
          <draw:text-box>
            <text:p><text:span text:style-name="T11">node</text:span><text:span text:style-name="T12">* <text:s text:c="9"/>_root</text:span></text:p>
            <text:p><text:span text:style-name="T11">node</text:span><text:span text:style-name="T12">* <text:s text:c="9"/>_last</text:span></text:p>
            <text:p><text:span text:style-name="T11">transporter</text:span><text:span text:style-name="T12"> <text:s/></text:span><text:span text:style-name="T13">_result</text:span></text:p>
            <text:p><text:span text:style-name="T14">size <text:s text:c="12"/>_size</text:span></text:p>
          </draw:text-box>
        </draw:frame>
        <draw:frame draw:style-name="gr18" draw:text-style-name="P6" xml:id="id36" draw:id="id36" draw:layer="layout" svg:width="2.403cm" svg:height="0.963cm" svg:x="11.541cm" svg:y="5.625cm">
          <draw:text-box>
            <text:p><text:span text:style-name="T15">_result</text:span></text:p>
          </draw:text-box>
        </draw:frame>
        <draw:frame draw:style-name="gr19" xml:id="id38" draw:id="id38" draw:layer="layout" svg:width="1.946cm" svg:height="0.963cm" svg:x="2.102cm" svg:y="7.784cm">
          <draw:text-box>
            <text:p>_root</text:p>
          </draw:text-box>
        </draw:frame>
        <draw:frame draw:style-name="gr20" xml:id="id40" draw:id="id40" draw:layer="layout" svg:width="1.84cm" svg:height="0.963cm" svg:x="13.384cm" svg:y="7.657cm">
          <draw:text-box>
            <text:p>_last</text:p>
          </draw:text-box>
        </draw:frame>
        <draw:frame draw:style-name="gr21" draw:text-style-name="P7" draw:layer="layout" svg:width="1.539cm" svg:height="0.725cm" svg:x="6.319cm" svg:y="9.246cm">
          <draw:text-box>
            <text:p><text:span text:style-name="T12">pnext</text:span></text:p>
          </draw:text-box>
        </draw:frame>
        <draw:connector draw:style-name="gr10" draw:text-style-name="P1" draw:layer="layout" draw:type="line" svg:x1="11.541cm" svg:y1="6.106cm" svg:x2="9.636cm" svg:y2="6.885cm" draw:start-shape="id36" draw:start-glue-point="3" draw:end-shape="id37" draw:end-glue-point="1" svg:d="M11541 6106l-1905 779">
          <text:p/>
        </draw:connector>
        <draw:connector draw:style-name="gr10" draw:text-style-name="P1" draw:layer="layout" draw:type="line" svg:x1="4.048cm" svg:y1="8.265cm" svg:x2="5.826cm" svg:y2="8.155cm" draw:start-shape="id38" draw:start-glue-point="1" draw:end-shape="id39" draw:end-glue-point="3" svg:d="M4048 8265l1778-110">
          <text:p/>
        </draw:connector>
        <draw:connector draw:style-name="gr10" draw:text-style-name="P1" draw:layer="layout" draw:type="line" svg:x1="13.384cm" svg:y1="8.138cm" svg:x2="12.176cm" svg:y2="8.155cm" draw:start-shape="id40" draw:start-glue-point="3" draw:end-shape="id41" draw:end-glue-point="1" svg:d="M13384 8138l-1208 17">
          <text:p/>
        </draw:connector>
        <draw:connector draw:style-name="gr22" draw:text-style-name="P1" draw:layer="layout" draw:type="curve" svg:x1="6.461cm" svg:y1="8.79cm" svg:x2="7.731cm" svg:y2="8.79cm" draw:start-shape="id39" draw:start-glue-point="2" draw:end-shape="id42" draw:end-glue-point="2" svg:d="M6461 8790c0 789 1270 789 1270 0">
          <text:p/>
        </draw:connector>
        <draw:connector draw:style-name="gr22" draw:text-style-name="P1" draw:layer="layout" draw:type="curve" svg:x1="7.731cm" svg:y1="8.79cm" svg:x2="9.001cm" svg:y2="8.79cm" draw:start-shape="id42" draw:start-glue-point="2" draw:end-shape="id43" draw:end-glue-point="2" svg:d="M7731 8790c0 751 1270 751 1270 0">
          <text:p/>
        </draw:connector>
        <draw:connector draw:style-name="gr22" draw:text-style-name="P1" draw:layer="layout" draw:type="curve" svg:x1="9.001cm" svg:y1="8.79cm" svg:x2="10.271cm" svg:y2="8.79cm" draw:start-shape="id43" draw:start-glue-point="2" draw:end-shape="id44" svg:d="M9001 8790c0 751 1270 751 1270 0">
          <text:p/>
        </draw:connector>
        <draw:connector draw:style-name="gr22" draw:text-style-name="P1" draw:layer="layout" draw:type="curve" svg:x1="10.271cm" svg:y1="8.79cm" svg:x2="11.541cm" svg:y2="8.79cm" draw:start-shape="id44" draw:start-glue-point="2" draw:end-shape="id41" draw:end-glue-point="2" svg:d="M10271 8790c0 789 1270 789 1270 0">
          <text:p/>
        </draw:connector>
        <draw:frame draw:style-name="gr23" draw:layer="layout" svg:width="2.085cm" svg:height="0.963cm" svg:x="12.43cm" svg:y="2.341cm">
          <draw:text-box>
            <text:p><text:span text:style-name="T3">node</text:span>:</text:p>
          </draw:text-box>
        </draw:frame>
        <draw:frame draw:style-name="gr24" draw:text-style-name="P7" draw:layer="layout" svg:width="3.838cm" svg:height="1.199cm" svg:x="13.372cm" svg:y="3.103cm">
          <draw:text-box>
            <text:p><text:span text:style-name="T11">transporter</text:span><text:span text:style-name="T12"> <text:s/></text:span><text:span text:style-name="T13">t</text:span></text:p>
            <text:p><text:span text:style-name="T11">node</text:span><text:span text:style-name="T12">* <text:s text:c="9"/>pnext</text:span></text:p>
          </draw:text-box>
        </draw:frame>
        <draw:frame draw:style-name="gr25" draw:layer="layout" svg:width="2.941cm" svg:height="0.983cm" svg:x="1.334cm" svg:y="17.51cm">
          <draw:text-box>
            <text:p><text:span text:style-name="T16">join_l2r</text:span>:</text:p>
          </draw:text-box>
        </draw:frame>
        <draw:connector draw:style-name="gr22" draw:text-style-name="P1" draw:layer="layout" draw:type="curve" svg:x1="2.905cm" svg:y1="21.32cm" svg:x2="4.175cm" svg:y2="21.32cm" draw:start-shape="id45" draw:start-glue-point="2" draw:end-shape="id46" draw:end-glue-point="2" svg:d="M2905 21320c0 789 1270 789 1270 0">
          <text:p/>
        </draw:connector>
        <draw:connector draw:style-name="gr22" draw:text-style-name="P1" draw:layer="layout" draw:type="curve" svg:x1="6.715cm" svg:y1="21.32cm" svg:x2="7.985cm" svg:y2="21.32cm" draw:start-shape="id47" draw:start-glue-point="2" draw:end-shape="id48" draw:end-glue-point="2" svg:d="M6715 21320c0 789 1270 789 1270 0">
          <text:p/>
        </draw:connector>
        <draw:connector draw:style-name="gr22" draw:text-style-name="P1" draw:layer="layout" draw:type="curve" svg:x1="4.821cm" svg:y1="25.173cm" svg:x2="6.08cm" svg:y2="25.16cm" draw:start-shape="id49" draw:start-glue-point="2" draw:end-shape="id50" draw:end-glue-point="2" svg:d="M4821 25173c0 789 1259 795 1259-13">
          <text:p/>
        </draw:connector>
        <draw:frame draw:style-name="gr25" draw:layer="layout" svg:width="2.941cm" svg:height="0.983cm" svg:x="11.746cm" svg:y="17.563cm">
          <draw:text-box>
            <text:p><text:span text:style-name="T16">join_r2l</text:span>:</text:p>
          </draw:text-box>
        </draw:frame>
        <draw:connector draw:style-name="gr22" draw:text-style-name="P1" draw:layer="layout" draw:type="curve" svg:x1="13.065cm" svg:y1="21.32cm" svg:x2="14.335cm" svg:y2="21.32cm" draw:start-shape="id51" draw:start-glue-point="2" draw:end-shape="id52" draw:end-glue-point="2" svg:d="M13065 21320c0 789 1270 789 1270 0">
          <text:p/>
        </draw:connector>
        <draw:connector draw:style-name="gr22" draw:text-style-name="P1" draw:layer="layout" draw:type="curve" svg:x1="16.875cm" svg:y1="21.32cm" svg:x2="18.145cm" svg:y2="21.32cm" draw:start-shape="id53" draw:start-glue-point="2" draw:end-shape="id54" draw:end-glue-point="2" svg:d="M16875 21320c0 789 1270 789 1270 0">
          <text:p/>
        </draw:connector>
        <draw:connector draw:style-name="gr22" draw:text-style-name="P1" draw:layer="layout" draw:type="curve" svg:x1="14.981cm" svg:y1="25.173cm" svg:x2="16.24cm" svg:y2="25.16cm" draw:start-shape="id55" draw:start-glue-point="2" draw:end-shape="id56" draw:end-glue-point="2" svg:d="M14981 25173c0 789 1259 795 1259-13">
          <text:p/>
        </draw:connector>
        <draw:connector draw:style-name="gr26" draw:text-style-name="P1" draw:layer="layout" draw:type="curve" svg:x1="8.62cm" svg:y1="20.685cm" svg:x2="6.715cm" svg:y2="24.525cm" draw:start-shape="id48" draw:start-glue-point="1" draw:end-shape="id50" svg:d="M8620 20685c789 0 1741 3840-1905 3840">
          <text:p/>
        </draw:connector>
        <draw:connector draw:style-name="gr26" draw:text-style-name="P1" draw:layer="layout" draw:type="curve" draw:line-skew="-0.887cm -0.558cm" svg:x1="16.875cm" svg:y1="21.32cm" svg:x2="14.346cm" svg:y2="24.538cm" draw:start-shape="id53" draw:start-glue-point="2" draw:end-shape="id55" draw:end-glue-point="3" svg:d="M16875 21320c0 607-1807 505-2846 1158s-1309 2060 317 2060">
          <text:p/>
        </draw:connector>
        <draw:connector draw:style-name="gr22" draw:text-style-name="P1" draw:layer="layout" draw:type="curve" svg:x1="2.27cm" svg:y1="15.013cm" svg:x2="3.54cm" svg:y2="15.013cm" draw:start-shape="id57" draw:start-glue-point="2" draw:end-shape="id58" draw:end-glue-point="2" svg:d="M2270 15013c0 789 1270 789 1270 0">
          <text:p/>
        </draw:connector>
        <draw:line draw:style-name="gr27" draw:text-style-name="P1" draw:layer="measurelines" svg:x1="4.556cm" svg:y1="13.827cm" svg:x2="6.334cm" svg:y2="13.827cm">
          <text:p/>
        </draw:line>
        <draw:frame draw:style-name="gr28" draw:text-style-name="P8" draw:layer="measurelines" svg:width="4.219cm" svg:height="0.983cm" svg:x="3.44cm" svg:y="11.594cm">
          <draw:text-box>
            <text:p text:style-name="P1"><text:span text:style-name="T16">moveToLeft</text:span><text:span text:style-name="T17">:</text:span></text:p>
          </draw:text-box>
        </draw:frame>
        <draw:connector draw:style-name="gr22" draw:text-style-name="P1" draw:layer="layout" draw:type="curve" svg:x1="7.985cm" svg:y1="14.97cm" svg:x2="9.255cm" svg:y2="14.97cm" draw:start-shape="id59" draw:start-glue-point="2" draw:end-shape="id60" draw:end-glue-point="2" svg:d="M7985 14970c0 789 1270 789 1270 0">
          <text:p/>
        </draw:connector>
        <draw:connector draw:style-name="gr27" draw:text-style-name="P1" draw:layer="measurelines" draw:type="curve" svg:x1="7.985cm" svg:y1="13.065cm" svg:x2="7.35cm" svg:y2="14.335cm" draw:start-shape="id61" draw:start-glue-point="3" draw:end-shape="id59" draw:end-glue-point="3" svg:d="M7985 13065c-1741 0-1424 1270-635 1270">
          <text:p/>
        </draw:connector>
        <draw:connector draw:style-name="gr22" draw:text-style-name="P1" draw:layer="layout" draw:type="curve" svg:x1="13.065cm" svg:y1="14.97cm" svg:x2="14.335cm" svg:y2="14.97cm" draw:start-shape="id62" draw:start-glue-point="2" draw:end-shape="id63" draw:end-glue-point="2" svg:d="M13065 14970c0 789 1270 789 1270 0">
          <text:p/>
        </draw:connector>
        <draw:connector draw:style-name="gr22" draw:text-style-name="P1" draw:layer="layout" draw:type="curve" svg:x1="18.145cm" svg:y1="15.013cm" svg:x2="19.415cm" svg:y2="15.013cm" draw:start-shape="id64" draw:start-glue-point="2" draw:end-shape="id65" draw:end-glue-point="2" svg:d="M18145 15013c0 789 1270 789 1270 0">
          <text:p/>
        </draw:connector>
        <draw:line draw:style-name="gr27" draw:text-style-name="P1" draw:layer="measurelines" svg:x1="15.351cm" svg:y1="13.827cm" svg:x2="17.129cm" svg:y2="13.827cm">
          <text:p/>
        </draw:line>
        <draw:connector draw:style-name="gr27" draw:text-style-name="P1" draw:layer="measurelines" draw:type="curve" draw:line-skew="-0.185cm" svg:x1="19.415cm" svg:y1="13.108cm" svg:x2="20.05cm" svg:y2="14.378cm" draw:start-shape="id66" draw:start-glue-point="1" draw:end-shape="id65" draw:end-glue-point="1" svg:d="M19415 13108c1464 0 1146 1270 635 1270">
          <text:p/>
        </draw:connector>
        <draw:frame draw:style-name="gr29" draw:text-style-name="P8" draw:layer="measurelines" svg:width="4.681cm" svg:height="0.983cm" svg:x="14.184cm" svg:y="11.594cm">
          <draw:text-box>
            <text:p text:style-name="P1"><text:span text:style-name="T16">moveToRight</text:span><text:span text:style-name="T17">:</text:span></text:p>
          </draw:text-box>
        </draw:frame>
        <draw:g>
          <draw:rect draw:style-name="gr30" draw:text-style-name="P1" xml:id="id39" draw:id="id39" draw:layer="layout" svg:width="1.27cm" svg:height="1.27cm" svg:x="5.826cm" svg:y="7.52cm">
            <text:p/>
          </draw:rect>
          <draw:rect draw:style-name="gr31" draw:text-style-name="P1" xml:id="id42" draw:id="id42" draw:layer="layout" svg:width="1.27cm" svg:height="1.27cm" svg:x="7.096cm" svg:y="7.52cm">
            <text:p/>
          </draw:rect>
          <draw:rect draw:style-name="gr31" draw:text-style-name="P1" xml:id="id43" draw:id="id43" draw:layer="layout" svg:width="1.27cm" svg:height="1.27cm" svg:x="8.366cm" svg:y="7.52cm">
            <text:p/>
          </draw:rect>
          <draw:rect draw:style-name="gr31" draw:text-style-name="P1" xml:id="id44" draw:id="id44" draw:layer="layout" svg:width="1.27cm" svg:height="1.27cm" svg:x="9.636cm" svg:y="7.52cm">
            <text:p/>
          </draw:rect>
          <draw:rect draw:style-name="gr30" draw:text-style-name="P1" xml:id="id41" draw:id="id41" draw:layer="layout" svg:width="1.27cm" svg:height="1.27cm" svg:x="10.906cm" svg:y="7.52cm">
            <text:p/>
          </draw:rect>
          <draw:rect draw:style-name="gr32" draw:text-style-name="P1" xml:id="id37" draw:id="id37" draw:layer="layout" svg:width="1.27cm" svg:height="1.27cm" svg:x="8.366cm" svg:y="6.25cm">
            <text:p/>
          </draw:rect>
        </draw:g>
        <draw:g>
          <draw:rect draw:style-name="gr33" draw:text-style-name="P1" xml:id="id49" draw:id="id49" draw:layer="layout" svg:width="1.27cm" svg:height="1.27cm" svg:x="4.186cm" svg:y="23.903cm">
            <text:p text:style-name="P1">1</text:p>
          </draw:rect>
          <draw:rect draw:style-name="gr34" draw:text-style-name="P1" xml:id="id50" draw:id="id50" draw:layer="layout" svg:width="1.27cm" svg:height="1.27cm" svg:x="5.445cm" svg:y="23.89cm">
            <text:p text:style-name="P1">4</text:p>
          </draw:rect>
          <draw:rect draw:style-name="gr32" draw:text-style-name="P1" draw:layer="layout" svg:width="1.27cm" svg:height="1.27cm" svg:x="4.821cm" svg:y="22.633cm">
            <text:p/>
          </draw:rect>
        </draw:g>
        <draw:g>
          <draw:rect draw:style-name="gr34" draw:text-style-name="P1" xml:id="id55" draw:id="id55" draw:layer="layout" svg:width="1.27cm" svg:height="1.27cm" svg:x="14.346cm" svg:y="23.903cm">
            <text:p text:style-name="P1">1</text:p>
          </draw:rect>
          <draw:rect draw:style-name="gr35" draw:text-style-name="P1" xml:id="id56" draw:id="id56" draw:layer="layout" svg:width="1.27cm" svg:height="1.27cm" svg:x="15.605cm" svg:y="23.89cm">
            <text:p text:style-name="P1">4</text:p>
          </draw:rect>
          <draw:rect draw:style-name="gr32" draw:text-style-name="P1" draw:layer="layout" svg:width="1.27cm" svg:height="1.27cm" svg:x="14.981cm" svg:y="22.633cm">
            <text:p/>
          </draw:rect>
        </draw:g>
        <draw:g>
          <draw:rect draw:style-name="gr33" draw:text-style-name="P1" xml:id="id57" draw:id="id57" draw:layer="layout" svg:width="1.27cm" svg:height="1.27cm" svg:x="1.635cm" svg:y="13.743cm">
            <text:p text:style-name="P1">1</text:p>
          </draw:rect>
          <draw:rect draw:style-name="gr33" draw:text-style-name="P1" xml:id="id58" draw:id="id58" draw:layer="layout" svg:width="1.27cm" svg:height="1.27cm" svg:x="2.905cm" svg:y="13.743cm">
            <text:p text:style-name="P1">2</text:p>
          </draw:rect>
          <draw:rect draw:style-name="gr36" draw:text-style-name="P9" draw:layer="layout" svg:width="1.27cm" svg:height="1.27cm" svg:x="2.27cm" svg:y="12.473cm">
            <text:p text:style-name="P1"><text:span text:style-name="T15">3</text:span></text:p>
          </draw:rect>
        </draw:g>
        <draw:g>
          <draw:rect draw:style-name="gr33" draw:text-style-name="P9" xml:id="id59" draw:id="id59" draw:layer="layout" svg:width="1.27cm" svg:height="1.27cm" svg:x="7.35cm" svg:y="13.7cm">
            <text:p text:style-name="P1"><text:span text:style-name="T15">3</text:span></text:p>
          </draw:rect>
          <draw:rect draw:style-name="gr33" draw:text-style-name="P1" xml:id="id60" draw:id="id60" draw:layer="layout" svg:width="1.27cm" svg:height="1.27cm" svg:x="8.62cm" svg:y="13.7cm">
            <text:p text:style-name="P1">2</text:p>
          </draw:rect>
          <draw:rect draw:style-name="gr32" draw:text-style-name="P1" xml:id="id61" draw:id="id61" draw:layer="layout" svg:width="1.27cm" svg:height="1.27cm" svg:x="7.985cm" svg:y="12.43cm">
            <text:p/>
          </draw:rect>
        </draw:g>
        <draw:g>
          <draw:rect draw:style-name="gr33" draw:text-style-name="P1" xml:id="id62" draw:id="id62" draw:layer="layout" svg:width="1.27cm" svg:height="1.27cm" svg:x="12.43cm" svg:y="13.7cm">
            <text:p text:style-name="P1">1</text:p>
          </draw:rect>
          <draw:rect draw:style-name="gr33" draw:text-style-name="P1" xml:id="id63" draw:id="id63" draw:layer="layout" svg:width="1.27cm" svg:height="1.27cm" svg:x="13.7cm" svg:y="13.7cm">
            <text:p text:style-name="P1">2</text:p>
          </draw:rect>
          <draw:rect draw:style-name="gr36" draw:text-style-name="P9" draw:layer="layout" svg:width="1.27cm" svg:height="1.27cm" svg:x="13.065cm" svg:y="12.43cm">
            <text:p text:style-name="P1"><text:span text:style-name="T15">3</text:span></text:p>
          </draw:rect>
        </draw:g>
        <draw:g>
          <draw:rect draw:style-name="gr33" draw:text-style-name="P1" xml:id="id64" draw:id="id64" draw:layer="layout" svg:width="1.27cm" svg:height="1.27cm" svg:x="17.51cm" svg:y="13.743cm">
            <text:p text:style-name="P1">1</text:p>
          </draw:rect>
          <draw:rect draw:style-name="gr33" draw:text-style-name="P9" xml:id="id65" draw:id="id65" draw:layer="layout" svg:width="1.27cm" svg:height="1.27cm" svg:x="18.78cm" svg:y="13.743cm">
            <text:p text:style-name="P1"><text:span text:style-name="T15">3</text:span></text:p>
          </draw:rect>
          <draw:rect draw:style-name="gr32" draw:text-style-name="P9" xml:id="id66" draw:id="id66" draw:layer="layout" svg:width="1.27cm" svg:height="1.27cm" svg:x="18.145cm" svg:y="12.473cm">
            <text:p/>
          </draw:rect>
        </draw:g>
        <draw:g>
          <draw:rect draw:style-name="gr33" draw:text-style-name="P1" xml:id="id45" draw:id="id45" draw:layer="layout" svg:width="1.27cm" svg:height="1.27cm" svg:x="2.27cm" svg:y="20.05cm">
            <text:p text:style-name="P1">1</text:p>
          </draw:rect>
          <draw:rect draw:style-name="gr33" draw:text-style-name="P1" xml:id="id46" draw:id="id46" draw:layer="layout" svg:width="1.27cm" svg:height="1.27cm" svg:x="3.54cm" svg:y="20.05cm">
            <text:p text:style-name="P1">2</text:p>
          </draw:rect>
          <draw:rect draw:style-name="gr32" draw:text-style-name="P1" draw:layer="layout" svg:width="1.27cm" svg:height="1.27cm" svg:x="2.905cm" svg:y="18.78cm">
            <text:p/>
          </draw:rect>
        </draw:g>
        <draw:g>
          <draw:rect draw:style-name="gr34" draw:text-style-name="P1" xml:id="id47" draw:id="id47" draw:layer="layout" svg:width="1.27cm" svg:height="1.27cm" svg:x="6.08cm" svg:y="20.05cm">
            <text:p text:style-name="P1">3</text:p>
          </draw:rect>
          <draw:rect draw:style-name="gr34" draw:text-style-name="P1" xml:id="id48" draw:id="id48" draw:layer="layout" svg:width="1.27cm" svg:height="1.27cm" svg:x="7.35cm" svg:y="20.05cm">
            <text:p text:style-name="P1">4</text:p>
          </draw:rect>
          <draw:rect draw:style-name="gr37" draw:text-style-name="P1" draw:layer="layout" svg:width="1.27cm" svg:height="1.27cm" svg:x="6.715cm" svg:y="18.78cm">
            <text:p/>
          </draw:rect>
        </draw:g>
        <draw:g>
          <draw:rect draw:style-name="gr35" draw:text-style-name="P1" xml:id="id51" draw:id="id51" draw:layer="layout" svg:width="1.27cm" svg:height="1.27cm" svg:x="12.43cm" svg:y="20.05cm">
            <text:p text:style-name="P1">3</text:p>
          </draw:rect>
          <draw:rect draw:style-name="gr35" draw:text-style-name="P1" xml:id="id52" draw:id="id52" draw:layer="layout" svg:width="1.27cm" svg:height="1.27cm" svg:x="13.7cm" svg:y="20.05cm">
            <text:p text:style-name="P1">4</text:p>
          </draw:rect>
          <draw:rect draw:style-name="gr38" draw:text-style-name="P1" draw:layer="layout" svg:width="1.27cm" svg:height="1.27cm" svg:x="13.065cm" svg:y="18.78cm">
            <text:p/>
          </draw:rect>
        </draw:g>
        <draw:g>
          <draw:rect draw:style-name="gr34" draw:text-style-name="P1" xml:id="id53" draw:id="id53" draw:layer="layout" svg:width="1.27cm" svg:height="1.27cm" svg:x="16.24cm" svg:y="20.05cm">
            <text:p text:style-name="P1">1</text:p>
          </draw:rect>
          <draw:rect draw:style-name="gr34" draw:text-style-name="P1" xml:id="id54" draw:id="id54" draw:layer="layout" svg:width="1.27cm" svg:height="1.27cm" svg:x="17.51cm" svg:y="20.05cm">
            <text:p text:style-name="P1">2</text:p>
          </draw:rect>
          <draw:rect draw:style-name="gr37" draw:text-style-name="P1" draw:layer="layout" svg:width="1.27cm" svg:height="1.27cm" svg:x="16.875cm" svg:y="18.78cm">
            <text:p/>
          </draw:rect>
        </draw:g>
      </draw:page>
      <draw:page draw:name="page4" draw:style-name="dp1" draw:master-page-name="Default">
        <draw:circle draw:style-name="gr3" draw:text-style-name="P2" xml:id="id67" draw:id="id67" draw:layer="layout" svg:width="1.27cm" svg:height="1.27cm" svg:x="6.08cm" svg:y="11.16cm">
          <text:p text:style-name="P1"><text:span text:style-name="T2">/</text:span></text:p>
        </draw:circle>
        <draw:circle draw:style-name="gr4" draw:text-style-name="P2" xml:id="id69" draw:id="id69" draw:layer="layout" svg:width="1.27cm" svg:height="1.27cm" svg:x="7.35cm" svg:y="13.7cm">
          <text:p text:style-name="P1"><text:span text:style-name="T2">2</text:span></text:p>
        </draw:circle>
        <draw:circle draw:style-name="gr4" draw:text-style-name="P2" xml:id="id68" draw:id="id68" draw:layer="layout" svg:width="1.27cm" svg:height="1.27cm" svg:x="4.81cm" svg:y="13.7cm">
          <text:p text:style-name="P1"><text:span text:style-name="T2">6</text:span></text:p>
        </draw:circle>
        <draw:circle draw:style-name="gr3" draw:text-style-name="P2" xml:id="id70" draw:id="id70" draw:layer="layout" svg:width="1.27cm" svg:height="1.27cm" svg:x="9.89cm" svg:y="8.62cm">
          <text:p text:style-name="P1"><text:span text:style-name="T2">+</text:span></text:p>
        </draw:circle>
        <draw:circle draw:style-name="gr3" draw:text-style-name="P2" xml:id="id71" draw:id="id71" draw:layer="layout" svg:width="1.27cm" svg:height="1.27cm" svg:x="13.7cm" svg:y="11.16cm">
          <text:p text:style-name="P1"><text:span text:style-name="T2">*</text:span></text:p>
        </draw:circle>
        <draw:circle draw:style-name="gr4" draw:text-style-name="P2" xml:id="id72" draw:id="id72" draw:layer="layout" svg:width="1.27cm" svg:height="1.27cm" svg:x="12.43cm" svg:y="13.7cm">
          <text:p text:style-name="P1"><text:span text:style-name="T2">3</text:span></text:p>
        </draw:circle>
        <draw:circle draw:style-name="gr4" draw:text-style-name="P2" xml:id="id73" draw:id="id73" draw:layer="layout" svg:width="1.27cm" svg:height="1.27cm" svg:x="14.97cm" svg:y="13.7cm">
          <text:p text:style-name="P1"><text:span text:style-name="T2">4</text:span></text:p>
        </draw:circle>
        <draw:connector draw:style-name="gr5" draw:text-style-name="P1" draw:layer="layout" draw:type="line" svg:x1="6.08cm" svg:y1="11.795cm" svg:x2="5.445cm" svg:y2="13.7cm" draw:start-shape="id67" draw:start-glue-point="3" draw:end-shape="id68" draw:end-glue-point="0" svg:d="M6080 11795l-635 1905">
          <text:p/>
        </draw:connector>
        <draw:connector draw:style-name="gr5" draw:text-style-name="P1" draw:layer="layout" draw:type="line" svg:x1="7.35cm" svg:y1="11.795cm" svg:x2="7.985cm" svg:y2="13.7cm" draw:start-shape="id67" draw:start-glue-point="1" draw:end-shape="id69" draw:end-glue-point="0" svg:d="M7350 11795l635 1905">
          <text:p/>
        </draw:connector>
        <draw:connector draw:style-name="gr5" draw:text-style-name="P1" draw:layer="layout" draw:type="line" svg:x1="9.89cm" svg:y1="9.255cm" svg:x2="6.715cm" svg:y2="11.16cm" draw:start-shape="id70" draw:start-glue-point="3" draw:end-shape="id67" draw:end-glue-point="0" svg:d="M9890 9255l-3175 1905">
          <text:p/>
        </draw:connector>
        <draw:connector draw:style-name="gr5" draw:text-style-name="P1" draw:layer="layout" draw:type="line" svg:x1="11.16cm" svg:y1="9.255cm" svg:x2="14.335cm" svg:y2="11.16cm" draw:start-shape="id70" draw:start-glue-point="1" draw:end-shape="id71" draw:end-glue-point="0" svg:d="M11160 9255l3175 1905">
          <text:p/>
        </draw:connector>
        <draw:connector draw:style-name="gr5" draw:text-style-name="P1" draw:layer="layout" draw:type="line" svg:x1="13.7cm" svg:y1="11.795cm" svg:x2="13.065cm" svg:y2="13.7cm" draw:start-shape="id71" draw:start-glue-point="3" draw:end-shape="id72" draw:end-glue-point="0" svg:d="M13700 11795l-635 1905">
          <text:p/>
        </draw:connector>
        <draw:connector draw:style-name="gr5" draw:text-style-name="P1" draw:layer="layout" draw:type="line" svg:x1="14.97cm" svg:y1="11.795cm" svg:x2="15.605cm" svg:y2="13.7cm" draw:start-shape="id71" draw:start-glue-point="1" draw:end-shape="id73" draw:end-glue-point="0" svg:d="M14970 11795l635 1905">
          <text:p/>
        </draw:connector>
        <draw:g>
          <draw:rect draw:style-name="gr4" draw:text-style-name="P1" draw:layer="layout" svg:width="0.635cm" svg:height="0.635cm" svg:x="3.54cm" svg:y="11.795cm">
            <text:p text:style-name="P1"><text:span text:style-name="T8">6</text:span></text:p>
          </draw:rect>
          <draw:rect draw:style-name="gr4" draw:text-style-name="P1" xml:id="id76" draw:id="id76" draw:layer="layout" svg:width="0.635cm" svg:height="0.635cm" svg:x="4.175cm" svg:y="11.795cm">
            <text:p text:style-name="P1"><text:span text:style-name="T8">2</text:span></text:p>
          </draw:rect>
          <draw:rect draw:style-name="gr39" draw:text-style-name="P1" xml:id="id77" draw:id="id77" draw:layer="layout" svg:width="0.635cm" svg:height="0.635cm" svg:x="3.794cm" svg:y="11.16cm">
            <text:p text:style-name="P1"><text:span text:style-name="T10">3</text:span></text:p>
          </draw:rect>
        </draw:g>
        <draw:g>
          <draw:rect draw:style-name="gr4" draw:text-style-name="P1" xml:id="id75" draw:id="id75" draw:layer="layout" svg:width="0.635cm" svg:height="0.635cm" svg:x="1.063cm" svg:y="14.335cm">
            <text:p text:style-name="P1"><text:span text:style-name="T8">6</text:span></text:p>
          </draw:rect>
          <draw:rect draw:style-name="gr40" draw:text-style-name="P1" draw:layer="layout" svg:width="0.635cm" svg:height="0.635cm" svg:x="1.063cm" svg:y="13.7cm">
            <text:p/>
          </draw:rect>
        </draw:g>
        <draw:g>
          <draw:rect draw:style-name="gr4" draw:text-style-name="P1" draw:layer="layout" svg:width="0.635cm" svg:height="0.635cm" svg:x="2.27cm" svg:y="14.335cm">
            <text:p text:style-name="P1"><text:span text:style-name="T8">6</text:span></text:p>
          </draw:rect>
          <draw:rect draw:style-name="gr4" draw:text-style-name="P1" xml:id="id74" draw:id="id74" draw:layer="layout" svg:width="0.635cm" svg:height="0.635cm" svg:x="2.905cm" svg:y="14.335cm">
            <text:p text:style-name="P1"><text:span text:style-name="T8">2</text:span></text:p>
          </draw:rect>
          <draw:rect draw:style-name="gr40" draw:text-style-name="P1" draw:layer="layout" svg:width="0.635cm" svg:height="0.635cm" svg:x="2.524cm" svg:y="13.7cm">
            <text:p/>
          </draw:rect>
        </draw:g>
        <draw:g>
          <draw:rect draw:style-name="gr4" draw:text-style-name="P1" xml:id="id79" draw:id="id79" draw:layer="layout" svg:width="0.635cm" svg:height="0.635cm" svg:x="7.35cm" svg:y="9.255cm">
            <text:p text:style-name="P1"><text:span text:style-name="T10">3</text:span></text:p>
          </draw:rect>
          <draw:rect draw:style-name="gr4" draw:text-style-name="P1" draw:layer="layout" svg:width="0.635cm" svg:height="0.635cm" svg:x="7.985cm" svg:y="9.255cm">
            <text:p text:style-name="P1"><text:span text:style-name="T8">2</text:span></text:p>
          </draw:rect>
          <draw:rect draw:style-name="gr40" draw:text-style-name="P1" xml:id="id78" draw:id="id78" draw:layer="layout" svg:width="0.635cm" svg:height="0.635cm" svg:x="7.604cm" svg:y="8.62cm">
            <text:p/>
          </draw:rect>
        </draw:g>
        <draw:g>
          <draw:rect draw:style-name="gr4" draw:text-style-name="P1" xml:id="id82" draw:id="id82" draw:layer="layout" svg:width="0.635cm" svg:height="0.635cm" svg:x="17.51cm" svg:y="14.335cm">
            <text:p text:style-name="P1"><text:span text:style-name="T8">3</text:span></text:p>
          </draw:rect>
          <draw:rect draw:style-name="gr40" draw:text-style-name="P1" draw:layer="layout" svg:width="0.635cm" svg:height="0.635cm" svg:x="17.51cm" svg:y="13.7cm">
            <text:p/>
          </draw:rect>
        </draw:g>
        <draw:g>
          <draw:rect draw:style-name="gr4" draw:text-style-name="P1" draw:layer="layout" svg:width="0.635cm" svg:height="0.635cm" svg:x="18.78cm" svg:y="14.335cm">
            <text:p text:style-name="P1"><text:span text:style-name="T8">3</text:span></text:p>
          </draw:rect>
          <draw:rect draw:style-name="gr4" draw:text-style-name="P1" xml:id="id83" draw:id="id83" draw:layer="layout" svg:width="0.635cm" svg:height="0.635cm" svg:x="19.415cm" svg:y="14.335cm">
            <text:p text:style-name="P1"><text:span text:style-name="T8">4</text:span></text:p>
          </draw:rect>
          <draw:rect draw:style-name="gr40" draw:text-style-name="P1" draw:layer="layout" svg:width="0.635cm" svg:height="0.635cm" svg:x="19.034cm" svg:y="13.7cm">
            <text:p/>
          </draw:rect>
        </draw:g>
        <draw:g>
          <draw:rect draw:style-name="gr4" draw:text-style-name="P1" xml:id="id84" draw:id="id84" draw:layer="layout" svg:width="0.635cm" svg:height="0.635cm" svg:x="16.24cm" svg:y="11.795cm">
            <text:p text:style-name="P1"><text:span text:style-name="T8">3</text:span></text:p>
          </draw:rect>
          <draw:rect draw:style-name="gr4" draw:text-style-name="P1" draw:layer="layout" svg:width="0.635cm" svg:height="0.635cm" svg:x="16.875cm" svg:y="11.795cm">
            <text:p text:style-name="P1"><text:span text:style-name="T8">4</text:span></text:p>
          </draw:rect>
          <draw:rect draw:style-name="gr39" draw:text-style-name="P1" xml:id="id85" draw:id="id85" draw:layer="layout" svg:width="0.635cm" svg:height="0.635cm" svg:x="16.494cm" svg:y="11.16cm">
            <text:p text:style-name="P1"><text:span text:style-name="T18">12</text:span></text:p>
          </draw:rect>
        </draw:g>
        <draw:g>
          <draw:rect draw:style-name="gr4" draw:text-style-name="P1" draw:layer="layout" svg:width="0.635cm" svg:height="0.635cm" svg:x="12.43cm" svg:y="9.255cm">
            <text:p text:style-name="P1"><text:span text:style-name="T8">3</text:span></text:p>
          </draw:rect>
          <draw:rect draw:style-name="gr4" draw:text-style-name="P1" xml:id="id80" draw:id="id80" draw:layer="layout" svg:width="0.635cm" svg:height="0.635cm" svg:x="13.065cm" svg:y="9.255cm">
            <text:p text:style-name="P1"><text:span text:style-name="T8">12</text:span></text:p>
          </draw:rect>
          <draw:rect draw:style-name="gr40" draw:text-style-name="P1" xml:id="id86" draw:id="id86" draw:layer="layout" svg:width="0.635cm" svg:height="0.635cm" svg:x="12.684cm" svg:y="8.62cm">
            <text:p/>
          </draw:rect>
        </draw:g>
        <draw:g>
          <draw:rect draw:style-name="gr4" draw:text-style-name="P1" draw:layer="layout" svg:width="0.635cm" svg:height="0.635cm" svg:x="9.89cm" svg:y="6.715cm">
            <text:p text:style-name="P1"><text:span text:style-name="T10">3</text:span></text:p>
          </draw:rect>
          <draw:rect draw:style-name="gr4" draw:text-style-name="P1" xml:id="id81" draw:id="id81" draw:layer="layout" svg:width="0.635cm" svg:height="0.635cm" svg:x="10.525cm" svg:y="6.715cm">
            <text:p text:style-name="P1"><text:span text:style-name="T8">12</text:span></text:p>
          </draw:rect>
          <draw:rect draw:style-name="gr39" draw:text-style-name="P1" draw:layer="layout" svg:width="0.635cm" svg:height="0.635cm" svg:x="10.144cm" svg:y="6.08cm">
            <text:p text:style-name="P1"><text:span text:style-name="T10">15</text:span></text:p>
          </draw:rect>
        </draw:g>
        <draw:ellipse draw:style-name="gr41" draw:text-style-name="P1" draw:layer="layout" svg:width="5.08cm" svg:height="2.286cm" svg:x="2.905cm" svg:y="10.652cm">
          <text:p/>
        </draw:ellipse>
        <draw:ellipse draw:style-name="gr41" draw:text-style-name="P1" draw:layer="layout" svg:width="4.953cm" svg:height="2.286cm" svg:x="13.192cm" svg:y="10.652cm">
          <text:p/>
        </draw:ellipse>
        <draw:frame draw:style-name="gr42" draw:text-style-name="P10" draw:layer="layout" svg:width="1.886cm" svg:height="0.64cm" svg:x="2.543cm" svg:y="10.271cm">
          <draw:text-box>
            <text:p><text:span text:style-name="T19">iterator 0</text:span></text:p>
          </draw:text-box>
        </draw:frame>
        <draw:frame draw:style-name="gr42" draw:text-style-name="P10" draw:layer="layout" svg:width="1.886cm" svg:height="0.64cm" svg:x="16.113cm" svg:y="10.144cm">
          <draw:text-box>
            <text:p><text:span text:style-name="T19">iterator 1</text:span></text:p>
          </draw:text-box>
        </draw:frame>
        <draw:ellipse draw:style-name="gr41" draw:text-style-name="P1" draw:layer="layout" svg:width="2.794cm" svg:height="4.572cm" svg:x="9.128cm" svg:y="5.826cm">
          <text:p/>
        </draw:ellipse>
        <draw:frame draw:style-name="gr43" draw:text-style-name="P10" draw:layer="layout" svg:width="2.178cm" svg:height="0.64cm" svg:x="9.589cm" svg:y="7.661cm">
          <draw:text-box>
            <text:p><text:span text:style-name="T19">iterator 0.2</text:span></text:p>
          </draw:text-box>
        </draw:frame>
        <draw:connector draw:style-name="gr44" draw:text-style-name="P11" draw:layer="layout" draw:type="curve" svg:x1="7.985cm" svg:y1="14.97cm" svg:x2="3.222cm" svg:y2="14.97cm" draw:start-shape="id69" draw:start-glue-point="2" draw:end-shape="id74" svg:d="M7985 14970c0 751-4763 751-4763 0">
          <text:p text:style-name="P1"><text:span text:style-name="T20">2</text:span></text:p>
        </draw:connector>
        <draw:connector draw:style-name="gr45" draw:text-style-name="P12" draw:layer="layout" draw:type="curve" draw:line-skew="0.519cm" svg:x1="5.445cm" svg:y1="14.97cm" svg:x2="1.38cm" svg:y2="14.97cm" draw:start-shape="id68" draw:start-glue-point="2" draw:end-shape="id75" draw:end-glue-point="2" svg:d="M5445 14970c0 1530-4065 1530-4065 0">
          <text:p text:style-name="P1"><text:span text:style-name="T21">1</text:span></text:p>
        </draw:connector>
        <draw:connector draw:style-name="gr15" draw:text-style-name="P1" draw:layer="layout" draw:type="curve" svg:x1="4.81cm" svg:y1="12.112cm" svg:x2="4.429cm" svg:y2="11.477cm" draw:start-shape="id76" draw:start-glue-point="1" draw:end-shape="id77" draw:end-glue-point="1" svg:d="M4810 12112c751 0 942-635-381-635">
          <text:p/>
        </draw:connector>
        <draw:connector draw:style-name="gr15" draw:text-style-name="P1" draw:layer="layout" draw:type="curve" svg:x1="7.604cm" svg:y1="8.937cm" svg:x2="7.35cm" svg:y2="9.572cm" draw:start-shape="id78" draw:start-glue-point="3" draw:end-shape="id79" draw:end-glue-point="3" svg:d="M7604 8937c-1132 0-1005 635-254 635">
          <text:p/>
        </draw:connector>
        <draw:connector draw:style-name="gr27" draw:text-style-name="P1" draw:layer="layout" draw:type="curve" svg:x1="13.7cm" svg:y1="9.572cm" svg:x2="11.16cm" svg:y2="7.032cm" draw:start-shape="id80" draw:start-glue-point="1" draw:end-shape="id81" draw:end-glue-point="1" svg:d="M13700 9572c751 0 2021-2540-2540-2540">
          <text:p/>
        </draw:connector>
        <draw:connector draw:style-name="gr44" draw:text-style-name="P12" draw:layer="layout" draw:type="curve" draw:line-skew="0.392cm" svg:x1="13.065cm" svg:y1="14.97cm" svg:x2="17.827cm" svg:y2="14.97cm" draw:start-shape="id72" draw:start-glue-point="2" draw:end-shape="id82" draw:end-glue-point="2" svg:d="M13065 14970c0 1339 4762 1339 4762 0">
          <text:p text:style-name="P1"><text:span text:style-name="T22">1</text:span></text:p>
        </draw:connector>
        <draw:connector draw:style-name="gr44" draw:text-style-name="P12" draw:layer="layout" draw:type="curve" draw:line-skew="0.64cm" svg:x1="15.605cm" svg:y1="14.97cm" svg:x2="19.732cm" svg:y2="14.97cm" draw:start-shape="id73" draw:start-glue-point="2" draw:end-shape="id83" draw:end-glue-point="2" svg:d="M15605 14970c0 1711 4127 1711 4127 0">
          <text:p text:style-name="P1"><text:span text:style-name="T21">2</text:span></text:p>
        </draw:connector>
        <draw:connector draw:style-name="gr15" draw:text-style-name="P1" draw:layer="layout" draw:type="curve" svg:x1="16.24cm" svg:y1="12.112cm" svg:x2="16.494cm" svg:y2="11.477cm" draw:start-shape="id84" draw:start-glue-point="3" draw:end-shape="id85" draw:end-glue-point="3" svg:d="M16240 12112c-751 0-878-635 254-635">
          <text:p/>
        </draw:connector>
        <draw:connector draw:style-name="gr15" draw:text-style-name="P1" draw:layer="layout" draw:type="curve" svg:x1="13.319cm" svg:y1="8.937cm" svg:x2="13.7cm" svg:y2="9.572cm" draw:start-shape="id86" draw:start-glue-point="1" draw:end-shape="id80" draw:end-glue-point="1" svg:d="M13319 8937c1323 0 1132 635 381 635">
          <text:p/>
        </draw:connector>
        <draw:line draw:style-name="gr46" draw:text-style-name="P1" draw:layer="layout" svg:x1="14.589cm" svg:y1="10.779cm" svg:x2="13.7cm" svg:y2="10.017cm">
          <text:p/>
        </draw:line>
        <draw:line draw:style-name="gr46" draw:text-style-name="P1" draw:layer="layout" svg:x1="4.429cm" svg:y1="9.89cm" svg:x2="9.255cm" svg:y2="7.35cm">
          <text:p/>
        </draw:line>
        <draw:line draw:style-name="gr46" draw:text-style-name="P1" draw:layer="layout" svg:x1="5.445cm" svg:y1="10.652cm" svg:x2="6.969cm" svg:y2="9.89cm">
          <text:p/>
        </draw:line>
        <draw:frame draw:style-name="gr47" draw:text-style-name="P13" draw:layer="layout" svg:width="4.135cm" svg:height="0.963cm" svg:x="1.007cm" svg:y="1.254cm">
          <draw:text-box>
            <text:p><text:span text:style-name="T23">calc::</text:span><text:span text:style-name="T24">iterator</text:span><text:span text:style-name="T25">:</text:span></text:p>
          </draw:text-box>
        </draw:frame>
        <draw:frame draw:style-name="gr48" draw:layer="layout" svg:width="3.359cm" svg:height="1.199cm" svg:x="2.912cm" svg:y="2.143cm">
          <draw:text-box>
            <text:p><text:span text:style-name="T26">inode</text:span><text:span text:style-name="T12">* <text:s/>_root</text:span></text:p>
            <text:p><text:span text:style-name="T26">inode</text:span><text:span text:style-name="T12">* <text:s/>_cursor</text:span></text:p>
          </draw:text-box>
        </draw:frame>
        <draw:frame draw:style-name="gr47" draw:layer="layout" svg:width="2.225cm" svg:height="0.963cm" svg:x="9.07cm" svg:y="1.254cm">
          <draw:text-box>
            <text:p><text:span text:style-name="T24">inode</text:span>:</text:p>
          </draw:text-box>
        </draw:frame>
        <draw:frame draw:style-name="gr49" draw:layer="layout" svg:width="7.17cm" svg:height="2.634cm" svg:x="10.086cm" svg:y="2.143cm">
          <draw:text-box>
            <text:p><text:span text:style-name="T26">inode</text:span><text:span text:style-name="T12">* <text:s text:c="15"/>_next</text:span></text:p>
            <text:p><text:span text:style-name="T26">inode</text:span><text:span text:style-name="T12">* <text:s text:c="15"/>_prev</text:span></text:p>
            <text:p><text:span text:style-name="T27">const</text:span><text:span text:style-name="T12"> </text:span><text:span text:style-name="T26">tnode</text:span><text:span text:style-name="T12"> <text:s text:c="7"/></text:span><text:span text:style-name="T28">_node</text:span></text:p>
            <text:p><text:span text:style-name="T29">transporter_args</text:span><text:span text:style-name="T30"> </text:span><text:span text:style-name="T31">_transporter</text:span></text:p>
            <text:p><text:span text:style-name="T31">bool <text:s text:c="20"/></text:span><text:span text:style-name="T32">_isVarDependent</text:span><text:span text:style-name="T33"> </text:span></text:p>
          </draw:text-box>
        </draw:frame>
        <draw:circle draw:style-name="gr3" draw:text-style-name="P2" xml:id="id87" draw:id="id87" draw:layer="layout" svg:width="1.27cm" svg:height="1.27cm" svg:x="8.62cm" svg:y="22.59cm">
          <text:p text:style-name="P1"><text:span text:style-name="T2">+</text:span></text:p>
        </draw:circle>
        <draw:connector draw:style-name="gr5" draw:text-style-name="P1" draw:layer="layout" draw:type="line" svg:x1="8.62cm" svg:y1="23.225cm" svg:x2="7.985cm" svg:y2="25.13cm" draw:start-shape="id87" draw:start-glue-point="3" draw:end-shape="id88" draw:end-glue-point="0" svg:d="M8620 23225l-635 1905">
          <text:p/>
        </draw:connector>
        <draw:circle draw:style-name="gr4" draw:text-style-name="P2" xml:id="id88" draw:id="id88" draw:layer="layout" svg:width="1.27cm" svg:height="1.27cm" svg:x="7.35cm" svg:y="25.13cm">
          <text:p text:style-name="P1"><text:span text:style-name="T2">1</text:span></text:p>
        </draw:circle>
        <draw:connector draw:style-name="gr5" draw:text-style-name="P1" draw:layer="layout" draw:type="line" svg:x1="9.89cm" svg:y1="23.225cm" svg:x2="10.525cm" svg:y2="25.13cm" draw:start-shape="id87" draw:start-glue-point="1" draw:end-shape="id89" draw:end-glue-point="0" svg:d="M9890 23225l635 1905">
          <text:p/>
        </draw:connector>
        <draw:circle draw:style-name="gr4" draw:text-style-name="P2" xml:id="id89" draw:id="id89" draw:layer="layout" svg:width="1.27cm" svg:height="1.27cm" svg:x="9.89cm" svg:y="25.13cm">
          <text:p text:style-name="P1"><text:span text:style-name="T2">3</text:span></text:p>
        </draw:circle>
        <draw:circle draw:style-name="gr3" draw:text-style-name="P2" xml:id="id90" draw:id="id90" draw:layer="layout" svg:width="1.27cm" svg:height="1.27cm" svg:x="9.89cm" svg:y="20.05cm">
          <text:p text:style-name="P1"><text:span text:style-name="T2">!</text:span></text:p>
        </draw:circle>
        <draw:connector draw:style-name="gr5" draw:text-style-name="P1" draw:layer="layout" draw:type="line" svg:x1="9.89cm" svg:y1="20.685cm" svg:x2="9.255cm" svg:y2="22.59cm" draw:start-shape="id90" draw:start-glue-point="3" draw:end-shape="id87" draw:end-glue-point="0" svg:d="M9890 20685l-635 1905">
          <text:p/>
        </draw:connector>
        <draw:circle draw:style-name="gr3" draw:text-style-name="P2" xml:id="id91" draw:id="id91" draw:layer="layout" svg:width="1.27cm" svg:height="1.27cm" svg:x="11.16cm" svg:y="17.51cm">
          <text:p text:style-name="P1"><text:span text:style-name="T2">-</text:span></text:p>
        </draw:circle>
        <draw:connector draw:style-name="gr5" draw:text-style-name="P1" draw:layer="layout" draw:type="line" svg:x1="11.16cm" svg:y1="18.145cm" svg:x2="10.525cm" svg:y2="20.05cm" draw:start-shape="id91" draw:start-glue-point="3" draw:end-shape="id90" draw:end-glue-point="0" svg:d="M11160 18145l-635 1905">
          <text:p/>
        </draw:connector>
        <draw:connector draw:style-name="gr5" draw:text-style-name="P1" draw:layer="layout" draw:type="line" svg:x1="12.43cm" svg:y1="18.145cm" svg:x2="13.065cm" svg:y2="20.05cm" draw:start-shape="id91" draw:start-glue-point="1" draw:end-shape="id92" draw:end-glue-point="0" svg:d="M12430 18145l635 1905">
          <text:p/>
        </draw:connector>
        <draw:circle draw:style-name="gr4" draw:text-style-name="P2" xml:id="id92" draw:id="id92" draw:layer="layout" svg:width="1.27cm" svg:height="1.27cm" svg:x="12.43cm" svg:y="20.05cm">
          <text:p text:style-name="P1"><text:span text:style-name="T2">2</text:span></text:p>
        </draw:circle>
        <draw:g>
          <draw:rect draw:style-name="gr4" draw:text-style-name="P1" draw:layer="layout" svg:width="0.635cm" svg:height="0.635cm" svg:x="5.945cm" svg:y="24.865cm">
            <text:p text:style-name="P1"><text:span text:style-name="T8">1</text:span></text:p>
          </draw:rect>
          <draw:rect draw:style-name="gr4" draw:text-style-name="P1" draw:layer="layout" svg:width="0.635cm" svg:height="0.635cm" svg:x="6.58cm" svg:y="24.865cm">
            <text:p text:style-name="P1"><text:span text:style-name="T8">3</text:span></text:p>
          </draw:rect>
          <draw:rect draw:style-name="gr40" draw:text-style-name="P1" draw:layer="layout" svg:width="0.635cm" svg:height="0.635cm" svg:x="6.199cm" svg:y="24.23cm">
            <text:p/>
          </draw:rect>
        </draw:g>
        <draw:g>
          <draw:rect draw:style-name="gr4" draw:text-style-name="P1" draw:layer="layout" svg:width="0.635cm" svg:height="0.635cm" svg:x="6.78cm" svg:y="23.425cm">
            <text:p text:style-name="P1"><text:span text:style-name="T8">1</text:span></text:p>
          </draw:rect>
          <draw:rect draw:style-name="gr4" draw:text-style-name="P1" draw:layer="layout" svg:width="0.635cm" svg:height="0.635cm" svg:x="7.415cm" svg:y="23.425cm">
            <text:p text:style-name="P1"><text:span text:style-name="T8">3</text:span></text:p>
          </draw:rect>
          <draw:rect draw:style-name="gr39" draw:text-style-name="P1" draw:layer="layout" svg:width="0.635cm" svg:height="0.635cm" svg:x="7.034cm" svg:y="22.79cm">
            <text:p text:style-name="P1"><text:span text:style-name="T7">4</text:span></text:p>
          </draw:rect>
        </draw:g>
        <draw:g>
          <draw:rect draw:style-name="gr4" draw:text-style-name="P1" draw:layer="layout" svg:width="0.635cm" svg:height="0.635cm" svg:x="7.35cm" svg:y="22.055cm">
            <text:p text:style-name="P1"><text:span text:style-name="T8">4</text:span></text:p>
          </draw:rect>
          <draw:rect draw:style-name="gr4" draw:text-style-name="P1" draw:layer="layout" svg:width="0.635cm" svg:height="0.635cm" svg:x="7.985cm" svg:y="22.055cm">
            <text:p text:style-name="P1"><text:span text:style-name="T8">3</text:span></text:p>
          </draw:rect>
          <draw:rect draw:style-name="gr40" draw:text-style-name="P1" draw:layer="layout" svg:width="0.635cm" svg:height="0.635cm" svg:x="7.604cm" svg:y="21.42cm">
            <text:p/>
          </draw:rect>
        </draw:g>
        <draw:g>
          <draw:rect draw:style-name="gr4" draw:text-style-name="P1" draw:layer="layout" svg:width="0.635cm" svg:height="0.635cm" svg:x="8.239cm" svg:y="20.685cm">
            <text:p text:style-name="P1"><text:span text:style-name="T8">4</text:span></text:p>
          </draw:rect>
          <draw:rect draw:style-name="gr50" draw:text-style-name="P1" draw:layer="layout" svg:width="0.635cm" svg:height="0.635cm" svg:x="8.874cm" svg:y="20.685cm">
            <text:p text:style-name="P1"><text:span text:style-name="T8">3</text:span></text:p>
          </draw:rect>
          <draw:rect draw:style-name="gr39" draw:text-style-name="P1" draw:layer="layout" svg:width="0.635cm" svg:height="0.635cm" svg:x="8.493cm" svg:y="20.05cm">
            <text:p text:style-name="P1"><text:span text:style-name="T34">24</text:span></text:p>
          </draw:rect>
        </draw:g>
        <draw:g>
          <draw:rect draw:style-name="gr4" draw:text-style-name="P1" draw:layer="layout" svg:width="0.635cm" svg:height="0.635cm" svg:x="9.128cm" svg:y="19.315cm">
            <text:p text:style-name="P1"><text:span text:style-name="T8">24</text:span></text:p>
          </draw:rect>
          <draw:rect draw:style-name="gr50" draw:text-style-name="P1" draw:layer="layout" svg:width="0.635cm" svg:height="0.635cm" svg:x="9.763cm" svg:y="19.315cm">
            <text:p text:style-name="P1"><text:span text:style-name="T8">3</text:span></text:p>
          </draw:rect>
          <draw:rect draw:style-name="gr40" draw:text-style-name="P1" draw:layer="layout" svg:width="0.635cm" svg:height="0.635cm" svg:x="9.382cm" svg:y="18.68cm">
            <text:p/>
          </draw:rect>
        </draw:g>
        <draw:g>
          <draw:rect draw:style-name="gr4" draw:text-style-name="P1" draw:layer="layout" svg:width="0.635cm" svg:height="0.635cm" svg:x="9.736cm" svg:y="17.845cm">
            <text:p text:style-name="P1"><text:span text:style-name="T8">24</text:span></text:p>
          </draw:rect>
          <draw:rect draw:style-name="gr4" draw:text-style-name="P1" draw:layer="layout" svg:width="0.635cm" svg:height="0.635cm" svg:x="10.371cm" svg:y="17.845cm">
            <text:p text:style-name="P1"><text:span text:style-name="T8">2</text:span></text:p>
          </draw:rect>
          <draw:rect draw:style-name="gr39" draw:text-style-name="P1" draw:layer="layout" svg:width="0.635cm" svg:height="0.635cm" svg:x="9.99cm" svg:y="17.21cm">
            <text:p text:style-name="P1"><text:span text:style-name="T34">22</text:span></text:p>
          </draw:rect>
        </draw:g>
        <draw:line draw:style-name="gr51" draw:text-style-name="P1" draw:layer="layout" svg:x1="4.81cm" svg:y1="25.13cm" svg:x2="9.128cm" svg:y2="18.145cm">
          <text:p/>
        </draw:line>
      </draw:page>
      <draw:page draw:name="page5" draw:style-name="dp1" draw:master-page-name="Default">
        <draw:circle draw:style-name="gr3" draw:text-style-name="P2" xml:id="id93" draw:id="id93" draw:layer="layout" svg:width="1.27cm" svg:height="1.27cm" svg:x="2.27cm" svg:y="3.57cm">
          <text:p text:style-name="P1"><text:span text:style-name="T2">=</text:span></text:p>
        </draw:circle>
        <draw:circle draw:style-name="gr3" draw:text-style-name="P2" xml:id="id102" draw:id="id102" draw:layer="layout" svg:width="1.27cm" svg:height="1.27cm" svg:x="9.89cm" svg:y="6.11cm">
          <text:p text:style-name="P1"><text:span text:style-name="T2">+</text:span></text:p>
        </draw:circle>
        <draw:circle draw:style-name="gr3" draw:text-style-name="P2" xml:id="id106" draw:id="id106" draw:layer="layout" svg:width="1.27cm" svg:height="1.27cm" svg:x="7.35cm" svg:y="8.65cm">
          <text:p text:style-name="P1"><text:span text:style-name="T2">*</text:span></text:p>
        </draw:circle>
        <draw:circle draw:style-name="gr3" draw:text-style-name="P2" xml:id="id107" draw:id="id107" draw:layer="layout" svg:width="1.27cm" svg:height="1.27cm" svg:x="6.08cm" svg:y="11.19cm">
          <text:p text:style-name="P1"><text:span text:style-name="T2">^</text:span></text:p>
        </draw:circle>
        <draw:circle draw:style-name="gr3" draw:text-style-name="P2" xml:id="id101" draw:id="id101" draw:layer="layout" svg:width="1.27cm" svg:height="1.27cm" svg:x="12.43cm" svg:y="8.65cm">
          <text:p text:style-name="P1"><text:span text:style-name="T2">*</text:span></text:p>
        </draw:circle>
        <draw:circle draw:style-name="gr3" draw:text-style-name="P2" xml:id="id100" draw:id="id100" draw:layer="layout" svg:width="1.27cm" svg:height="1.27cm" svg:x="13.7cm" svg:y="11.19cm">
          <text:p text:style-name="P1"><text:span text:style-name="T2">*</text:span></text:p>
        </draw:circle>
        <draw:circle draw:style-name="gr52" draw:text-style-name="P2" xml:id="id95" draw:id="id95" draw:layer="layout" svg:width="1.27cm" svg:height="1.27cm" svg:x="16.24cm" svg:y="13.73cm">
          <text:p/>
        </draw:circle>
        <draw:circle draw:style-name="gr3" draw:text-style-name="P2" xml:id="id97" draw:id="id97" draw:layer="layout" svg:width="1.27cm" svg:height="1.27cm" svg:x="17.51cm" svg:y="16.27cm">
          <text:p text:style-name="P1"><text:span text:style-name="T2">*</text:span></text:p>
        </draw:circle>
        <draw:circle draw:style-name="gr53" draw:text-style-name="P2" xml:id="id94" draw:id="id94" draw:layer="layout" svg:width="1.27cm" svg:height="1.27cm" svg:x="1cm" svg:y="6.11cm">
          <text:p text:style-name="P1"><text:span text:style-name="T2">k</text:span></text:p>
        </draw:circle>
        <draw:connector draw:style-name="gr5" draw:text-style-name="P1" draw:layer="layout" draw:type="line" svg:x1="2.27cm" svg:y1="4.205cm" svg:x2="1.635cm" svg:y2="6.11cm" draw:start-shape="id93" draw:start-glue-point="3" draw:end-shape="id94" svg:d="M2270 4205l-635 1905">
          <text:p/>
        </draw:connector>
        <draw:circle draw:style-name="gr53" draw:text-style-name="P2" xml:id="id96" draw:id="id96" draw:layer="layout" svg:width="1.27cm" svg:height="1.27cm" svg:x="14.97cm" svg:y="16.27cm">
          <text:p text:style-name="P1"><text:span text:style-name="T2">sin</text:span></text:p>
        </draw:circle>
        <draw:connector draw:style-name="gr5" draw:text-style-name="P1" draw:layer="layout" draw:type="line" svg:x1="16.24cm" svg:y1="14.365cm" svg:x2="15.605cm" svg:y2="16.27cm" draw:start-shape="id95" draw:start-glue-point="3" draw:end-shape="id96" svg:d="M16240 14365l-635 1905">
          <text:p/>
        </draw:connector>
        <draw:circle draw:style-name="gr53" draw:text-style-name="P2" xml:id="id98" draw:id="id98" draw:layer="layout" svg:width="1.27cm" svg:height="1.27cm" svg:x="16.24cm" svg:y="18.81cm">
          <text:p text:style-name="P1"><text:span text:style-name="T2">y</text:span></text:p>
        </draw:circle>
        <draw:connector draw:style-name="gr5" draw:text-style-name="P1" draw:layer="layout" draw:type="line" svg:x1="17.51cm" svg:y1="16.905cm" svg:x2="16.875cm" svg:y2="18.81cm" draw:start-shape="id97" draw:start-glue-point="3" draw:end-shape="id98" svg:d="M17510 16905l-635 1905">
          <text:p/>
        </draw:connector>
        <draw:circle draw:style-name="gr53" draw:text-style-name="P2" xml:id="id99" draw:id="id99" draw:layer="layout" svg:width="1.27cm" svg:height="1.27cm" svg:x="18.78cm" svg:y="18.81cm">
          <text:p text:style-name="P1"><text:span text:style-name="T2">z</text:span></text:p>
        </draw:circle>
        <draw:connector draw:style-name="gr5" draw:text-style-name="P1" draw:layer="layout" draw:type="line" svg:x1="18.78cm" svg:y1="16.905cm" svg:x2="19.415cm" svg:y2="18.81cm" draw:start-shape="id97" draw:start-glue-point="1" draw:end-shape="id99" svg:d="M18780 16905l635 1905">
          <text:p/>
        </draw:connector>
        <draw:connector draw:style-name="gr5" draw:text-style-name="P1" draw:layer="layout" draw:type="line" svg:x1="17.51cm" svg:y1="14.365cm" svg:x2="18.145cm" svg:y2="16.27cm" draw:start-shape="id95" draw:start-glue-point="1" draw:end-shape="id97" draw:end-glue-point="0" svg:d="M17510 14365l635 1905">
          <text:p/>
        </draw:connector>
        <draw:connector draw:style-name="gr5" draw:text-style-name="P1" draw:layer="layout" draw:type="line" svg:x1="14.97cm" svg:y1="11.825cm" svg:x2="16.875cm" svg:y2="13.73cm" draw:start-shape="id100" draw:start-glue-point="1" draw:end-shape="id95" draw:end-glue-point="0" svg:d="M14970 11825l1905 1905">
          <text:p/>
        </draw:connector>
        <draw:connector draw:style-name="gr5" draw:text-style-name="P1" draw:layer="layout" draw:type="line" svg:x1="13.7cm" svg:y1="9.285cm" svg:x2="14.335cm" svg:y2="11.19cm" draw:start-shape="id101" draw:start-glue-point="1" draw:end-shape="id100" draw:end-glue-point="0" svg:d="M13700 9285l635 1905">
          <text:p/>
        </draw:connector>
        <draw:connector draw:style-name="gr5" draw:text-style-name="P1" draw:layer="layout" draw:type="line" svg:x1="11.16cm" svg:y1="6.745cm" svg:x2="13.065cm" svg:y2="8.65cm" draw:start-shape="id102" draw:start-glue-point="1" draw:end-shape="id101" draw:end-glue-point="0" svg:d="M11160 6745l1905 1905">
          <text:p/>
        </draw:connector>
        <draw:circle draw:style-name="gr53" draw:text-style-name="P2" xml:id="id104" draw:id="id104" draw:layer="layout" svg:width="1.27cm" svg:height="1.27cm" svg:x="9.89cm" svg:y="16.143cm">
          <text:p text:style-name="P1"><text:span text:style-name="T2">5</text:span></text:p>
        </draw:circle>
        <draw:connector draw:style-name="gr5" draw:text-style-name="P1" draw:layer="layout" draw:type="line" svg:x1="11.16cm" svg:y1="14.365cm" svg:x2="10.525cm" svg:y2="16.143cm" draw:start-shape="id103" draw:start-glue-point="3" draw:end-shape="id104" svg:d="M11160 14365l-635 1778">
          <text:p/>
        </draw:connector>
        <draw:connector draw:style-name="gr5" draw:text-style-name="P1" draw:layer="layout" draw:type="line" svg:x1="12.43cm" svg:y1="9.285cm" svg:x2="11.795cm" svg:y2="11.19cm" draw:start-shape="id101" draw:start-glue-point="3" draw:end-shape="id105" draw:end-glue-point="0" svg:d="M12430 9285l-635 1905">
          <text:p/>
        </draw:connector>
        <draw:circle draw:style-name="gr4" draw:text-style-name="P2" xml:id="id105" draw:id="id105" draw:layer="layout" svg:width="1.27cm" svg:height="1.27cm" svg:x="11.16cm" svg:y="11.19cm">
          <text:p text:style-name="P1"><text:span text:style-name="T2">4</text:span></text:p>
        </draw:circle>
        <draw:connector draw:style-name="gr5" draw:text-style-name="P1" draw:layer="layout" draw:type="line" svg:x1="3.54cm" svg:y1="4.205cm" svg:x2="10.525cm" svg:y2="6.11cm" draw:start-shape="id93" draw:start-glue-point="1" draw:end-shape="id102" draw:end-glue-point="0" svg:d="M3540 4205l6985 1905">
          <text:p/>
        </draw:connector>
        <draw:connector draw:style-name="gr5" draw:text-style-name="P1" draw:layer="layout" draw:type="line" svg:x1="9.89cm" svg:y1="6.745cm" svg:x2="7.985cm" svg:y2="8.65cm" draw:start-shape="id102" draw:start-glue-point="3" draw:end-shape="id106" draw:end-glue-point="0" svg:d="M9890 6745l-1905 1905">
          <text:p/>
        </draw:connector>
        <draw:connector draw:style-name="gr5" draw:text-style-name="P1" draw:layer="layout" draw:type="line" svg:x1="7.35cm" svg:y1="9.285cm" svg:x2="6.715cm" svg:y2="11.19cm" draw:start-shape="id106" draw:start-glue-point="3" draw:end-shape="id107" draw:end-glue-point="0" svg:d="M7350 9285l-635 1905">
          <text:p/>
        </draw:connector>
        <draw:circle draw:style-name="gr53" draw:text-style-name="P2" xml:id="id108" draw:id="id108" draw:layer="layout" svg:width="1.27cm" svg:height="1.27cm" svg:x="8.62cm" svg:y="11.19cm">
          <text:p text:style-name="P1"><text:span text:style-name="T2">2</text:span></text:p>
        </draw:circle>
        <draw:connector draw:style-name="gr5" draw:text-style-name="P1" draw:layer="layout" draw:type="line" svg:x1="8.62cm" svg:y1="9.285cm" svg:x2="9.255cm" svg:y2="11.19cm" draw:start-shape="id106" draw:start-glue-point="1" draw:end-shape="id108" svg:d="M8620 9285l635 1905">
          <text:p/>
        </draw:connector>
        <draw:connector draw:style-name="gr5" draw:text-style-name="P1" draw:layer="layout" draw:type="line" svg:x1="6.08cm" svg:y1="11.825cm" svg:x2="5.445cm" svg:y2="13.73cm" draw:start-shape="id107" draw:start-glue-point="3" draw:end-shape="id109" draw:end-glue-point="0" svg:d="M6080 11825l-635 1905">
          <text:p/>
        </draw:connector>
        <draw:circle draw:style-name="gr4" draw:text-style-name="P2" xml:id="id109" draw:id="id109" draw:layer="layout" svg:width="1.27cm" svg:height="1.27cm" svg:x="4.81cm" svg:y="13.73cm">
          <text:p text:style-name="P1"><text:span text:style-name="T2">3</text:span></text:p>
        </draw:circle>
        <draw:connector draw:style-name="gr5" draw:text-style-name="P1" draw:layer="layout" draw:type="line" svg:x1="7.35cm" svg:y1="11.825cm" svg:x2="7.985cm" svg:y2="13.73cm" draw:start-shape="id107" draw:start-glue-point="1" draw:end-shape="id110" draw:end-glue-point="0" svg:d="M7350 11825l635 1905">
          <text:p/>
        </draw:connector>
        <draw:circle draw:style-name="gr4" draw:text-style-name="P2" xml:id="id110" draw:id="id110" draw:layer="layout" svg:width="1.27cm" svg:height="1.27cm" svg:x="7.35cm" svg:y="13.73cm">
          <text:p text:style-name="P1"><text:span text:style-name="T2">2</text:span></text:p>
        </draw:circle>
        <draw:g>
          <draw:rect draw:style-name="gr4" draw:text-style-name="P1" draw:layer="layout" svg:width="0.635cm" svg:height="0.635cm" svg:x="3.54cm" svg:y="11.825cm">
            <text:p text:style-name="P1"><text:span text:style-name="T8">3</text:span></text:p>
          </draw:rect>
          <draw:rect draw:style-name="gr4" draw:text-style-name="P1" draw:layer="layout" svg:width="0.635cm" svg:height="0.635cm" svg:x="4.175cm" svg:y="11.825cm">
            <text:p text:style-name="P1"><text:span text:style-name="T8">2</text:span></text:p>
          </draw:rect>
          <draw:rect draw:style-name="gr39" draw:text-style-name="P1" draw:layer="layout" svg:width="0.635cm" svg:height="0.635cm" svg:x="3.794cm" svg:y="11.19cm">
            <text:p text:style-name="P1"><text:span text:style-name="T8">9</text:span></text:p>
          </draw:rect>
        </draw:g>
        <draw:g>
          <draw:rect draw:style-name="gr4" draw:text-style-name="P1" draw:layer="layout" svg:width="0.635cm" svg:height="0.635cm" svg:x="4.81cm" svg:y="9.285cm">
            <text:p text:style-name="P1"><text:span text:style-name="T8">9</text:span></text:p>
          </draw:rect>
          <draw:rect draw:style-name="gr54" draw:text-style-name="P1" draw:layer="layout" svg:width="0.635cm" svg:height="0.635cm" svg:x="5.445cm" svg:y="9.285cm">
            <text:p text:style-name="P1"><text:span text:style-name="T8">2</text:span></text:p>
          </draw:rect>
          <draw:rect draw:style-name="gr39" draw:text-style-name="P1" draw:layer="layout" svg:width="0.635cm" svg:height="0.635cm" svg:x="5.064cm" svg:y="8.65cm">
            <text:p text:style-name="P1"><text:span text:style-name="T8">18</text:span></text:p>
          </draw:rect>
        </draw:g>
        <draw:circle draw:style-name="gr3" draw:text-style-name="P2" xml:id="id103" draw:id="id103" draw:layer="layout" svg:width="1.27cm" svg:height="1.27cm" svg:x="11.16cm" svg:y="13.73cm">
          <text:p text:style-name="P1"><text:span text:style-name="T2">*</text:span></text:p>
        </draw:circle>
        <draw:connector draw:style-name="gr5" draw:text-style-name="P1" draw:layer="layout" draw:type="line" svg:x1="12.43cm" svg:y1="14.365cm" svg:x2="13.065cm" svg:y2="16.27cm" draw:start-shape="id103" draw:start-glue-point="1" draw:end-shape="id111" draw:end-glue-point="0" svg:d="M12430 14365l635 1905">
          <text:p/>
        </draw:connector>
        <draw:connector draw:style-name="gr5" draw:text-style-name="P1" draw:layer="layout" draw:type="line" svg:x1="13.7cm" svg:y1="11.825cm" svg:x2="11.795cm" svg:y2="13.73cm" draw:start-shape="id100" draw:start-glue-point="3" draw:end-shape="id103" draw:end-glue-point="0" svg:d="M13700 11825l-1905 1905">
          <text:p/>
        </draw:connector>
        <draw:circle draw:style-name="gr4" draw:text-style-name="P2" xml:id="id111" draw:id="id111" draw:layer="layout" svg:width="1.27cm" svg:height="1.27cm" svg:x="12.43cm" svg:y="16.27cm">
          <text:p text:style-name="P1"><text:span text:style-name="T2">2</text:span></text:p>
        </draw:circle>
        <draw:circle draw:style-name="gr55" draw:text-style-name="P1" xml:id="id112" draw:id="id112" draw:layer="layout" svg:width="0.635cm" svg:height="0.635cm" svg:x="2.778cm" svg:y="11.444cm">
          <text:p text:style-name="P1">1</text:p>
        </draw:circle>
        <draw:circle draw:style-name="gr55" draw:text-style-name="P1" xml:id="id113" draw:id="id113" draw:layer="layout" svg:width="0.635cm" svg:height="0.635cm" svg:x="3.921cm" svg:y="8.904cm">
          <text:p text:style-name="P1"><text:span text:style-name="T34">1.1</text:span></text:p>
        </draw:circle>
        <draw:g>
          <draw:rect draw:style-name="gr54" draw:text-style-name="P1" draw:layer="layout" svg:width="0.635cm" svg:height="0.635cm" svg:x="9.636cm" svg:y="14.365cm">
            <text:p text:style-name="P1"><text:span text:style-name="T8">5</text:span></text:p>
          </draw:rect>
          <draw:rect draw:style-name="gr4" draw:text-style-name="P1" draw:layer="layout" svg:width="0.635cm" svg:height="0.635cm" svg:x="10.271cm" svg:y="14.365cm">
            <text:p text:style-name="P1"><text:span text:style-name="T8">2</text:span></text:p>
          </draw:rect>
          <draw:rect draw:style-name="gr39" draw:text-style-name="P1" draw:layer="layout" svg:width="0.635cm" svg:height="0.635cm" svg:x="9.89cm" svg:y="13.73cm">
            <text:p text:style-name="P1"><text:span text:style-name="T8">10</text:span></text:p>
          </draw:rect>
        </draw:g>
        <draw:circle draw:style-name="gr55" draw:text-style-name="P1" xml:id="id117" draw:id="id117" draw:layer="layout" svg:width="0.635cm" svg:height="0.635cm" svg:x="8.874cm" svg:y="13.984cm">
          <text:p text:style-name="P1">2</text:p>
        </draw:circle>
        <draw:g>
          <draw:rect draw:style-name="gr54" draw:text-style-name="P1" draw:layer="layout" svg:width="0.635cm" svg:height="0.635cm" svg:x="19.034cm" svg:y="16.905cm">
            <text:p text:style-name="P1"><text:span text:style-name="T8">y</text:span></text:p>
          </draw:rect>
          <draw:rect draw:style-name="gr54" draw:text-style-name="P1" draw:layer="layout" svg:width="0.635cm" svg:height="0.635cm" svg:x="19.669cm" svg:y="16.905cm">
            <text:p text:style-name="P1"><text:span text:style-name="T8">z</text:span></text:p>
          </draw:rect>
          <draw:rect draw:style-name="gr39" draw:text-style-name="P1" draw:layer="layout" svg:width="0.635cm" svg:height="0.635cm" svg:x="19.288cm" svg:y="16.27cm">
            <text:p text:style-name="P1"><text:span text:style-name="T35">pi/6</text:span></text:p>
          </draw:rect>
        </draw:g>
        <draw:circle draw:style-name="gr55" draw:text-style-name="P1" xml:id="id114" draw:id="id114" draw:layer="layout" svg:width="0.635cm" svg:height="0.635cm" svg:x="18.653cm" svg:y="15.889cm">
          <text:p text:style-name="P1">3</text:p>
        </draw:circle>
        <draw:g>
          <draw:rect draw:style-name="gr4" draw:text-style-name="P1" draw:layer="layout" svg:width="0.635cm" svg:height="0.635cm" svg:x="17.764cm" svg:y="14.365cm">
            <text:p text:style-name="P1"><text:span text:style-name="T36">pi/6</text:span></text:p>
          </draw:rect>
          <draw:rect draw:style-name="gr39" draw:text-style-name="P1" draw:layer="layout" svg:width="0.635cm" svg:height="0.635cm" svg:x="17.764cm" svg:y="13.73cm">
            <text:p text:style-name="P1"><text:span text:style-name="T35">1/2</text:span></text:p>
          </draw:rect>
        </draw:g>
        <draw:circle draw:style-name="gr55" draw:text-style-name="P1" xml:id="id115" draw:id="id115" draw:layer="layout" svg:width="0.635cm" svg:height="0.635cm" svg:x="18.526cm" svg:y="13.984cm">
          <text:p text:style-name="P1"><text:span text:style-name="T8">3.1</text:span></text:p>
        </draw:circle>
        <draw:circle draw:style-name="gr55" draw:text-style-name="P1" xml:id="id116" draw:id="id116" draw:layer="layout" svg:width="0.635cm" svg:height="0.635cm" svg:x="17.002cm" svg:y="11.571cm">
          <text:p text:style-name="P1"><text:span text:style-name="T8">2.1</text:span></text:p>
        </draw:circle>
        <draw:g>
          <draw:rect draw:style-name="gr4" draw:text-style-name="P1" draw:layer="layout" svg:width="0.635cm" svg:height="0.635cm" svg:x="16.24cm" svg:y="11.825cm">
            <text:p text:style-name="P1"><text:span text:style-name="T36">1/2</text:span></text:p>
          </draw:rect>
          <draw:rect draw:style-name="gr4" draw:text-style-name="P1" xml:id="id122" draw:id="id122" draw:layer="layout" svg:width="0.635cm" svg:height="0.635cm" svg:x="15.605cm" svg:y="11.825cm">
            <text:p text:style-name="P1"><text:span text:style-name="T36">10</text:span></text:p>
          </draw:rect>
          <draw:rect draw:style-name="gr39" draw:text-style-name="P1" xml:id="id118" draw:id="id118" draw:layer="layout" svg:width="0.635cm" svg:height="0.635cm" svg:x="15.859cm" svg:y="11.19cm">
            <text:p text:style-name="P1"><text:span text:style-name="T8">5</text:span></text:p>
          </draw:rect>
        </draw:g>
        <draw:connector draw:style-name="gr56" draw:text-style-name="P1" draw:layer="layout" draw:type="line" svg:x1="3.095cm" svg:y1="11.444cm" svg:x2="4.238cm" svg:y2="9.539cm" draw:start-shape="id112" draw:start-glue-point="0" draw:end-shape="id113" draw:end-glue-point="2" svg:d="M3095 11444l1143-1905">
          <text:p/>
        </draw:connector>
        <draw:connector draw:style-name="gr56" draw:text-style-name="P1" draw:layer="layout" draw:type="line" svg:x1="18.97cm" svg:y1="15.889cm" svg:x2="18.843cm" svg:y2="14.619cm" draw:start-shape="id114" draw:start-glue-point="0" draw:end-shape="id115" draw:end-glue-point="2" svg:d="M18970 15889l-127-1270">
          <text:p/>
        </draw:connector>
        <draw:connector draw:style-name="gr56" draw:text-style-name="P1" draw:layer="layout" draw:type="line" svg:x1="18.843cm" svg:y1="13.984cm" svg:x2="17.319cm" svg:y2="12.206cm" draw:start-shape="id115" draw:start-glue-point="0" draw:end-shape="id116" draw:end-glue-point="2" svg:d="M18843 13984l-1524-1778">
          <text:p/>
        </draw:connector>
        <draw:g>
          <draw:rect draw:style-name="gr4" draw:text-style-name="P1" draw:layer="layout" svg:width="0.635cm" svg:height="0.635cm" svg:x="10.525cm" svg:y="12.968cm">
            <text:p text:style-name="P1"><text:span text:style-name="T8">10</text:span></text:p>
          </draw:rect>
          <draw:rect draw:style-name="gr4" draw:text-style-name="P1" xml:id="id121" draw:id="id121" draw:layer="layout" svg:width="0.635cm" svg:height="0.635cm" svg:x="11.16cm" svg:y="12.968cm">
            <text:p text:style-name="P1"><text:span text:style-name="T8">2</text:span></text:p>
          </draw:rect>
          <draw:rect draw:style-name="gr40" draw:text-style-name="P1" draw:layer="layout" svg:width="0.635cm" svg:height="0.635cm" svg:x="10.779cm" svg:y="12.333cm">
            <text:p/>
          </draw:rect>
        </draw:g>
        <draw:g>
          <draw:rect draw:style-name="gr4" draw:text-style-name="P1" draw:layer="layout" svg:width="0.635cm" svg:height="0.635cm" svg:x="6.334cm" svg:y="8.015cm">
            <text:p text:style-name="P1"><text:span text:style-name="T8">18</text:span></text:p>
          </draw:rect>
          <draw:rect draw:style-name="gr54" draw:text-style-name="P1" xml:id="id123" draw:id="id123" draw:layer="layout" svg:width="0.635cm" svg:height="0.635cm" svg:x="6.969cm" svg:y="8.015cm">
            <text:p text:style-name="P1"><text:span text:style-name="T8">2</text:span></text:p>
          </draw:rect>
          <draw:rect draw:style-name="gr40" draw:text-style-name="P1" draw:layer="layout" svg:width="0.635cm" svg:height="0.635cm" svg:x="6.588cm" svg:y="7.38cm">
            <text:p/>
          </draw:rect>
        </draw:g>
        <draw:connector draw:style-name="gr57" draw:text-style-name="P1" draw:layer="layout" draw:type="line" svg:x1="4.238cm" svg:y1="8.904cm" svg:x2="6.113cm" svg:y2="7.96cm" draw:start-shape="id113" draw:start-glue-point="0" svg:d="M4238 8904l1875-944">
          <text:p/>
        </draw:connector>
        <draw:connector draw:style-name="gr57" draw:text-style-name="P1" draw:layer="layout" draw:type="line" svg:x1="9.191cm" svg:y1="13.984cm" svg:x2="10.419cm" svg:y2="12.941cm" draw:start-shape="id117" draw:start-glue-point="0" svg:d="M9191 13984l1228-1043">
          <text:p/>
        </draw:connector>
        <draw:circle draw:style-name="gr55" draw:text-style-name="P1" xml:id="id119" draw:id="id119" draw:layer="layout" svg:width="0.635cm" svg:height="0.635cm" svg:x="15.478cm" svg:y="9.031cm">
          <text:p text:style-name="P1"><text:span text:style-name="T35">2.2</text:span></text:p>
        </draw:circle>
        <draw:g>
          <draw:rect draw:style-name="gr4" draw:text-style-name="P1" draw:layer="layout" svg:width="0.635cm" svg:height="0.635cm" svg:x="14.716cm" svg:y="9.285cm">
            <text:p text:style-name="P1"><text:span text:style-name="T36">5</text:span></text:p>
          </draw:rect>
          <draw:rect draw:style-name="gr4" draw:text-style-name="P1" draw:layer="layout" svg:width="0.635cm" svg:height="0.635cm" svg:x="14.081cm" svg:y="9.285cm">
            <text:p text:style-name="P1"><text:span text:style-name="T36">4</text:span></text:p>
          </draw:rect>
          <draw:rect draw:style-name="gr39" draw:text-style-name="P1" draw:layer="layout" svg:width="0.635cm" svg:height="0.635cm" svg:x="14.335cm" svg:y="8.65cm">
            <text:p text:style-name="P1"><text:span text:style-name="T8">20</text:span></text:p>
          </draw:rect>
        </draw:g>
        <draw:connector draw:style-name="gr58" draw:text-style-name="P1" draw:layer="layout" draw:type="line" svg:x1="16.176cm" svg:y1="11.19cm" svg:x2="15.795cm" svg:y2="9.666cm" draw:start-shape="id118" draw:start-glue-point="0" draw:end-shape="id119" draw:end-glue-point="2" svg:d="M16176 11190l-381-1524">
          <text:p/>
        </draw:connector>
        <draw:circle draw:style-name="gr55" draw:text-style-name="P1" xml:id="id120" draw:id="id120" draw:layer="layout" svg:width="0.635cm" svg:height="0.635cm" svg:x="13.065cm" svg:y="6.237cm">
          <text:p text:style-name="P1"><text:span text:style-name="T35">1.2</text:span></text:p>
        </draw:circle>
        <draw:g>
          <draw:rect draw:style-name="gr4" draw:text-style-name="P1" draw:layer="layout" svg:width="0.635cm" svg:height="0.635cm" svg:x="12.303cm" svg:y="6.491cm">
            <text:p text:style-name="P1"><text:span text:style-name="T36">20</text:span></text:p>
          </draw:rect>
          <draw:rect draw:style-name="gr4" draw:text-style-name="P1" xml:id="id124" draw:id="id124" draw:layer="layout" svg:width="0.635cm" svg:height="0.635cm" svg:x="11.668cm" svg:y="6.491cm">
            <text:p text:style-name="P1"><text:span text:style-name="T36">18</text:span></text:p>
          </draw:rect>
          <draw:rect draw:style-name="gr39" draw:text-style-name="P1" xml:id="id125" draw:id="id125" draw:layer="layout" svg:width="0.635cm" svg:height="0.635cm" svg:x="11.922cm" svg:y="5.856cm">
            <text:p text:style-name="P1"><text:span text:style-name="T34">38</text:span></text:p>
          </draw:rect>
        </draw:g>
        <draw:connector draw:style-name="gr56" draw:text-style-name="P1" draw:layer="layout" draw:type="line" svg:x1="15.795cm" svg:y1="9.031cm" svg:x2="13.382cm" svg:y2="6.872cm" draw:start-shape="id119" draw:start-glue-point="0" draw:end-shape="id120" draw:end-glue-point="2" svg:d="M15795 9031l-2413-2159">
          <text:p/>
        </draw:connector>
        <draw:connector draw:style-name="gr58" draw:text-style-name="P1" draw:layer="layout" draw:type="line" svg:x1="11.795cm" svg:y1="13.285cm" svg:x2="15.922cm" svg:y2="12.46cm" draw:start-shape="id121" draw:start-glue-point="1" draw:end-shape="id122" draw:end-glue-point="2" svg:d="M11795 13285l4127-825">
          <text:p/>
        </draw:connector>
        <draw:connector draw:style-name="gr58" draw:text-style-name="P1" draw:layer="layout" draw:type="line" svg:x1="7.604cm" svg:y1="8.332cm" svg:x2="11.985cm" svg:y2="7.126cm" draw:start-shape="id123" draw:start-glue-point="1" draw:end-shape="id124" draw:end-glue-point="2" svg:d="M7604 8332l4381-1206">
          <text:p/>
        </draw:connector>
        <draw:circle draw:style-name="gr55" draw:text-style-name="P1" xml:id="id126" draw:id="id126" draw:layer="layout" svg:width="0.635cm" svg:height="0.635cm" svg:x="5.572cm" svg:y="3.316cm">
          <text:p text:style-name="P1"><text:span text:style-name="T35">1.3</text:span></text:p>
        </draw:circle>
        <draw:g>
          <draw:rect draw:style-name="gr4" draw:text-style-name="P1" draw:layer="layout" svg:width="0.635cm" svg:height="0.635cm" svg:x="4.81cm" svg:y="3.57cm">
            <text:p text:style-name="P1"><text:span text:style-name="T36">38</text:span></text:p>
          </draw:rect>
          <draw:rect draw:style-name="gr4" draw:text-style-name="P1" draw:layer="layout" svg:width="0.635cm" svg:height="0.635cm" svg:x="4.175cm" svg:y="3.57cm">
            <text:p text:style-name="P1"><text:span text:style-name="T36">18</text:span></text:p>
          </draw:rect>
          <draw:rect draw:style-name="gr40" draw:text-style-name="P1" draw:layer="layout" svg:width="0.635cm" svg:height="0.635cm" svg:x="4.429cm" svg:y="2.935cm">
            <text:p/>
          </draw:rect>
        </draw:g>
        <draw:connector draw:style-name="gr56" draw:text-style-name="P1" draw:layer="layout" draw:type="line" svg:x1="12.239cm" svg:y1="5.856cm" svg:x2="5.889cm" svg:y2="3.951cm" draw:start-shape="id125" draw:start-glue-point="0" draw:end-shape="id126" draw:end-glue-point="2" svg:d="M12239 5856l-6350-1905">
          <text:p/>
        </draw:connector>
        <draw:frame draw:style-name="gr6" draw:layer="layout" svg:width="5.328cm" svg:height="0.963cm" svg:x="1.006cm" svg:y="1.053cm">
          <draw:text-box>
            <text:p>calculate::iterator</text:p>
          </draw:text-box>
        </draw:frame>
      </draw:page>
      <draw:page draw:name="page6" draw:style-name="dp1" draw:master-page-name="Default">
        <draw:rect draw:style-name="gr59" draw:text-style-name="P1" draw:layer="layout" svg:width="3.302cm" svg:height="1.651cm" svg:x="2.143cm" svg:y="2.143cm">
          <text:p/>
        </draw:rect>
        <draw:rect draw:style-name="gr59" draw:text-style-name="P1" draw:layer="layout" svg:width="3.302cm" svg:height="1.651cm" svg:x="3.032cm" svg:y="5.953cm">
          <text:p/>
        </draw:rect>
        <draw:rect draw:style-name="gr59" draw:text-style-name="P1" draw:layer="layout" svg:width="3.478cm" svg:height="1.651cm" svg:x="6.793cm" svg:y="8.493cm">
          <text:p/>
        </draw:rect>
        <draw:rect draw:style-name="gr59" draw:text-style-name="P1" draw:layer="layout" svg:width="3.429cm" svg:height="1.651cm" svg:x="12.276cm" svg:y="11.033cm">
          <text:p/>
        </draw:rect>
        <draw:rect draw:style-name="gr59" draw:text-style-name="P1" draw:layer="layout" svg:width="2.794cm" svg:height="1.651cm" svg:x="14.716cm" svg:y="13.573cm">
          <text:p/>
        </draw:rect>
        <draw:rect draw:style-name="gr59" draw:text-style-name="P1" draw:layer="layout" svg:width="3.429cm" svg:height="1.651cm" svg:x="16.113cm" svg:y="16.113cm">
          <text:p/>
        </draw:rect>
        <draw:rect draw:style-name="gr59" draw:text-style-name="P1" draw:layer="layout" svg:width="2.921cm" svg:height="1.524cm" svg:x="17.383cm" svg:y="18.653cm">
          <text:p/>
        </draw:rect>
        <draw:rect draw:style-name="gr59" draw:text-style-name="P1" draw:layer="layout" svg:width="2.948cm" svg:height="1.651cm" svg:x="7.35cm" svg:y="13.573cm">
          <text:p/>
        </draw:rect>
        <draw:rect draw:style-name="gr59" draw:text-style-name="P1" draw:layer="layout" svg:width="3.556cm" svg:height="1.651cm" svg:x="7.985cm" svg:y="16.113cm">
          <text:p/>
        </draw:rect>
        <draw:rect draw:style-name="gr59" draw:text-style-name="P1" draw:layer="layout" svg:width="2.667cm" svg:height="1.651cm" svg:x="7.25cm" svg:y="10.906cm">
          <text:p/>
        </draw:rect>
        <draw:rect draw:style-name="gr59" draw:text-style-name="P1" draw:layer="layout" svg:width="3.302cm" svg:height="1.651cm" svg:x="1.862cm" svg:y="8.466cm">
          <text:p/>
        </draw:rect>
        <draw:rect draw:style-name="gr59" draw:text-style-name="P1" draw:layer="layout" svg:width="3.302cm" svg:height="1.651cm" svg:x="1.762cm" svg:y="11.033cm">
          <text:p/>
        </draw:rect>
        <draw:frame draw:style-name="gr60" draw:layer="layout" svg:width="4.236cm" svg:height="0.963cm" svg:x="1.017cm" svg:y="1.053cm">
          <draw:text-box>
            <text:p>Parentheses:</text:p>
          </draw:text-box>
        </draw:frame>
        <draw:circle draw:style-name="gr3" draw:text-style-name="P2" xml:id="id127" draw:id="id127" draw:layer="layout" svg:width="1.27cm" svg:height="1.27cm" svg:x="16.24cm" svg:y="16.24cm">
          <text:p text:style-name="P1"><text:span text:style-name="T2">/</text:span></text:p>
        </draw:circle>
        <draw:circle draw:style-name="gr4" draw:text-style-name="P2" xml:id="id129" draw:id="id129" draw:layer="layout" svg:width="1.27cm" svg:height="1.27cm" svg:x="14.97cm" svg:y="18.78cm">
          <text:p text:style-name="P1"><text:span text:style-name="T2">1</text:span></text:p>
        </draw:circle>
        <draw:circle draw:style-name="gr4" draw:text-style-name="P2" xml:id="id128" draw:id="id128" draw:layer="layout" svg:width="1.27cm" svg:height="1.27cm" svg:x="17.51cm" svg:y="18.78cm">
          <text:p text:style-name="P1"><text:span text:style-name="T2">4</text:span></text:p>
        </draw:circle>
        <draw:connector draw:style-name="gr5" draw:text-style-name="P1" draw:layer="layout" draw:type="line" svg:x1="17.51cm" svg:y1="16.875cm" svg:x2="18.145cm" svg:y2="18.78cm" draw:start-shape="id127" draw:end-shape="id128" draw:end-glue-point="0" svg:d="M17510 16875l635 1905">
          <text:p/>
        </draw:connector>
        <draw:connector draw:style-name="gr5" draw:text-style-name="P1" draw:layer="layout" draw:type="line" svg:x1="16.24cm" svg:y1="16.875cm" svg:x2="15.605cm" svg:y2="18.78cm" draw:start-shape="id127" draw:start-glue-point="3" draw:end-shape="id129" draw:end-glue-point="0" svg:d="M16240 16875l-635 1905">
          <text:p/>
        </draw:connector>
        <draw:circle draw:style-name="gr3" draw:text-style-name="P2" xml:id="id130" draw:id="id130" draw:layer="layout" svg:width="1.27cm" svg:height="1.27cm" svg:x="14.97cm" svg:y="13.7cm">
          <text:p text:style-name="P1"><text:span text:style-name="T2">(</text:span></text:p>
        </draw:circle>
        <draw:connector draw:style-name="gr5" draw:text-style-name="P1" draw:layer="layout" draw:type="line" svg:x1="16.24cm" svg:y1="14.335cm" svg:x2="16.875cm" svg:y2="16.24cm" draw:start-shape="id130" draw:end-shape="id127" draw:end-glue-point="0" svg:d="M16240 14335l635 1905">
          <text:p/>
        </draw:connector>
        <draw:circle draw:style-name="gr3" draw:text-style-name="P2" xml:id="id134" draw:id="id134" draw:layer="layout" svg:width="1.27cm" svg:height="1.27cm" svg:x="4.81cm" svg:y="6.08cm">
          <text:p text:style-name="P1"><text:span text:style-name="T2">+</text:span></text:p>
        </draw:circle>
        <draw:circle draw:style-name="gr53" draw:text-style-name="P2" xml:id="id140" draw:id="id140" draw:layer="layout" svg:width="1.27cm" svg:height="1.27cm" svg:x="1cm" svg:y="4.81cm">
          <text:p text:style-name="P1"><text:span text:style-name="T2">k</text:span></text:p>
        </draw:circle>
        <draw:circle draw:style-name="gr3" draw:text-style-name="P2" xml:id="id131" draw:id="id131" draw:layer="layout" svg:width="1.27cm" svg:height="1.27cm" svg:x="18.78cm" svg:y="21.32cm">
          <text:p text:style-name="P1"><text:span text:style-name="T2">)</text:span></text:p>
        </draw:circle>
        <draw:connector draw:style-name="gr5" draw:text-style-name="P1" draw:layer="layout" draw:type="line" svg:x1="19.415cm" svg:y1="21.32cm" svg:x2="18.78cm" svg:y2="19.415cm" draw:start-shape="id131" draw:end-shape="id128" svg:d="M19415 21320l-635-1905">
          <text:p/>
        </draw:connector>
        <draw:circle draw:style-name="gr3" draw:text-style-name="P2" xml:id="id132" draw:id="id132" draw:layer="layout" svg:width="1.27cm" svg:height="1.27cm" svg:x="12.403cm" svg:y="11.133cm">
          <text:p text:style-name="P1"><text:span text:style-name="T2">*</text:span></text:p>
        </draw:circle>
        <draw:connector draw:style-name="gr5" draw:text-style-name="P1" draw:layer="layout" draw:type="line" svg:x1="13.673cm" svg:y1="11.768cm" svg:x2="15.605cm" svg:y2="13.7cm" draw:start-shape="id132" draw:start-glue-point="1" draw:end-shape="id130" draw:end-glue-point="0" svg:d="M13673 11768l1932 1932">
          <text:p/>
        </draw:connector>
        <draw:connector draw:style-name="gr5" draw:text-style-name="P1" draw:layer="layout" draw:type="line" svg:x1="12.403cm" svg:y1="11.768cm" svg:x2="9.255cm" svg:y2="13.7cm" draw:start-shape="id132" draw:start-glue-point="3" draw:end-shape="id133" draw:end-glue-point="0" svg:d="M12403 11768l-3148 1932">
          <text:p/>
        </draw:connector>
        <draw:connector draw:style-name="gr5" draw:text-style-name="P1" draw:layer="layout" draw:type="line" svg:x1="6.08cm" svg:y1="6.715cm" svg:x2="9.255cm" svg:y2="8.62cm" draw:start-shape="id134" draw:start-glue-point="1" draw:end-shape="id135" draw:end-glue-point="0" svg:d="M6080 6715l3175 1905">
          <text:p/>
        </draw:connector>
        <draw:circle draw:style-name="gr3" draw:text-style-name="P2" xml:id="id133" draw:id="id133" draw:layer="layout" svg:width="1.27cm" svg:height="1.27cm" svg:x="8.62cm" svg:y="13.7cm">
          <text:p text:style-name="P1"><text:span text:style-name="T2">((</text:span></text:p>
        </draw:circle>
        <draw:connector draw:style-name="gr5" draw:text-style-name="P1" draw:layer="layout" draw:type="line" svg:x1="8.62cm" svg:y1="9.255cm" svg:x2="7.985cm" svg:y2="11.16cm" draw:start-shape="id135" draw:start-glue-point="3" draw:end-shape="id136" draw:end-glue-point="0" svg:d="M8620 9255l-635 1905">
          <text:p/>
        </draw:connector>
        <draw:circle draw:style-name="gr4" draw:text-style-name="P2" xml:id="id136" draw:id="id136" draw:layer="layout" svg:width="1.27cm" svg:height="1.27cm" svg:x="7.35cm" svg:y="11.16cm">
          <text:p text:style-name="P1"><text:span text:style-name="T2">8</text:span></text:p>
        </draw:circle>
        <draw:connector draw:style-name="gr5" draw:text-style-name="P1" draw:layer="layout" draw:type="line" svg:x1="9.89cm" svg:y1="16.875cm" svg:x2="9.255cm" svg:y2="18.78cm" draw:start-shape="id137" draw:start-glue-point="3" draw:end-shape="id138" draw:end-glue-point="0" svg:d="M9890 16875l-635 1905">
          <text:p/>
        </draw:connector>
        <draw:circle draw:style-name="gr4" draw:text-style-name="P2" xml:id="id138" draw:id="id138" draw:layer="layout" svg:width="1.27cm" svg:height="1.27cm" svg:x="8.62cm" svg:y="18.78cm">
          <text:p text:style-name="P1"><text:span text:style-name="T2">5</text:span></text:p>
        </draw:circle>
        <draw:g>
          <draw:rect draw:style-name="gr4" draw:text-style-name="P1" draw:layer="layout" svg:width="0.635cm" svg:height="0.635cm" svg:x="8.185cm" svg:y="17.002cm">
            <text:p text:style-name="P1"><text:span text:style-name="T8">5</text:span></text:p>
          </draw:rect>
          <draw:rect draw:style-name="gr4" draw:text-style-name="P1" draw:layer="layout" svg:width="0.635cm" svg:height="0.635cm" svg:x="8.82cm" svg:y="17.002cm">
            <text:p text:style-name="P1"><text:span text:style-name="T8">7</text:span></text:p>
          </draw:rect>
          <draw:rect draw:style-name="gr39" draw:text-style-name="P1" draw:layer="layout" svg:width="0.635cm" svg:height="0.635cm" svg:x="8.439cm" svg:y="16.367cm">
            <text:p text:style-name="P1"><text:span text:style-name="T8">12</text:span></text:p>
          </draw:rect>
        </draw:g>
        <draw:g>
          <draw:rect draw:style-name="gr4" draw:text-style-name="P1" draw:layer="layout" svg:width="0.635cm" svg:height="0.635cm" svg:x="19.415cm" svg:y="19.415cm">
            <text:p text:style-name="P1"><text:span text:style-name="T8">4</text:span></text:p>
          </draw:rect>
          <draw:rect draw:style-name="gr40" draw:text-style-name="P1" draw:layer="layout" svg:width="0.635cm" svg:height="0.635cm" svg:x="19.415cm" svg:y="18.78cm">
            <text:p/>
          </draw:rect>
        </draw:g>
        <draw:g>
          <draw:rect draw:style-name="gr4" draw:text-style-name="P1" draw:layer="layout" svg:width="0.635cm" svg:height="0.635cm" svg:x="3.667cm" svg:y="11.795cm">
            <text:p text:style-name="P1"><text:span text:style-name="T8">6</text:span></text:p>
          </draw:rect>
          <draw:rect draw:style-name="gr4" draw:text-style-name="P1" draw:layer="layout" svg:width="0.635cm" svg:height="0.635cm" svg:x="4.302cm" svg:y="11.795cm">
            <text:p text:style-name="P1"><text:span text:style-name="T8">2</text:span></text:p>
          </draw:rect>
          <draw:rect draw:style-name="gr39" draw:text-style-name="P1" draw:layer="layout" svg:width="0.635cm" svg:height="0.635cm" svg:x="3.921cm" svg:y="11.16cm">
            <text:p text:style-name="P1"><text:span text:style-name="T34">36</text:span></text:p>
          </draw:rect>
        </draw:g>
        <draw:frame draw:style-name="gr61" draw:text-style-name="P13" xml:id="id142" draw:id="id142" draw:layer="layout" svg:width="2.606cm" svg:height="0.839cm" svg:x="1.381cm" svg:y="7.731cm">
          <draw:text-box>
            <text:p><text:span text:style-name="T37">iterator 0</text:span></text:p>
          </draw:text-box>
        </draw:frame>
        <draw:circle draw:style-name="gr3" draw:text-style-name="P2" xml:id="id139" draw:id="id139" draw:layer="layout" svg:width="1.27cm" svg:height="1.27cm" svg:x="2.27cm" svg:y="2.27cm">
          <text:p text:style-name="P1"><text:span text:style-name="T2">=</text:span></text:p>
        </draw:circle>
        <draw:connector draw:style-name="gr5" draw:text-style-name="P1" draw:layer="layout" draw:type="line" svg:x1="2.27cm" svg:y1="2.905cm" svg:x2="1.635cm" svg:y2="4.81cm" draw:start-shape="id139" draw:start-glue-point="3" draw:end-shape="id140" draw:end-glue-point="0" svg:d="M2270 2905l-635 1905">
          <text:p/>
        </draw:connector>
        <draw:connector draw:style-name="gr5" draw:text-style-name="P1" draw:layer="layout" draw:type="line" svg:x1="3.54cm" svg:y1="2.905cm" svg:x2="5.445cm" svg:y2="6.08cm" draw:start-shape="id139" draw:start-glue-point="1" draw:end-shape="id134" svg:d="M3540 2905l1905 3175">
          <text:p/>
        </draw:connector>
        <draw:frame draw:style-name="gr61" draw:text-style-name="P13" xml:id="id141" draw:id="id141" draw:layer="layout" svg:width="2.606cm" svg:height="0.839cm" svg:x="1.381cm" svg:y="10.271cm">
          <draw:text-box>
            <text:p><text:span text:style-name="T37">iterator 0</text:span></text:p>
          </draw:text-box>
        </draw:frame>
        <draw:connector draw:style-name="gr51" draw:text-style-name="P1" draw:layer="layout" draw:type="curve" draw:line-skew="0.496cm" svg:x1="1.381cm" svg:y1="10.69cm" svg:x2="1.381cm" svg:y2="8.15cm" draw:start-shape="id141" draw:start-glue-point="3" draw:end-shape="id142" draw:end-glue-point="3" svg:d="M1381 10690c-6 0-6-2540 0-2540">
          <text:p/>
        </draw:connector>
        <draw:connector draw:style-name="gr5" draw:text-style-name="P1" draw:layer="layout" draw:type="line" svg:x1="4.81cm" svg:y1="6.715cm" svg:x2="4.175cm" svg:y2="8.62cm" draw:start-shape="id134" draw:start-glue-point="3" draw:end-shape="id143" draw:end-glue-point="0" svg:d="M4810 6715l-635 1905">
          <text:p/>
        </draw:connector>
        <draw:circle draw:style-name="gr3" draw:text-style-name="P2" xml:id="id143" draw:id="id143" draw:layer="layout" svg:width="1.27cm" svg:height="1.27cm" svg:x="3.54cm" svg:y="8.62cm">
          <text:p text:style-name="P1"><text:span text:style-name="T2">/</text:span></text:p>
        </draw:circle>
        <draw:connector draw:style-name="gr5" draw:text-style-name="P1" draw:layer="layout" draw:type="line" svg:x1="3.54cm" svg:y1="9.255cm" svg:x2="2.905cm" svg:y2="11.16cm" draw:start-shape="id143" draw:start-glue-point="3" draw:end-shape="id144" draw:end-glue-point="0" svg:d="M3540 9255l-635 1905">
          <text:p/>
        </draw:connector>
        <draw:circle draw:style-name="gr3" draw:text-style-name="P2" xml:id="id144" draw:id="id144" draw:layer="layout" svg:width="1.27cm" svg:height="1.27cm" svg:x="2.27cm" svg:y="11.16cm">
          <text:p text:style-name="P1"><text:span text:style-name="T2">^</text:span></text:p>
        </draw:circle>
        <draw:connector draw:style-name="gr5" draw:text-style-name="P1" draw:layer="layout" draw:type="line" svg:x1="2.27cm" svg:y1="11.795cm" svg:x2="1.635cm" svg:y2="13.7cm" draw:start-shape="id144" draw:start-glue-point="3" draw:end-shape="id145" svg:d="M2270 11795l-635 1905">
          <text:p/>
        </draw:connector>
        <draw:circle draw:style-name="gr4" draw:text-style-name="P2" xml:id="id145" draw:id="id145" draw:layer="layout" svg:width="1.27cm" svg:height="1.27cm" svg:x="1cm" svg:y="13.7cm">
          <text:p text:style-name="P1"><text:span text:style-name="T2">6</text:span></text:p>
        </draw:circle>
        <draw:connector draw:style-name="gr5" draw:text-style-name="P1" draw:layer="layout" draw:type="line" svg:x1="3.54cm" svg:y1="11.795cm" svg:x2="4.175cm" svg:y2="13.7cm" draw:start-shape="id144" draw:start-glue-point="1" draw:end-shape="id146" draw:end-glue-point="0" svg:d="M3540 11795l635 1905">
          <text:p/>
        </draw:connector>
        <draw:circle draw:style-name="gr4" draw:text-style-name="P2" xml:id="id146" draw:id="id146" draw:layer="layout" svg:width="1.27cm" svg:height="1.27cm" svg:x="3.54cm" svg:y="13.7cm">
          <text:p text:style-name="P1"><text:span text:style-name="T2">2</text:span></text:p>
        </draw:circle>
        <draw:connector draw:style-name="gr5" draw:text-style-name="P1" draw:layer="layout" draw:type="line" svg:x1="4.81cm" svg:y1="9.255cm" svg:x2="5.826cm" svg:y2="11.16cm" draw:start-shape="id143" draw:start-glue-point="1" draw:end-shape="id147" draw:end-glue-point="0" svg:d="M4810 9255l1016 1905">
          <text:p/>
        </draw:connector>
        <draw:circle draw:style-name="gr4" draw:text-style-name="P2" xml:id="id147" draw:id="id147" draw:layer="layout" svg:width="1.27cm" svg:height="1.27cm" svg:x="5.191cm" svg:y="11.16cm">
          <text:p text:style-name="P1"><text:span text:style-name="T2">9</text:span></text:p>
        </draw:circle>
        <draw:circle draw:style-name="gr3" draw:text-style-name="P2" xml:id="id135" draw:id="id135" draw:layer="layout" svg:width="1.27cm" svg:height="1.27cm" svg:x="8.62cm" svg:y="8.62cm">
          <text:p text:style-name="P1"><text:span text:style-name="T2">*</text:span></text:p>
        </draw:circle>
        <draw:connector draw:style-name="gr5" draw:text-style-name="P1" draw:layer="layout" draw:type="line" svg:x1="9.89cm" svg:y1="9.255cm" svg:x2="13.038cm" svg:y2="11.133cm" draw:start-shape="id135" draw:start-glue-point="1" draw:end-shape="id132" draw:end-glue-point="0" svg:d="M9890 9255l3148 1878">
          <text:p/>
        </draw:connector>
        <draw:circle draw:style-name="gr3" draw:text-style-name="P2" xml:id="id137" draw:id="id137" draw:layer="layout" svg:width="1.27cm" svg:height="1.27cm" svg:x="9.89cm" svg:y="16.24cm">
          <text:p text:style-name="P1"><text:span text:style-name="T2">+</text:span></text:p>
        </draw:circle>
        <draw:connector draw:style-name="gr5" draw:text-style-name="P1" draw:layer="layout" draw:type="line" svg:x1="9.89cm" svg:y1="14.335cm" svg:x2="10.525cm" svg:y2="16.24cm" draw:start-shape="id133" draw:start-glue-point="1" draw:end-shape="id137" draw:end-glue-point="0" svg:d="M9890 14335l635 1905">
          <text:p/>
        </draw:connector>
        <draw:connector draw:style-name="gr5" draw:text-style-name="P1" draw:layer="layout" draw:type="line" svg:x1="11.16cm" svg:y1="16.875cm" svg:x2="11.795cm" svg:y2="18.78cm" draw:start-shape="id137" draw:start-glue-point="1" draw:end-shape="id148" draw:end-glue-point="0" svg:d="M11160 16875l635 1905">
          <text:p/>
        </draw:connector>
        <draw:circle draw:style-name="gr4" draw:text-style-name="P2" xml:id="id148" draw:id="id148" draw:layer="layout" svg:width="1.27cm" svg:height="1.27cm" svg:x="11.16cm" svg:y="18.78cm">
          <text:p text:style-name="P1"><text:span text:style-name="T2">7</text:span></text:p>
        </draw:circle>
        <draw:circle draw:style-name="gr3" draw:text-style-name="P2" xml:id="id149" draw:id="id149" draw:layer="layout" svg:width="1.27cm" svg:height="1.27cm" svg:x="12.43cm" svg:y="21.32cm">
          <text:p text:style-name="P1"><text:span text:style-name="T2">)</text:span></text:p>
        </draw:circle>
        <draw:connector draw:style-name="gr5" draw:text-style-name="P1" draw:layer="layout" draw:type="line" svg:x1="13.065cm" svg:y1="21.32cm" svg:x2="12.43cm" svg:y2="19.415cm" draw:start-shape="id149" draw:end-shape="id148" draw:end-glue-point="1" svg:d="M13065 21320l-635-1905">
          <text:p/>
        </draw:connector>
        <draw:g>
          <draw:rect draw:style-name="gr4" draw:text-style-name="P1" draw:layer="layout" svg:width="0.635cm" svg:height="0.635cm" svg:x="1.897cm" svg:y="9.239cm">
            <text:p text:style-name="P1"><text:span text:style-name="T8">36</text:span></text:p>
          </draw:rect>
          <draw:rect draw:style-name="gr4" draw:text-style-name="P1" draw:layer="layout" svg:width="0.635cm" svg:height="0.635cm" svg:x="2.532cm" svg:y="9.239cm">
            <text:p text:style-name="P1"><text:span text:style-name="T8">9</text:span></text:p>
          </draw:rect>
          <draw:rect draw:style-name="gr39" draw:text-style-name="P1" draw:layer="layout" svg:width="0.635cm" svg:height="0.635cm" svg:x="2.151cm" svg:y="8.604cm">
            <text:p text:style-name="P1"><text:span text:style-name="T34">4</text:span></text:p>
          </draw:rect>
        </draw:g>
        <draw:g>
          <draw:rect draw:style-name="gr4" draw:text-style-name="P1" draw:layer="layout" svg:width="0.635cm" svg:height="0.635cm" svg:x="10.477cm" svg:y="15.324cm">
            <text:p text:style-name="P1"><text:span text:style-name="T8">5</text:span></text:p>
          </draw:rect>
          <draw:rect draw:style-name="gr4" draw:text-style-name="P1" draw:layer="layout" svg:width="0.635cm" svg:height="0.635cm" svg:x="11.112cm" svg:y="15.324cm">
            <text:p text:style-name="P1"><text:span text:style-name="T8">12</text:span></text:p>
          </draw:rect>
          <draw:rect draw:style-name="gr40" draw:text-style-name="P1" draw:layer="layout" svg:width="0.635cm" svg:height="0.635cm" svg:x="10.731cm" svg:y="14.689cm">
            <text:p/>
          </draw:rect>
        </draw:g>
        <draw:g>
          <draw:rect draw:style-name="gr4" draw:text-style-name="P1" draw:layer="layout" svg:width="0.635cm" svg:height="0.635cm" svg:x="7.75cm" svg:y="14.335cm">
            <text:p text:style-name="P1"><text:span text:style-name="T8">12</text:span></text:p>
          </draw:rect>
          <draw:rect draw:style-name="gr40" draw:text-style-name="P1" draw:layer="layout" svg:width="0.635cm" svg:height="0.635cm" svg:x="7.75cm" svg:y="13.7cm">
            <text:p/>
          </draw:rect>
        </draw:g>
        <draw:g>
          <draw:rect draw:style-name="gr4" draw:text-style-name="P1" draw:layer="layout" svg:width="0.635cm" svg:height="0.635cm" svg:x="18.172cm" svg:y="16.902cm">
            <text:p text:style-name="P1"><text:span text:style-name="T8">1</text:span></text:p>
          </draw:rect>
          <draw:rect draw:style-name="gr4" draw:text-style-name="P1" draw:layer="layout" svg:width="0.635cm" svg:height="0.635cm" svg:x="18.807cm" svg:y="16.902cm">
            <text:p text:style-name="P1"><text:span text:style-name="T8">4</text:span></text:p>
          </draw:rect>
          <draw:rect draw:style-name="gr39" draw:text-style-name="P1" draw:layer="layout" svg:width="0.635cm" svg:height="0.635cm" svg:x="18.426cm" svg:y="16.267cm">
            <text:p text:style-name="P1"><text:span text:style-name="T8">.25</text:span></text:p>
          </draw:rect>
        </draw:g>
        <draw:g>
          <draw:rect draw:style-name="gr4" draw:text-style-name="P1" draw:layer="layout" svg:width="0.635cm" svg:height="0.635cm" svg:x="14.626cm" svg:y="16.224cm">
            <text:p text:style-name="P1"><text:span text:style-name="T8">1</text:span></text:p>
          </draw:rect>
          <draw:rect draw:style-name="gr4" draw:text-style-name="P1" draw:layer="layout" svg:width="0.635cm" svg:height="0.635cm" svg:x="15.261cm" svg:y="16.224cm">
            <text:p text:style-name="P1"><text:span text:style-name="T8">.25</text:span></text:p>
          </draw:rect>
          <draw:rect draw:style-name="gr40" draw:text-style-name="P1" draw:layer="layout" svg:width="0.635cm" svg:height="0.635cm" svg:x="14.88cm" svg:y="15.589cm">
            <text:p/>
          </draw:rect>
        </draw:g>
        <draw:g>
          <draw:rect draw:style-name="gr4" draw:text-style-name="P1" draw:layer="layout" svg:width="0.635cm" svg:height="0.635cm" svg:x="16.621cm" svg:y="14.335cm">
            <text:p text:style-name="P1"><text:span text:style-name="T8">.25</text:span></text:p>
          </draw:rect>
          <draw:rect draw:style-name="gr40" draw:text-style-name="P1" draw:layer="layout" svg:width="0.635cm" svg:height="0.635cm" svg:x="16.621cm" svg:y="13.7cm">
            <text:p/>
          </draw:rect>
        </draw:g>
        <draw:g>
          <draw:rect draw:style-name="gr4" draw:text-style-name="P1" draw:layer="layout" svg:width="0.635cm" svg:height="0.635cm" svg:x="14.381cm" svg:y="11.795cm">
            <text:p text:style-name="P1"><text:span text:style-name="T8">12</text:span></text:p>
          </draw:rect>
          <draw:rect draw:style-name="gr4" draw:text-style-name="P1" draw:layer="layout" svg:width="0.635cm" svg:height="0.635cm" svg:x="15.016cm" svg:y="11.795cm">
            <text:p text:style-name="P1"><text:span text:style-name="T8">.25</text:span></text:p>
          </draw:rect>
          <draw:rect draw:style-name="gr39" draw:text-style-name="P1" draw:layer="layout" svg:width="0.635cm" svg:height="0.635cm" svg:x="14.635cm" svg:y="11.16cm">
            <text:p text:style-name="P1"><text:span text:style-name="T8">3</text:span></text:p>
          </draw:rect>
        </draw:g>
        <draw:g>
          <draw:rect draw:style-name="gr4" draw:text-style-name="P1" draw:layer="layout" svg:width="0.635cm" svg:height="0.635cm" svg:x="10.768cm" svg:y="11.017cm">
            <text:p text:style-name="P1"><text:span text:style-name="T8">12</text:span></text:p>
          </draw:rect>
          <draw:rect draw:style-name="gr4" draw:text-style-name="P1" draw:layer="layout" svg:width="0.635cm" svg:height="0.635cm" svg:x="11.403cm" svg:y="11.017cm">
            <text:p text:style-name="P1"><text:span text:style-name="T8">3</text:span></text:p>
          </draw:rect>
          <draw:rect draw:style-name="gr40" draw:text-style-name="P1" draw:layer="layout" svg:width="0.635cm" svg:height="0.635cm" svg:x="11.022cm" svg:y="10.382cm">
            <text:p/>
          </draw:rect>
        </draw:g>
        <draw:g>
          <draw:rect draw:style-name="gr4" draw:text-style-name="P1" draw:layer="layout" svg:width="0.635cm" svg:height="0.635cm" svg:x="6.944cm" svg:y="9.274cm">
            <text:p text:style-name="P1"><text:span text:style-name="T8">8</text:span></text:p>
          </draw:rect>
          <draw:rect draw:style-name="gr4" draw:text-style-name="P1" draw:layer="layout" svg:width="0.635cm" svg:height="0.635cm" svg:x="7.579cm" svg:y="9.274cm">
            <text:p text:style-name="P1"><text:span text:style-name="T8">3</text:span></text:p>
          </draw:rect>
          <draw:rect draw:style-name="gr39" draw:text-style-name="P1" draw:layer="layout" svg:width="0.635cm" svg:height="0.635cm" svg:x="7.198cm" svg:y="8.639cm">
            <text:p text:style-name="P1"><text:span text:style-name="T8">24</text:span></text:p>
          </draw:rect>
        </draw:g>
        <draw:g>
          <draw:rect draw:style-name="gr4" draw:text-style-name="P1" draw:layer="layout" svg:width="0.635cm" svg:height="0.635cm" svg:x="4.913cm" svg:y="8.35cm">
            <text:p text:style-name="P1"><text:span text:style-name="T8">4</text:span></text:p>
          </draw:rect>
          <draw:rect draw:style-name="gr4" draw:text-style-name="P1" draw:layer="layout" svg:width="0.635cm" svg:height="0.635cm" svg:x="5.548cm" svg:y="8.35cm">
            <text:p text:style-name="P1"><text:span text:style-name="T8">9</text:span></text:p>
          </draw:rect>
          <draw:rect draw:style-name="gr40" draw:text-style-name="P1" draw:layer="layout" svg:width="0.635cm" svg:height="0.635cm" svg:x="5.167cm" svg:y="7.715cm">
            <text:p/>
          </draw:rect>
        </draw:g>
        <draw:g>
          <draw:rect draw:style-name="gr4" draw:text-style-name="P1" draw:layer="layout" svg:width="0.635cm" svg:height="0.635cm" svg:x="9.258cm" svg:y="7.304cm">
            <text:p text:style-name="P1"><text:span text:style-name="T8">8</text:span></text:p>
          </draw:rect>
          <draw:rect draw:style-name="gr4" draw:text-style-name="P1" draw:layer="layout" svg:width="0.635cm" svg:height="0.635cm" svg:x="9.893cm" svg:y="7.304cm">
            <text:p text:style-name="P1"><text:span text:style-name="T8">24</text:span></text:p>
          </draw:rect>
          <draw:rect draw:style-name="gr40" draw:text-style-name="P1" draw:layer="layout" svg:width="0.635cm" svg:height="0.635cm" svg:x="9.512cm" svg:y="6.669cm">
            <text:p/>
          </draw:rect>
        </draw:g>
        <draw:g>
          <draw:rect draw:style-name="gr4" draw:text-style-name="P1" draw:layer="layout" svg:width="0.635cm" svg:height="0.635cm" svg:x="3.161cm" svg:y="6.761cm">
            <text:p text:style-name="P1"><text:span text:style-name="T8">4</text:span></text:p>
          </draw:rect>
          <draw:rect draw:style-name="gr4" draw:text-style-name="P1" draw:layer="layout" svg:width="0.635cm" svg:height="0.635cm" svg:x="3.796cm" svg:y="6.761cm">
            <text:p text:style-name="P1"><text:span text:style-name="T8">24</text:span></text:p>
          </draw:rect>
          <draw:rect draw:style-name="gr39" draw:text-style-name="P1" draw:layer="layout" svg:width="0.635cm" svg:height="0.635cm" svg:x="3.415cm" svg:y="6.126cm">
            <text:p text:style-name="P1"><text:span text:style-name="T8">28</text:span></text:p>
          </draw:rect>
        </draw:g>
        <draw:g>
          <draw:rect draw:style-name="gr4" draw:text-style-name="P1" draw:layer="layout" svg:width="0.635cm" svg:height="0.635cm" svg:x="9.001cm" svg:y="11.795cm">
            <text:p text:style-name="P1"><text:span text:style-name="T8">8</text:span></text:p>
          </draw:rect>
          <draw:rect draw:style-name="gr40" draw:text-style-name="P1" draw:layer="layout" svg:width="0.635cm" svg:height="0.635cm" svg:x="9.001cm" svg:y="11.16cm">
            <text:p/>
          </draw:rect>
        </draw:g>
        <draw:frame draw:style-name="gr61" draw:text-style-name="P13" xml:id="id156" draw:id="id156" draw:layer="layout" svg:width="2.606cm" svg:height="0.839cm" svg:x="6.461cm" svg:y="10.144cm">
          <draw:text-box>
            <text:p><text:span text:style-name="T37">iterator 1</text:span></text:p>
          </draw:text-box>
        </draw:frame>
        <draw:frame draw:style-name="gr61" draw:text-style-name="P13" xml:id="id150" draw:id="id150" draw:layer="layout" svg:width="2.606cm" svg:height="0.839cm" svg:x="7.477cm" svg:y="15.351cm">
          <draw:text-box>
            <text:p><text:span text:style-name="T37">iterator 2</text:span></text:p>
          </draw:text-box>
        </draw:frame>
        <draw:frame draw:style-name="gr61" draw:text-style-name="P13" xml:id="id151" draw:id="id151" draw:layer="layout" svg:width="2.606cm" svg:height="0.839cm" svg:x="7.03cm" svg:y="12.861cm">
          <draw:text-box>
            <text:p><text:span text:style-name="T37">iterator 2</text:span></text:p>
          </draw:text-box>
        </draw:frame>
        <draw:connector draw:style-name="gr51" draw:text-style-name="P1" draw:layer="layout" draw:type="curve" svg:x1="7.477cm" svg:y1="15.77cm" svg:x2="7.03cm" svg:y2="13.28cm" draw:start-shape="id150" draw:start-glue-point="3" draw:end-shape="id151" draw:end-glue-point="3" svg:d="M7477 15770c-1420 0-1197-2490-447-2490">
          <text:p/>
        </draw:connector>
        <draw:frame draw:style-name="gr61" draw:text-style-name="P13" xml:id="id152" draw:id="id152" draw:layer="layout" svg:width="2.606cm" svg:height="0.839cm" svg:x="17.002cm" svg:y="17.941cm">
          <draw:text-box>
            <text:p><text:span text:style-name="T37">iterator 3</text:span></text:p>
          </draw:text-box>
        </draw:frame>
        <draw:connector draw:style-name="gr51" draw:text-style-name="P1" draw:layer="layout" draw:type="curve" draw:line-skew="0.137cm" svg:x1="19.608cm" svg:y1="18.36cm" svg:x2="18.338cm" svg:y2="15.82cm" draw:start-shape="id152" draw:start-glue-point="1" draw:end-shape="id153" draw:end-glue-point="1" svg:d="M19608 18360c955 0 1590-2540-1270-2540">
          <text:p/>
        </draw:connector>
        <draw:frame draw:style-name="gr61" draw:text-style-name="P13" xml:id="id153" draw:id="id153" draw:layer="layout" svg:width="2.606cm" svg:height="0.839cm" svg:x="15.732cm" svg:y="15.401cm">
          <draw:text-box>
            <text:p><text:span text:style-name="T37">iterator 3</text:span></text:p>
          </draw:text-box>
        </draw:frame>
        <draw:connector draw:style-name="gr51" draw:text-style-name="P1" draw:layer="layout" draw:type="curve" svg:x1="18.338cm" svg:y1="15.82cm" svg:x2="16.941cm" svg:y2="13.28cm" draw:start-shape="id153" draw:start-glue-point="1" draw:end-shape="id154" draw:end-glue-point="1" svg:d="M18338 15820c750 0 1448-2540-1397-2540">
          <text:p/>
        </draw:connector>
        <draw:frame draw:style-name="gr61" draw:text-style-name="P13" xml:id="id154" draw:id="id154" draw:layer="layout" svg:width="2.606cm" svg:height="0.839cm" svg:x="14.335cm" svg:y="12.861cm">
          <draw:text-box>
            <text:p><text:span text:style-name="T37">iterator 3</text:span></text:p>
          </draw:text-box>
        </draw:frame>
        <draw:frame draw:style-name="gr62" draw:text-style-name="P13" xml:id="id155" draw:id="id155" draw:layer="layout" svg:width="3.05cm" svg:height="0.839cm" svg:x="13.192cm" svg:y="10.321cm">
          <draw:text-box>
            <text:p><text:span text:style-name="T37">iterator 2.1</text:span></text:p>
          </draw:text-box>
        </draw:frame>
        <draw:connector draw:style-name="gr51" draw:text-style-name="P1" draw:layer="layout" draw:type="curve" svg:x1="9.636cm" svg:y1="13.28cm" svg:x2="13.192cm" svg:y2="10.74cm" draw:start-shape="id151" draw:start-glue-point="1" draw:end-shape="id155" draw:end-glue-point="3" svg:d="M9636 13280c2667 0 889-2540 3556-2540">
          <text:p/>
        </draw:connector>
        <draw:frame draw:style-name="gr62" draw:text-style-name="P13" xml:id="id157" draw:id="id157" draw:layer="layout" svg:width="3.05cm" svg:height="0.839cm" svg:x="6.455cm" svg:y="7.731cm">
          <draw:text-box>
            <text:p><text:span text:style-name="T37">iterator 1.1</text:span></text:p>
          </draw:text-box>
        </draw:frame>
        <draw:connector draw:style-name="gr51" draw:text-style-name="P1" draw:layer="layout" draw:type="curve" draw:line-skew="0.504cm" svg:x1="6.461cm" svg:y1="10.563cm" svg:x2="6.455cm" svg:y2="8.15cm" draw:start-shape="id156" draw:start-glue-point="3" draw:end-shape="id157" draw:end-glue-point="3" svg:d="M6461 10563c-3 0 0-2413-6-2413">
          <text:p/>
        </draw:connector>
        <draw:frame draw:style-name="gr62" draw:text-style-name="P13" xml:id="id158" draw:id="id158" draw:layer="layout" svg:width="3.05cm" svg:height="0.839cm" svg:x="2.839cm" svg:y="5.241cm">
          <draw:text-box>
            <text:p><text:span text:style-name="T37">iterator 0.1</text:span></text:p>
          </draw:text-box>
        </draw:frame>
        <draw:connector draw:style-name="gr51" draw:text-style-name="P1" draw:layer="layout" draw:type="curve" svg:x1="2.684cm" svg:y1="7.731cm" svg:x2="2.839cm" svg:y2="5.66cm" draw:start-shape="id142" draw:start-glue-point="0" draw:end-shape="id158" draw:end-glue-point="3" svg:d="M2684 7731c0-1237-173-1030-322-1239s-273-832 477-832">
          <text:p/>
        </draw:connector>
        <draw:g>
          <draw:rect draw:style-name="gr4" draw:text-style-name="P1" draw:layer="layout" svg:width="0.635cm" svg:height="0.635cm" svg:x="5.318cm" svg:y="4.683cm">
            <text:p text:style-name="P1"><text:span text:style-name="T8">4</text:span></text:p>
          </draw:rect>
          <draw:rect draw:style-name="gr4" draw:text-style-name="P1" draw:layer="layout" svg:width="0.635cm" svg:height="0.635cm" svg:x="5.953cm" svg:y="4.683cm">
            <text:p text:style-name="P1"><text:span text:style-name="T8">28</text:span></text:p>
          </draw:rect>
          <draw:rect draw:style-name="gr40" draw:text-style-name="P1" draw:layer="layout" svg:width="0.635cm" svg:height="0.635cm" svg:x="5.572cm" svg:y="4.048cm">
            <text:p/>
          </draw:rect>
        </draw:g>
        <draw:g>
          <draw:rect draw:style-name="gr54" draw:text-style-name="P1" draw:layer="layout" svg:width="0.635cm" svg:height="0.635cm" svg:x="4.048cm" svg:y="2.905cm">
            <text:p text:style-name="P1"><text:span text:style-name="T8">k</text:span></text:p>
          </draw:rect>
          <draw:rect draw:style-name="gr4" draw:text-style-name="P1" draw:layer="layout" svg:width="0.635cm" svg:height="0.635cm" svg:x="4.683cm" svg:y="2.905cm">
            <text:p text:style-name="P1"><text:span text:style-name="T8">28</text:span></text:p>
          </draw:rect>
          <draw:rect draw:style-name="gr40" draw:text-style-name="P1" draw:layer="layout" svg:width="0.635cm" svg:height="0.635cm" svg:x="4.302cm" svg:y="2.27cm">
            <text:p/>
          </draw:rect>
        </draw:g>
        <draw:frame draw:style-name="gr62" draw:text-style-name="P13" xml:id="id159" draw:id="id159" draw:layer="layout" svg:width="3.05cm" svg:height="0.839cm" draw:transform="rotate (-1.5962781338749) translate (6.461cm 1.021cm)">
          <draw:text-box>
            <text:p><text:span text:style-name="T37">iterator 0.1</text:span></text:p>
          </draw:text-box>
        </draw:frame>
        <draw:connector draw:style-name="gr51" draw:text-style-name="P1" draw:layer="layout" draw:type="curve" svg:x1="5.889cm" svg:y1="5.66cm" svg:x2="6.422cm" svg:y2="2.546cm" draw:start-shape="id158" draw:start-glue-point="1" draw:end-shape="id159" draw:end-glue-point="0" svg:d="M5889 5660c1608 0 1341-3114 533-3114">
          <text:p/>
        </draw:connector>
        <draw:connector draw:style-name="gr51" draw:text-style-name="P1" draw:layer="layout" draw:type="curve" svg:x1="7.98cm" svg:y1="7.731cm" svg:x2="5.889cm" svg:y2="5.66cm" draw:start-shape="id157" draw:start-glue-point="0" draw:end-shape="id158" draw:end-glue-point="1" svg:d="M7980 7731c0-1381-697-2071-2091-2071">
          <text:p/>
        </draw:connector>
        <draw:connector draw:style-name="gr51" draw:text-style-name="P1" draw:layer="layout" draw:type="curve" svg:x1="14.717cm" svg:y1="10.321cm" svg:x2="9.505cm" svg:y2="8.15cm" draw:start-shape="id155" draw:start-glue-point="0" draw:end-shape="id157" draw:end-glue-point="1" svg:d="M14717 10321c0-1448-1737-2171-5212-2171">
          <text:p/>
        </draw:connector>
        <draw:connector draw:style-name="gr51" draw:text-style-name="P1" draw:layer="layout" draw:type="curve" svg:x1="16.941cm" svg:y1="13.28cm" svg:x2="16.242cm" svg:y2="10.74cm" draw:start-shape="id154" draw:end-shape="id155" draw:end-glue-point="1" svg:d="M16941 13280c750 0 1099-2540-699-2540">
          <text:p/>
        </draw:connector>
      </draw:page>
      <draw:page draw:name="page7" draw:style-name="dp1" draw:master-page-name="Default">
        <draw:rect draw:style-name="gr59" draw:text-style-name="P1" draw:layer="layout" svg:width="3.429cm" svg:height="1.651cm" svg:x="12.176cm" svg:y="17.383cm">
          <text:p/>
        </draw:rect>
        <draw:rect draw:style-name="gr59" draw:text-style-name="P1" draw:layer="layout" svg:width="3.175cm" svg:height="1.651cm" svg:x="7.096cm" svg:y="3.413cm">
          <text:p/>
        </draw:rect>
        <draw:rect draw:style-name="gr59" draw:text-style-name="P1" draw:layer="layout" svg:width="4.445cm" svg:height="1.651cm" svg:x="3.413cm" svg:y="9.763cm">
          <text:p/>
        </draw:rect>
        <draw:rect draw:style-name="gr59" draw:text-style-name="P1" draw:layer="layout" svg:width="4.826cm" svg:height="1.651cm" svg:x="4.683cm" svg:y="12.303cm">
          <text:p/>
        </draw:rect>
        <draw:rect draw:style-name="gr59" draw:text-style-name="P1" draw:layer="layout" svg:width="4.445cm" svg:height="1.651cm" svg:x="8.493cm" svg:y="14.843cm">
          <text:p/>
        </draw:rect>
        <draw:rect draw:style-name="gr59" draw:text-style-name="P1" draw:layer="layout" svg:width="4.064cm" svg:height="1.651cm" svg:x="4.81cm" svg:y="17.383cm">
          <text:p/>
        </draw:rect>
        <draw:rect draw:style-name="gr59" draw:text-style-name="P1" draw:layer="layout" svg:width="3.429cm" svg:height="1.651cm" svg:x="4.175cm" svg:y="19.796cm">
          <text:p/>
        </draw:rect>
        <draw:rect draw:style-name="gr59" draw:text-style-name="P1" draw:layer="layout" svg:width="3.429cm" svg:height="1.651cm" svg:x="2.905cm" svg:y="22.463cm">
          <text:p/>
        </draw:rect>
        <draw:g>
          <draw:rect draw:style-name="gr4" draw:text-style-name="P1" draw:layer="layout" svg:width="0.635cm" svg:height="0.635cm" svg:x="8.139cm" svg:y="13.038cm">
            <text:p text:style-name="P1"><text:span text:style-name="T8">2</text:span></text:p>
          </draw:rect>
          <draw:rect draw:style-name="gr33" draw:text-style-name="P1" draw:layer="layout" svg:width="0.635cm" svg:height="0.635cm" svg:x="8.774cm" svg:y="13.038cm">
            <text:p text:style-name="P1"><text:span text:style-name="T8">3</text:span></text:p>
          </draw:rect>
          <draw:rect draw:style-name="gr4" draw:text-style-name="P1" draw:layer="layout" svg:width="0.635cm" svg:height="0.635cm" svg:x="7.504cm" svg:y="13.038cm">
            <text:p text:style-name="P1"><text:span text:style-name="T8">1</text:span></text:p>
          </draw:rect>
          <draw:rect draw:style-name="gr33" draw:text-style-name="P1" draw:layer="layout" svg:width="0.635cm" svg:height="0.635cm" svg:x="6.869cm" svg:y="13.038cm">
            <text:p text:style-name="P1"><text:span text:style-name="T8">9</text:span></text:p>
          </draw:rect>
          <draw:rect draw:style-name="gr40" draw:text-style-name="P1" draw:layer="layout" svg:width="0.635cm" svg:height="0.635cm" svg:x="7.504cm" svg:y="12.403cm">
            <text:p/>
          </draw:rect>
        </draw:g>
        <draw:circle draw:style-name="gr3" draw:text-style-name="P2" xml:id="id162" draw:id="id162" draw:layer="layout" svg:width="1.27cm" svg:height="1.27cm" svg:x="8.62cm" svg:y="14.97cm">
          <text:p text:style-name="P1"><text:span text:style-name="T2">,</text:span></text:p>
        </draw:circle>
        <draw:circle draw:style-name="gr4" draw:text-style-name="P2" xml:id="id161" draw:id="id161" draw:layer="layout" svg:width="1.27cm" svg:height="1.27cm" svg:x="8.62cm" svg:y="20.05cm">
          <text:p text:style-name="P1"><text:span text:style-name="T2">2</text:span></text:p>
        </draw:circle>
        <draw:circle draw:style-name="gr4" draw:text-style-name="P2" xml:id="id183" draw:id="id183" draw:layer="layout" svg:width="1.27cm" svg:height="1.27cm" svg:x="11.16cm" svg:y="20.05cm">
          <text:p text:style-name="P1"><text:span text:style-name="T2">7</text:span></text:p>
        </draw:circle>
        <draw:connector draw:style-name="gr5" draw:text-style-name="P1" draw:layer="layout" draw:type="line" svg:x1="8.62cm" svg:y1="18.145cm" svg:x2="9.255cm" svg:y2="20.05cm" draw:start-shape="id160" draw:start-glue-point="1" draw:end-shape="id161" draw:end-glue-point="0" svg:d="M8620 18145l635 1905">
          <text:p/>
        </draw:connector>
        <draw:circle draw:style-name="gr3" draw:text-style-name="P2" xml:id="id160" draw:id="id160" draw:layer="layout" svg:width="1.27cm" svg:height="1.27cm" svg:x="7.35cm" svg:y="17.51cm">
          <text:p text:style-name="P1"><text:span text:style-name="T2">,</text:span></text:p>
        </draw:circle>
        <draw:connector draw:style-name="gr5" draw:text-style-name="P1" draw:layer="layout" draw:type="line" svg:x1="7.985cm" svg:y1="17.51cm" svg:x2="8.62cm" svg:y2="15.605cm" draw:start-shape="id160" draw:end-shape="id162" draw:end-glue-point="3" svg:d="M7985 17510l635-1905">
          <text:p/>
        </draw:connector>
        <draw:connector draw:style-name="gr5" draw:text-style-name="P1" draw:layer="layout" draw:type="line" svg:x1="7.177cm" svg:y1="20.575cm" svg:x2="7.985cm" svg:y2="22.59cm" draw:start-shape="id163" draw:start-glue-point="1" draw:end-shape="id164" draw:end-glue-point="0" svg:d="M7177 20575l808 2015">
          <text:p/>
        </draw:connector>
        <draw:circle draw:style-name="gr4" draw:text-style-name="P2" xml:id="id164" draw:id="id164" draw:layer="layout" svg:width="1.27cm" svg:height="1.27cm" svg:x="7.35cm" svg:y="22.59cm">
          <text:p text:style-name="P1"><text:span text:style-name="T2">1</text:span></text:p>
        </draw:circle>
        <draw:circle draw:style-name="gr3" draw:text-style-name="P2" xml:id="id168" draw:id="id168" draw:layer="layout" svg:width="1.27cm" svg:height="1.27cm" svg:x="4.81cm" svg:y="12.43cm">
          <text:p text:style-name="P1"><text:span text:style-name="T2">(</text:span></text:p>
        </draw:circle>
        <draw:circle draw:style-name="gr53" draw:text-style-name="P2" xml:id="id179" draw:id="id179" draw:layer="layout" svg:width="1.27cm" svg:height="1.27cm" svg:x="2.27cm" svg:y="12.43cm">
          <text:p text:style-name="P1"><text:span text:style-name="T2">f</text:span></text:p>
        </draw:circle>
        <draw:circle draw:style-name="gr3" draw:text-style-name="P2" xml:id="id165" draw:id="id165" draw:layer="layout" svg:width="1.27cm" svg:height="1.27cm" svg:x="14.97cm" svg:y="22.59cm">
          <text:p text:style-name="P1"><text:span text:style-name="T2">)</text:span></text:p>
        </draw:circle>
        <draw:connector draw:style-name="gr5" draw:text-style-name="P1" draw:layer="layout" draw:type="line" svg:x1="15.605cm" svg:y1="22.59cm" svg:x2="14.97cm" svg:y2="20.685cm" draw:start-shape="id165" draw:end-shape="id166" draw:end-glue-point="1" svg:d="M15605 22590l-635-1905">
          <text:p/>
        </draw:connector>
        <draw:frame draw:style-name="gr63" draw:text-style-name="P14" draw:layer="layout" svg:width="4.532cm" svg:height="0.983cm" svg:x="2.016cm" svg:y="1.635cm">
          <draw:text-box>
            <text:p><text:span text:style-name="T38">Call function</text:span><text:span text:style-name="T2">:</text:span></text:p>
          </draw:text-box>
        </draw:frame>
        <draw:circle draw:style-name="gr3" draw:text-style-name="P2" xml:id="id163" draw:id="id163" draw:layer="layout" svg:width="1.27cm" svg:height="1.27cm" svg:x="5.907cm" svg:y="19.94cm">
          <text:p text:style-name="P1"><text:span text:style-name="T2">,</text:span></text:p>
        </draw:circle>
        <draw:connector draw:style-name="gr5" draw:text-style-name="P1" draw:layer="layout" draw:type="line" svg:x1="6.542cm" svg:y1="19.94cm" svg:x2="7.35cm" svg:y2="18.145cm" draw:start-shape="id163" draw:start-glue-point="0" draw:end-shape="id160" draw:end-glue-point="3" svg:d="M6542 19940l808-1795">
          <text:p/>
        </draw:connector>
        <draw:connector draw:style-name="gr5" draw:text-style-name="P1" draw:layer="layout" draw:type="line" svg:x1="5.907cm" svg:y1="20.575cm" svg:x2="5.445cm" svg:y2="22.59cm" draw:start-shape="id163" draw:start-glue-point="3" draw:end-shape="id167" draw:end-glue-point="0" svg:d="M5907 20575l-462 2015">
          <text:p/>
        </draw:connector>
        <draw:connector draw:style-name="gr5" draw:text-style-name="P1" draw:layer="layout" draw:type="line" svg:x1="6.08cm" svg:y1="13.065cm" svg:x2="9.255cm" svg:y2="14.97cm" draw:start-shape="id168" draw:start-glue-point="1" draw:end-shape="id162" draw:end-glue-point="0" svg:d="M6080 13065l3175 1905">
          <text:p/>
        </draw:connector>
        <draw:circle draw:style-name="gr3" draw:text-style-name="P2" xml:id="id167" draw:id="id167" draw:layer="layout" svg:width="1.27cm" svg:height="1.27cm" svg:x="4.81cm" svg:y="22.59cm">
          <text:p text:style-name="P1"><text:span text:style-name="T2">+</text:span></text:p>
        </draw:circle>
        <draw:connector draw:style-name="gr5" draw:text-style-name="P1" draw:layer="layout" draw:type="line" svg:x1="4.81cm" svg:y1="23.225cm" svg:x2="4.175cm" svg:y2="25.13cm" draw:start-shape="id167" draw:start-glue-point="3" draw:end-shape="id169" draw:end-glue-point="0" svg:d="M4810 23225l-635 1905">
          <text:p/>
        </draw:connector>
        <draw:circle draw:style-name="gr4" draw:text-style-name="P2" xml:id="id169" draw:id="id169" draw:layer="layout" svg:width="1.27cm" svg:height="1.27cm" svg:x="3.54cm" svg:y="25.13cm">
          <text:p text:style-name="P1"><text:span text:style-name="T2">4</text:span></text:p>
        </draw:circle>
        <draw:connector draw:style-name="gr5" draw:text-style-name="P1" draw:layer="layout" draw:type="line" svg:x1="6.08cm" svg:y1="23.225cm" svg:x2="6.715cm" svg:y2="25.13cm" draw:start-shape="id167" draw:start-glue-point="1" draw:end-shape="id170" draw:end-glue-point="0" svg:d="M6080 23225l635 1905">
          <text:p/>
        </draw:connector>
        <draw:circle draw:style-name="gr4" draw:text-style-name="P2" xml:id="id170" draw:id="id170" draw:layer="layout" svg:width="1.27cm" svg:height="1.27cm" svg:x="6.08cm" svg:y="25.13cm">
          <text:p text:style-name="P1"><text:span text:style-name="T2">5</text:span></text:p>
        </draw:circle>
        <draw:g>
          <draw:rect draw:style-name="gr4" draw:text-style-name="P1" draw:layer="layout" svg:width="0.635cm" svg:height="0.635cm" svg:x="3.07cm" svg:y="23.225cm">
            <text:p text:style-name="P1"><text:span text:style-name="T8">4</text:span></text:p>
          </draw:rect>
          <draw:rect draw:style-name="gr4" draw:text-style-name="P1" draw:layer="layout" svg:width="0.635cm" svg:height="0.635cm" svg:x="3.705cm" svg:y="23.225cm">
            <text:p text:style-name="P1"><text:span text:style-name="T8">5</text:span></text:p>
          </draw:rect>
          <draw:rect draw:style-name="gr39" draw:text-style-name="P1" draw:layer="layout" svg:width="0.635cm" svg:height="0.635cm" svg:x="3.324cm" svg:y="22.59cm">
            <text:p text:style-name="P1"><text:span text:style-name="T8">9</text:span></text:p>
          </draw:rect>
        </draw:g>
        <draw:g>
          <draw:rect draw:style-name="gr4" draw:text-style-name="P1" draw:layer="layout" svg:width="0.635cm" svg:height="0.635cm" svg:x="4.44cm" svg:y="20.612cm">
            <text:p text:style-name="P1"><text:span text:style-name="T8">9</text:span></text:p>
          </draw:rect>
          <draw:rect draw:style-name="gr4" draw:text-style-name="P1" draw:layer="layout" svg:width="0.635cm" svg:height="0.635cm" svg:x="5.075cm" svg:y="20.612cm">
            <text:p text:style-name="P1"><text:span text:style-name="T8">1</text:span></text:p>
          </draw:rect>
          <draw:rect draw:style-name="gr40" draw:text-style-name="P1" draw:layer="layout" svg:width="0.635cm" svg:height="0.635cm" svg:x="4.694cm" svg:y="19.977cm">
            <text:p/>
          </draw:rect>
        </draw:g>
        <draw:frame draw:style-name="gr61" draw:text-style-name="P13" xml:id="id171" draw:id="id171" draw:layer="layout" svg:width="2.606cm" svg:height="0.839cm" svg:x="2.642cm" svg:y="21.774cm">
          <draw:text-box>
            <text:p><text:span text:style-name="T37">iterator 0</text:span></text:p>
          </draw:text-box>
        </draw:frame>
        <draw:frame draw:style-name="gr61" draw:text-style-name="P13" xml:id="id172" draw:id="id172" draw:layer="layout" svg:width="2.606cm" svg:height="0.839cm" svg:x="4.048cm" svg:y="19.034cm">
          <draw:text-box>
            <text:p><text:span text:style-name="T37">iterator 0</text:span></text:p>
          </draw:text-box>
        </draw:frame>
        <draw:frame draw:style-name="gr62" draw:text-style-name="P13" xml:id="id174" draw:id="id174" draw:layer="layout" svg:width="3.05cm" svg:height="0.839cm" svg:x="8.239cm" svg:y="14.081cm">
          <draw:text-box>
            <text:p><text:span text:style-name="T37">iterator 0.1</text:span></text:p>
          </draw:text-box>
        </draw:frame>
        <draw:connector draw:style-name="gr51" draw:text-style-name="P1" draw:layer="layout" draw:type="curve" svg:x1="2.642cm" svg:y1="22.193cm" svg:x2="4.048cm" svg:y2="19.453cm" draw:start-shape="id171" draw:start-glue-point="3" draw:end-shape="id172" draw:end-glue-point="3" svg:d="M2642 22193c-750 0-1453-2740 1406-2740">
          <text:p/>
        </draw:connector>
        <draw:frame draw:style-name="gr62" draw:text-style-name="P13" xml:id="id180" draw:id="id180" draw:layer="layout" svg:width="3.05cm" svg:height="0.839cm" svg:x="6.742cm" svg:y="11.614cm">
          <draw:text-box>
            <text:p><text:span text:style-name="T37">iterator 0.1</text:span></text:p>
          </draw:text-box>
        </draw:frame>
        <draw:connector draw:style-name="gr51" draw:text-style-name="P1" draw:layer="layout" draw:type="curve" svg:x1="4.81cm" svg:y1="16.963cm" svg:x2="8.239cm" svg:y2="14.5cm" draw:start-shape="id173" draw:start-glue-point="3" draw:end-shape="id174" draw:end-glue-point="3" svg:d="M4810 16963c-750 0-2464-2463 3429-2463">
          <text:p/>
        </draw:connector>
        <draw:circle draw:style-name="gr53" draw:text-style-name="P2" xml:id="id176" draw:id="id176" draw:layer="layout" svg:width="1.27cm" svg:height="1.27cm" svg:x="6.08cm" svg:y="6.08cm">
          <text:p text:style-name="P1"><text:span text:style-name="T2">sin</text:span></text:p>
        </draw:circle>
        <draw:circle draw:style-name="gr52" draw:text-style-name="P2" xml:id="id175" draw:id="id175" draw:layer="layout" svg:width="1.27cm" svg:height="1.27cm" svg:x="7.35cm" svg:y="3.54cm">
          <text:p/>
        </draw:circle>
        <draw:connector draw:style-name="gr5" draw:text-style-name="P1" draw:layer="layout" draw:type="line" svg:x1="7.35cm" svg:y1="4.175cm" svg:x2="6.715cm" svg:y2="6.08cm" draw:start-shape="id175" draw:start-glue-point="3" draw:end-shape="id176" draw:end-glue-point="0" svg:d="M7350 4175l-635 1905">
          <text:p/>
        </draw:connector>
        <draw:connector draw:style-name="gr5" draw:text-style-name="P1" draw:layer="layout" draw:type="line" svg:x1="8.62cm" svg:y1="4.175cm" svg:x2="9.255cm" svg:y2="6.08cm" draw:start-shape="id175" draw:start-glue-point="1" draw:end-shape="id177" draw:end-glue-point="0" svg:d="M8620 4175l635 1905">
          <text:p/>
        </draw:connector>
        <draw:circle draw:style-name="gr54" draw:text-style-name="P2" xml:id="id177" draw:id="id177" draw:layer="layout" svg:width="1.27cm" svg:height="1.27cm" svg:x="8.62cm" svg:y="6.08cm">
          <text:p text:style-name="P1"><text:span text:style-name="T2">pi</text:span></text:p>
        </draw:circle>
        <draw:g>
          <draw:rect draw:style-name="gr54" draw:text-style-name="P1" draw:layer="layout" svg:width="0.635cm" svg:height="0.635cm" svg:x="10.398cm" svg:y="6.588cm">
            <text:p text:style-name="P1"><text:span text:style-name="T8">pi</text:span></text:p>
          </draw:rect>
          <draw:rect draw:style-name="gr40" draw:text-style-name="P1" draw:layer="layout" svg:width="0.635cm" svg:height="0.635cm" svg:x="10.398cm" svg:y="5.953cm">
            <text:p/>
          </draw:rect>
        </draw:g>
        <draw:g>
          <draw:rect draw:style-name="gr54" draw:text-style-name="P1" draw:layer="layout" svg:width="0.635cm" svg:height="0.635cm" svg:x="9.255cm" svg:y="4.175cm">
            <text:p text:style-name="P1"><text:span text:style-name="T8">pi</text:span></text:p>
          </draw:rect>
          <draw:rect draw:style-name="gr39" draw:text-style-name="P1" draw:layer="layout" svg:width="0.635cm" svg:height="0.635cm" svg:x="9.255cm" svg:y="3.54cm">
            <text:p text:style-name="P1"><text:span text:style-name="T8">0</text:span></text:p>
          </draw:rect>
        </draw:g>
        <draw:frame draw:style-name="gr61" draw:text-style-name="P13" draw:layer="layout" svg:width="2.606cm" svg:height="0.839cm" svg:x="6.859cm" svg:y="2.701cm">
          <draw:text-box>
            <text:p><text:span text:style-name="T37">iterator 0</text:span></text:p>
          </draw:text-box>
        </draw:frame>
        <draw:circle draw:style-name="gr52" draw:text-style-name="P2" xml:id="id178" draw:id="id178" draw:layer="layout" svg:width="1.27cm" svg:height="1.27cm" svg:x="3.54cm" svg:y="9.89cm">
          <text:p/>
        </draw:circle>
        <draw:connector draw:style-name="gr5" draw:text-style-name="P1" draw:layer="layout" draw:type="line" svg:x1="3.54cm" svg:y1="10.525cm" svg:x2="2.905cm" svg:y2="12.43cm" draw:start-shape="id178" draw:start-glue-point="3" draw:end-shape="id179" draw:end-glue-point="0" svg:d="M3540 10525l-635 1905">
          <text:p/>
        </draw:connector>
        <draw:connector draw:style-name="gr5" draw:text-style-name="P1" draw:layer="layout" draw:type="line" svg:x1="4.81cm" svg:y1="10.525cm" svg:x2="5.445cm" svg:y2="12.43cm" draw:start-shape="id178" draw:start-glue-point="1" draw:end-shape="id168" svg:d="M4810 10525l635 1905">
          <text:p/>
        </draw:connector>
        <draw:frame draw:style-name="gr62" draw:text-style-name="P13" xml:id="id181" draw:id="id181" draw:layer="layout" svg:width="3.05cm" svg:height="0.839cm" svg:x="5.118cm" svg:y="9.074cm">
          <draw:text-box>
            <text:p><text:span text:style-name="T37">iterator 0.1</text:span></text:p>
          </draw:text-box>
        </draw:frame>
        <draw:connector draw:style-name="gr51" draw:text-style-name="P1" draw:layer="layout" draw:type="curve" svg:x1="11.289cm" svg:y1="14.5cm" svg:x2="9.792cm" svg:y2="12.033cm" draw:start-shape="id174" draw:end-shape="id180" draw:end-glue-point="1" svg:d="M11289 14500c750 0 1498-2467-1497-2467">
          <text:p/>
        </draw:connector>
        <draw:g>
          <draw:rect draw:style-name="gr4" draw:text-style-name="P1" draw:layer="layout" svg:width="0.635cm" svg:height="0.635cm" svg:x="6.461cm" svg:y="10.525cm">
            <text:p text:style-name="P1"><text:span text:style-name="T8">2</text:span></text:p>
          </draw:rect>
          <draw:rect draw:style-name="gr33" draw:text-style-name="P1" draw:layer="layout" svg:width="0.635cm" svg:height="0.635cm" svg:x="7.096cm" svg:y="10.525cm">
            <text:p text:style-name="P1"><text:span text:style-name="T8">3</text:span></text:p>
          </draw:rect>
          <draw:rect draw:style-name="gr4" draw:text-style-name="P1" draw:layer="layout" svg:width="0.635cm" svg:height="0.635cm" svg:x="5.826cm" svg:y="10.525cm">
            <text:p text:style-name="P1"><text:span text:style-name="T8">1</text:span></text:p>
          </draw:rect>
          <draw:rect draw:style-name="gr33" draw:text-style-name="P1" draw:layer="layout" svg:width="0.635cm" svg:height="0.635cm" svg:x="5.191cm" svg:y="10.525cm">
            <text:p text:style-name="P1"><text:span text:style-name="T8">9</text:span></text:p>
          </draw:rect>
          <draw:rect draw:style-name="gr39" draw:text-style-name="P15" draw:layer="layout" svg:width="0.635cm" svg:height="0.635cm" svg:x="5.826cm" svg:y="9.89cm">
            <text:p text:style-name="P1"><text:span text:style-name="T39">f</text:span></text:p>
          </draw:rect>
        </draw:g>
        <draw:g>
          <draw:rect draw:style-name="gr4" draw:text-style-name="P1" draw:layer="layout" svg:width="0.635cm" svg:height="0.635cm" svg:x="11.492cm" svg:y="15.578cm">
            <text:p text:style-name="P1"><text:span text:style-name="T8">2</text:span></text:p>
          </draw:rect>
          <draw:rect draw:style-name="gr33" draw:text-style-name="P1" draw:layer="layout" svg:width="0.635cm" svg:height="0.635cm" svg:x="12.127cm" svg:y="15.578cm">
            <text:p text:style-name="P1"><text:span text:style-name="T8">3</text:span></text:p>
          </draw:rect>
          <draw:rect draw:style-name="gr4" draw:text-style-name="P1" draw:layer="layout" svg:width="0.635cm" svg:height="0.635cm" svg:x="10.857cm" svg:y="15.578cm">
            <text:p text:style-name="P1"><text:span text:style-name="T8">1</text:span></text:p>
          </draw:rect>
          <draw:rect draw:style-name="gr33" draw:text-style-name="P1" draw:layer="layout" svg:width="0.635cm" svg:height="0.635cm" svg:x="10.222cm" svg:y="15.578cm">
            <text:p text:style-name="P1"><text:span text:style-name="T8">9</text:span></text:p>
          </draw:rect>
          <draw:rect draw:style-name="gr40" draw:text-style-name="P1" draw:layer="layout" svg:width="0.635cm" svg:height="0.635cm" svg:x="10.857cm" svg:y="14.943cm">
            <text:p/>
          </draw:rect>
        </draw:g>
        <draw:g>
          <draw:rect draw:style-name="gr4" draw:text-style-name="P1" draw:layer="layout" svg:width="0.635cm" svg:height="0.635cm" svg:x="5.699cm" svg:y="18.137cm">
            <text:p text:style-name="P1"><text:span text:style-name="T8">1</text:span></text:p>
          </draw:rect>
          <draw:rect draw:style-name="gr33" draw:text-style-name="P1" draw:layer="layout" svg:width="0.635cm" svg:height="0.635cm" svg:x="6.334cm" svg:y="18.137cm">
            <text:p text:style-name="P1"><text:span text:style-name="T8">2</text:span></text:p>
          </draw:rect>
          <draw:rect draw:style-name="gr33" draw:text-style-name="P1" draw:layer="layout" svg:width="0.635cm" svg:height="0.635cm" svg:x="5.064cm" svg:y="18.137cm">
            <text:p text:style-name="P1"><text:span text:style-name="T8">9</text:span></text:p>
          </draw:rect>
          <draw:rect draw:style-name="gr40" draw:text-style-name="P1" draw:layer="layout" svg:width="0.635cm" svg:height="0.635cm" svg:x="5.699cm" svg:y="17.502cm">
            <text:p/>
          </draw:rect>
        </draw:g>
        <draw:g>
          <draw:rect draw:style-name="gr4" draw:text-style-name="P1" draw:layer="layout" svg:width="0.635cm" svg:height="0.635cm" svg:x="2.735cm" svg:y="25.765cm">
            <text:p text:style-name="P1"><text:span text:style-name="T8">4</text:span></text:p>
          </draw:rect>
          <draw:rect draw:style-name="gr40" draw:text-style-name="P1" draw:layer="layout" svg:width="0.635cm" svg:height="0.635cm" svg:x="2.735cm" svg:y="25.13cm">
            <text:p/>
          </draw:rect>
        </draw:g>
        <draw:g>
          <draw:rect draw:style-name="gr4" draw:text-style-name="P1" draw:layer="layout" svg:width="0.635cm" svg:height="0.635cm" svg:x="6.402cm" svg:y="22.274cm">
            <text:p text:style-name="P1"><text:span text:style-name="T8">9</text:span></text:p>
          </draw:rect>
          <draw:rect draw:style-name="gr40" draw:text-style-name="P1" draw:layer="layout" svg:width="0.635cm" svg:height="0.635cm" svg:x="6.402cm" svg:y="21.639cm">
            <text:p/>
          </draw:rect>
        </draw:g>
        <draw:frame draw:style-name="gr61" draw:text-style-name="P13" xml:id="id173" draw:id="id173" draw:layer="layout" svg:width="2.606cm" svg:height="0.839cm" svg:x="4.81cm" svg:y="16.544cm">
          <draw:text-box>
            <text:p><text:span text:style-name="T37">iterator 0</text:span></text:p>
          </draw:text-box>
        </draw:frame>
        <draw:connector draw:style-name="gr51" draw:text-style-name="P1" draw:layer="layout" draw:type="curve" svg:x1="4.048cm" svg:y1="19.453cm" svg:x2="4.81cm" svg:y2="16.963cm" draw:start-shape="id172" draw:start-glue-point="3" draw:end-shape="id173" draw:end-glue-point="3" svg:d="M4048 19453c-750 0-1131-2490 762-2490">
          <text:p/>
        </draw:connector>
        <draw:connector draw:style-name="gr51" draw:text-style-name="P1" draw:layer="layout" draw:type="curve" svg:x1="9.792cm" svg:y1="12.033cm" svg:x2="8.168cm" svg:y2="9.493cm" draw:start-shape="id180" draw:start-glue-point="1" draw:end-shape="id181" draw:end-glue-point="1" svg:d="M9792 12033c750 0 1562-2540-1624-2540">
          <text:p/>
        </draw:connector>
        <draw:connector draw:style-name="gr5" draw:text-style-name="P1" draw:layer="layout" draw:type="line" svg:x1="9.89cm" svg:y1="15.605cm" svg:x2="13.065cm" svg:y2="17.51cm" draw:start-shape="id162" draw:end-shape="id182" draw:end-glue-point="0" svg:d="M9890 15605l3175 1905">
          <text:p/>
        </draw:connector>
        <draw:circle draw:style-name="gr3" draw:text-style-name="P2" xml:id="id182" draw:id="id182" draw:layer="layout" svg:width="1.27cm" svg:height="1.27cm" svg:x="12.43cm" svg:y="17.51cm">
          <text:p text:style-name="P1"><text:span text:style-name="T2">-</text:span></text:p>
        </draw:circle>
        <draw:connector draw:style-name="gr5" draw:text-style-name="P1" draw:layer="layout" draw:type="line" svg:x1="12.43cm" svg:y1="18.145cm" svg:x2="11.795cm" svg:y2="20.05cm" draw:start-shape="id182" draw:start-glue-point="3" draw:end-shape="id183" draw:end-glue-point="0" svg:d="M12430 18145l-635 1905">
          <text:p/>
        </draw:connector>
        <draw:connector draw:style-name="gr5" draw:text-style-name="P1" draw:layer="layout" draw:type="line" svg:x1="13.7cm" svg:y1="18.145cm" svg:x2="14.335cm" svg:y2="20.05cm" draw:start-shape="id182" draw:start-glue-point="1" draw:end-shape="id166" draw:end-glue-point="0" svg:d="M13700 18145l635 1905">
          <text:p/>
        </draw:connector>
        <draw:circle draw:style-name="gr4" draw:text-style-name="P2" xml:id="id166" draw:id="id166" draw:layer="layout" svg:width="1.27cm" svg:height="1.27cm" svg:x="13.7cm" svg:y="20.05cm">
          <text:p text:style-name="P1"><text:span text:style-name="T2">4</text:span></text:p>
        </draw:circle>
        <draw:g>
          <draw:rect draw:style-name="gr4" draw:text-style-name="P1" draw:layer="layout" svg:width="0.635cm" svg:height="0.635cm" svg:x="10.398cm" svg:y="20.685cm">
            <text:p text:style-name="P1"><text:span text:style-name="T8">7</text:span></text:p>
          </draw:rect>
          <draw:rect draw:style-name="gr40" draw:text-style-name="P1" draw:layer="layout" svg:width="0.635cm" svg:height="0.635cm" svg:x="10.398cm" svg:y="20.05cm">
            <text:p/>
          </draw:rect>
        </draw:g>
        <draw:g>
          <draw:rect draw:style-name="gr4" draw:text-style-name="P1" draw:layer="layout" svg:width="0.635cm" svg:height="0.635cm" svg:x="14.108cm" svg:y="18.145cm">
            <text:p text:style-name="P1"><text:span text:style-name="T8">7</text:span></text:p>
          </draw:rect>
          <draw:rect draw:style-name="gr4" draw:text-style-name="P1" draw:layer="layout" svg:width="0.635cm" svg:height="0.635cm" svg:x="14.743cm" svg:y="18.145cm">
            <text:p text:style-name="P1"><text:span text:style-name="T8">4</text:span></text:p>
          </draw:rect>
          <draw:rect draw:style-name="gr39" draw:text-style-name="P1" draw:layer="layout" svg:width="0.635cm" svg:height="0.635cm" svg:x="14.362cm" svg:y="17.51cm">
            <text:p text:style-name="P1"><text:span text:style-name="T8">3</text:span></text:p>
          </draw:rect>
        </draw:g>
        <draw:frame draw:style-name="gr61" draw:text-style-name="P13" xml:id="id184" draw:id="id184" draw:layer="layout" svg:width="2.606cm" svg:height="0.839cm" svg:x="13.253cm" svg:y="16.671cm">
          <draw:text-box>
            <text:p><text:span text:style-name="T37">iterator 1</text:span></text:p>
          </draw:text-box>
        </draw:frame>
        <draw:connector draw:style-name="gr51" draw:text-style-name="P1" draw:layer="layout" draw:type="curve" svg:x1="14.556cm" svg:y1="16.671cm" svg:x2="11.289cm" svg:y2="14.5cm" draw:start-shape="id184" draw:start-glue-point="0" draw:end-shape="id174" draw:end-glue-point="1" svg:d="M14556 16671c0-1448-1089-2171-3267-2171">
          <text:p/>
        </draw:connector>
        <draw:g>
          <draw:rect draw:style-name="gr4" draw:text-style-name="P1" draw:layer="layout" svg:width="0.635cm" svg:height="0.635cm" svg:x="11.406cm" svg:y="17.564cm">
            <text:p text:style-name="P1"><text:span text:style-name="T8">3</text:span></text:p>
          </draw:rect>
          <draw:rect draw:style-name="gr40" draw:text-style-name="P1" draw:layer="layout" svg:width="0.635cm" svg:height="0.635cm" svg:x="11.406cm" svg:y="16.929cm">
            <text:p/>
          </draw:rect>
        </draw:g>
      </draw:page>
      <draw:page draw:name="page8" draw:style-name="dp1" draw:master-page-name="Default">
        <draw:rect draw:style-name="gr64" draw:text-style-name="P1" draw:layer="layout" svg:width="1.905cm" svg:height="1.143cm" svg:x="12.43cm" svg:y="20.431cm">
          <text:p/>
        </draw:rect>
        <draw:rect draw:style-name="gr64" draw:text-style-name="P1" draw:layer="layout" svg:width="3.556cm" svg:height="1.778cm" svg:x="13.568cm" svg:y="3.386cm">
          <text:p/>
        </draw:rect>
        <draw:rect draw:style-name="gr64" draw:text-style-name="P1" draw:layer="layout" svg:width="3.556cm" svg:height="1.778cm" svg:x="6.69cm" svg:y="12.238cm">
          <text:p/>
        </draw:rect>
        <draw:rect draw:style-name="gr64" draw:text-style-name="P1" draw:layer="layout" svg:width="3.556cm" svg:height="1.778cm" svg:x="15.478cm" svg:y="22.463cm">
          <text:p/>
        </draw:rect>
        <draw:rect draw:style-name="gr64" draw:text-style-name="P1" draw:layer="layout" svg:width="3.556cm" svg:height="1.778cm" svg:x="10.652cm" svg:y="22.363cm">
          <text:p/>
        </draw:rect>
        <draw:circle draw:style-name="gr3" draw:text-style-name="P2" xml:id="id185" draw:id="id185" draw:layer="measurelines" svg:width="1.27cm" svg:height="1.27cm" svg:x="17.51cm" svg:y="17.51cm">
          <text:p text:style-name="P1"><text:span text:style-name="T2">/</text:span></text:p>
        </draw:circle>
        <draw:circle draw:style-name="gr54" draw:text-style-name="P2" xml:id="id203" draw:id="id203" draw:layer="measurelines" svg:width="1.27cm" svg:height="1.27cm" svg:x="16.24cm" svg:y="25.13cm">
          <text:p text:style-name="P1"><text:span text:style-name="T2">y</text:span></text:p>
        </draw:circle>
        <draw:circle draw:style-name="gr54" draw:text-style-name="P2" xml:id="id186" draw:id="id186" draw:layer="measurelines" svg:width="1.27cm" svg:height="1.27cm" svg:x="18.78cm" svg:y="20.05cm">
          <text:p text:style-name="P1"><text:span text:style-name="T2">z</text:span></text:p>
        </draw:circle>
        <draw:connector draw:style-name="gr5" draw:text-style-name="P1" draw:layer="measurelines" draw:type="line" svg:x1="18.78cm" svg:y1="18.145cm" svg:x2="19.415cm" svg:y2="20.05cm" draw:start-shape="id185" draw:end-shape="id186" draw:end-glue-point="0" svg:d="M18780 18145l635 1905">
          <text:p/>
        </draw:connector>
        <draw:connector draw:style-name="gr5" draw:text-style-name="P1" draw:layer="measurelines" draw:type="line" svg:x1="17.51cm" svg:y1="18.145cm" svg:x2="16.875cm" svg:y2="20.05cm" draw:start-shape="id185" draw:start-glue-point="3" draw:end-shape="id187" draw:end-glue-point="0" svg:d="M17510 18145l-635 1905">
          <text:p/>
        </draw:connector>
        <draw:circle draw:style-name="gr3" draw:text-style-name="P2" xml:id="id192" draw:id="id192" draw:layer="measurelines" svg:width="1.27cm" svg:height="1.27cm" svg:x="4.81cm" svg:y="17.51cm">
          <text:p text:style-name="P1"><text:span text:style-name="T2">,</text:span></text:p>
        </draw:circle>
        <draw:connector draw:style-name="gr5" draw:text-style-name="P1" draw:layer="measurelines" draw:type="line" svg:x1="4.81cm" svg:y1="20.685cm" svg:x2="5.318cm" svg:y2="22.59cm" draw:start-shape="id188" draw:start-glue-point="1" draw:end-shape="id189" draw:end-glue-point="0" svg:d="M4810 20685l508 1905">
          <text:p/>
        </draw:connector>
        <draw:circle draw:style-name="gr54" draw:text-style-name="P2" xml:id="id189" draw:id="id189" draw:layer="measurelines" svg:width="1.27cm" svg:height="1.27cm" svg:x="4.683cm" svg:y="22.59cm">
          <text:p text:style-name="P1"><text:span text:style-name="T2">y</text:span></text:p>
        </draw:circle>
        <draw:circle draw:style-name="gr3" draw:text-style-name="P2" xml:id="id193" draw:id="id193" draw:layer="measurelines" svg:width="1.27cm" svg:height="1.27cm" svg:x="3.54cm" svg:y="14.97cm">
          <text:p text:style-name="P1"><text:span text:style-name="T2">(</text:span></text:p>
        </draw:circle>
        <draw:circle draw:style-name="gr53" draw:text-style-name="P2" xml:id="id198" draw:id="id198" draw:layer="measurelines" svg:width="1.27cm" svg:height="1.27cm" svg:x="1cm" svg:y="14.97cm">
          <text:p text:style-name="P1"><text:span text:style-name="T2">f</text:span></text:p>
        </draw:circle>
        <draw:circle draw:style-name="gr3" draw:text-style-name="P2" xml:id="id190" draw:id="id190" draw:layer="measurelines" svg:width="1.27cm" svg:height="1.27cm" svg:x="7.35cm" svg:y="22.59cm">
          <text:p text:style-name="P1"><text:span text:style-name="T2">)</text:span></text:p>
        </draw:circle>
        <draw:connector draw:style-name="gr5" draw:text-style-name="P1" draw:layer="measurelines" draw:type="line" svg:x1="7.985cm" svg:y1="22.59cm" svg:x2="7.35cm" svg:y2="20.685cm" draw:start-shape="id190" draw:end-shape="id191" draw:end-glue-point="1" svg:d="M7985 22590l-635-1905">
          <text:p/>
        </draw:connector>
        <draw:circle draw:style-name="gr3" draw:text-style-name="P2" xml:id="id188" draw:id="id188" draw:layer="measurelines" svg:width="1.27cm" svg:height="1.27cm" svg:x="3.54cm" svg:y="20.05cm">
          <text:p text:style-name="P1"><text:span text:style-name="T2">,</text:span></text:p>
        </draw:circle>
        <draw:connector draw:style-name="gr5" draw:text-style-name="P1" draw:layer="measurelines" draw:type="line" svg:x1="4.175cm" svg:y1="20.05cm" svg:x2="4.81cm" svg:y2="18.145cm" draw:start-shape="id188" draw:start-glue-point="0" draw:end-shape="id192" draw:end-glue-point="3" svg:d="M4175 20050l635-1905">
          <text:p/>
        </draw:connector>
        <draw:connector draw:style-name="gr5" draw:text-style-name="P1" draw:layer="measurelines" draw:type="line" svg:x1="4.81cm" svg:y1="15.605cm" svg:x2="5.445cm" svg:y2="17.51cm" draw:start-shape="id193" draw:start-glue-point="1" draw:end-shape="id192" draw:end-glue-point="0" svg:d="M4810 15605l635 1905">
          <text:p/>
        </draw:connector>
        <draw:circle draw:style-name="gr3" draw:text-style-name="P2" xml:id="id194" draw:id="id194" draw:layer="measurelines" svg:width="1.27cm" svg:height="1.27cm" svg:x="8.62cm" svg:y="12.43cm">
          <text:p text:style-name="P1"><text:span text:style-name="T2">+</text:span></text:p>
        </draw:circle>
        <draw:connector draw:style-name="gr5" draw:text-style-name="P1" draw:layer="measurelines" draw:type="line" svg:x1="8.62cm" svg:y1="13.065cm" svg:x2="7.985cm" svg:y2="14.97cm" draw:start-shape="id194" draw:start-glue-point="3" draw:end-shape="id195" draw:end-glue-point="0" svg:d="M8620 13065l-635 1905">
          <text:p/>
        </draw:connector>
        <draw:circle draw:style-name="gr4" draw:text-style-name="P2" xml:id="id195" draw:id="id195" draw:layer="measurelines" svg:width="1.27cm" svg:height="1.27cm" svg:x="7.35cm" svg:y="14.97cm">
          <text:p text:style-name="P1"><text:span text:style-name="T2">4</text:span></text:p>
        </draw:circle>
        <draw:connector draw:style-name="gr5" draw:text-style-name="P1" draw:layer="measurelines" draw:type="line" svg:x1="9.89cm" svg:y1="13.065cm" svg:x2="10.525cm" svg:y2="14.97cm" draw:start-shape="id194" draw:start-glue-point="1" draw:end-shape="id196" draw:end-glue-point="0" svg:d="M9890 13065l635 1905">
          <text:p/>
        </draw:connector>
        <draw:circle draw:style-name="gr54" draw:text-style-name="P2" xml:id="id201" draw:id="id201" draw:layer="measurelines" svg:width="1.27cm" svg:height="1.27cm" svg:x="8.62cm" svg:y="17.383cm">
          <text:p text:style-name="P1"><text:span text:style-name="T2">x</text:span></text:p>
        </draw:circle>
        <draw:g>
          <draw:rect draw:style-name="gr4" draw:text-style-name="P1" draw:layer="measurelines" svg:width="0.635cm" svg:height="0.635cm" svg:x="10.906cm" svg:y="23.235cm">
            <text:p text:style-name="P1"><text:span text:style-name="T8">3</text:span></text:p>
          </draw:rect>
          <draw:rect draw:style-name="gr4" draw:text-style-name="P1" draw:layer="measurelines" svg:width="0.635cm" svg:height="0.635cm" svg:x="11.541cm" svg:y="23.235cm">
            <text:p text:style-name="P1"><text:span text:style-name="T8">2</text:span></text:p>
          </draw:rect>
          <draw:rect draw:style-name="gr39" draw:text-style-name="P1" draw:layer="measurelines" svg:width="0.635cm" svg:height="0.635cm" svg:x="11.16cm" svg:y="22.6cm">
            <text:p text:style-name="P1"><text:span text:style-name="T8">9</text:span></text:p>
          </draw:rect>
        </draw:g>
        <draw:frame draw:style-name="gr61" draw:text-style-name="P13" draw:layer="measurelines" svg:width="2.606cm" svg:height="0.839cm" svg:x="10.451cm" svg:y="21.601cm">
          <draw:text-box>
            <text:p><text:span text:style-name="T37">iterator 0</text:span></text:p>
          </draw:text-box>
        </draw:frame>
        <draw:circle draw:style-name="gr52" draw:text-style-name="P2" xml:id="id197" draw:id="id197" draw:layer="measurelines" svg:width="1.27cm" svg:height="1.27cm" svg:x="2.27cm" svg:y="12.43cm">
          <text:p/>
        </draw:circle>
        <draw:connector draw:style-name="gr5" draw:text-style-name="P1" draw:layer="measurelines" draw:type="line" svg:x1="2.27cm" svg:y1="13.065cm" svg:x2="1.635cm" svg:y2="14.97cm" draw:start-shape="id197" draw:start-glue-point="3" draw:end-shape="id198" draw:end-glue-point="0" svg:d="M2270 13065l-635 1905">
          <text:p/>
        </draw:connector>
        <draw:connector draw:style-name="gr5" draw:text-style-name="P1" draw:layer="measurelines" draw:type="line" svg:x1="3.54cm" svg:y1="13.065cm" svg:x2="4.175cm" svg:y2="14.97cm" draw:start-shape="id197" draw:start-glue-point="1" draw:end-shape="id193" svg:d="M3540 13065l635 1905">
          <text:p/>
        </draw:connector>
        <draw:frame draw:style-name="gr65" draw:text-style-name="P1" draw:layer="measurelines" svg:width="6.412cm" svg:height="0.983cm" svg:x="1.065cm" svg:y="0.906cm">
          <draw:text-box>
            <text:p text:style-name="P1"><text:span text:style-name="T40">Function definition</text:span>:</text:p>
          </draw:text-box>
        </draw:frame>
        <draw:circle draw:style-name="gr3" draw:text-style-name="P2" xml:id="id199" draw:id="id199" draw:layer="measurelines" svg:width="1.27cm" svg:height="1.27cm" svg:x="4.81cm" svg:y="9.89cm">
          <text:p text:style-name="P1"><text:span text:style-name="T2">=</text:span></text:p>
        </draw:circle>
        <draw:connector draw:style-name="gr5" draw:text-style-name="P1" draw:layer="measurelines" draw:type="line" svg:x1="4.81cm" svg:y1="10.525cm" svg:x2="2.905cm" svg:y2="12.43cm" draw:start-shape="id199" draw:start-glue-point="3" draw:end-shape="id197" draw:end-glue-point="0" svg:d="M4810 10525l-1905 1905">
          <text:p/>
        </draw:connector>
        <draw:connector draw:style-name="gr5" draw:text-style-name="P1" draw:layer="measurelines" draw:type="line" svg:x1="6.08cm" svg:y1="10.525cm" svg:x2="9.255cm" svg:y2="12.43cm" draw:start-shape="id199" draw:start-glue-point="1" draw:end-shape="id194" draw:end-glue-point="0" svg:d="M6080 10525l3175 1905">
          <text:p/>
        </draw:connector>
        <draw:connector draw:style-name="gr5" draw:text-style-name="P1" draw:layer="measurelines" draw:type="line" svg:x1="6.08cm" svg:y1="18.145cm" svg:x2="6.715cm" svg:y2="20.05cm" draw:start-shape="id192" draw:start-glue-point="1" draw:end-shape="id191" draw:end-glue-point="0" svg:d="M6080 18145l635 1905">
          <text:p/>
        </draw:connector>
        <draw:circle draw:style-name="gr54" draw:text-style-name="P2" xml:id="id191" draw:id="id191" draw:layer="measurelines" svg:width="1.27cm" svg:height="1.27cm" svg:x="6.08cm" svg:y="20.05cm">
          <text:p text:style-name="P1"><text:span text:style-name="T2">z</text:span></text:p>
        </draw:circle>
        <draw:connector draw:style-name="gr5" draw:text-style-name="P1" draw:layer="measurelines" draw:type="line" svg:x1="3.54cm" svg:y1="20.685cm" svg:x2="2.905cm" svg:y2="22.59cm" draw:start-shape="id188" draw:start-glue-point="3" draw:end-shape="id200" draw:end-glue-point="0" svg:d="M3540 20685l-635 1905">
          <text:p/>
        </draw:connector>
        <draw:circle draw:style-name="gr54" draw:text-style-name="P2" xml:id="id200" draw:id="id200" draw:layer="measurelines" svg:width="1.27cm" svg:height="1.27cm" svg:x="2.27cm" svg:y="22.59cm">
          <text:p text:style-name="P1"><text:span text:style-name="T2">x</text:span></text:p>
        </draw:circle>
        <draw:circle draw:style-name="gr3" draw:text-style-name="P2" xml:id="id196" draw:id="id196" draw:layer="measurelines" svg:width="1.27cm" svg:height="1.27cm" svg:x="9.89cm" svg:y="14.97cm">
          <text:p text:style-name="P1"><text:span text:style-name="T2">*</text:span></text:p>
        </draw:circle>
        <draw:connector draw:style-name="gr5" draw:text-style-name="P1" draw:layer="measurelines" draw:type="line" svg:x1="11.16cm" svg:y1="15.605cm" svg:x2="18.145cm" svg:y2="17.51cm" draw:start-shape="id196" draw:end-shape="id185" draw:end-glue-point="0" svg:d="M11160 15605l6985 1905">
          <text:p/>
        </draw:connector>
        <draw:connector draw:style-name="gr5" draw:text-style-name="P1" draw:layer="measurelines" draw:type="line" svg:x1="9.89cm" svg:y1="15.605cm" svg:x2="9.255cm" svg:y2="17.383cm" draw:start-shape="id196" draw:start-glue-point="3" draw:end-shape="id201" draw:end-glue-point="0" svg:d="M9890 15605l-635 1778">
          <text:p/>
        </draw:connector>
        <draw:circle draw:style-name="gr3" draw:text-style-name="P2" xml:id="id187" draw:id="id187" draw:layer="measurelines" svg:width="1.27cm" svg:height="1.27cm" svg:x="16.24cm" svg:y="20.05cm">
          <text:p text:style-name="P1"><text:span text:style-name="T2">*</text:span></text:p>
        </draw:circle>
        <draw:connector draw:style-name="gr5" draw:text-style-name="P1" draw:layer="measurelines" draw:type="line" svg:x1="17.51cm" svg:y1="20.685cm" svg:x2="18.145cm" svg:y2="22.59cm" draw:start-shape="id187" draw:start-glue-point="1" draw:end-shape="id202" draw:end-glue-point="0" svg:d="M17510 20685l635 1905">
          <text:p/>
        </draw:connector>
        <draw:connector draw:style-name="gr5" draw:text-style-name="P1" draw:layer="measurelines" draw:type="line" svg:x1="16.875cm" svg:y1="25.13cm" svg:x2="17.51cm" svg:y2="23.225cm" draw:start-shape="id203" draw:start-glue-point="0" draw:end-shape="id202" draw:end-glue-point="3" svg:d="M16875 25130l635-1905">
          <text:p/>
        </draw:connector>
        <draw:circle draw:style-name="gr3" draw:text-style-name="P2" xml:id="id202" draw:id="id202" draw:layer="measurelines" svg:width="1.27cm" svg:height="1.27cm" svg:x="17.51cm" svg:y="22.59cm">
          <text:p text:style-name="P1"><text:span text:style-name="T2">^</text:span></text:p>
        </draw:circle>
        <draw:connector draw:style-name="gr5" draw:text-style-name="P1" draw:layer="measurelines" draw:type="line" svg:x1="12.946cm" svg:y1="22.813cm" svg:x2="16.24cm" svg:y2="20.685cm" draw:end-shape="id187" draw:end-glue-point="3" svg:d="M12946 22813l3294-2128">
          <text:p/>
        </draw:connector>
        <draw:connector draw:style-name="gr5" draw:text-style-name="P1" draw:layer="measurelines" draw:type="line" svg:x1="18.78cm" svg:y1="23.225cm" svg:x2="19.415cm" svg:y2="25.13cm" draw:start-shape="id202" draw:start-glue-point="1" draw:end-shape="id204" draw:end-glue-point="0" svg:d="M18780 23225l635 1905">
          <text:p/>
        </draw:connector>
        <draw:circle draw:style-name="gr4" draw:text-style-name="P2" xml:id="id204" draw:id="id204" draw:layer="measurelines" svg:width="1.27cm" svg:height="1.27cm" svg:x="18.78cm" svg:y="25.13cm">
          <text:p text:style-name="P1"><text:span text:style-name="T2">2</text:span></text:p>
        </draw:circle>
        <draw:connector draw:style-name="gr5" draw:text-style-name="P1" draw:layer="measurelines" draw:type="line" svg:x1="11.795cm" svg:y1="25.13cm" svg:x2="12.43cm" svg:y2="23.352cm" draw:start-shape="id205" draw:start-glue-point="0" draw:end-shape="id206" draw:end-glue-point="3" svg:d="M11795 25130l635-1778">
          <text:p/>
        </draw:connector>
        <draw:circle draw:style-name="gr3" draw:text-style-name="P2" xml:id="id206" draw:id="id206" draw:layer="measurelines" svg:width="1.27cm" svg:height="1.27cm" svg:x="12.43cm" svg:y="22.717cm">
          <text:p text:style-name="P1"><text:span text:style-name="T2">^</text:span></text:p>
        </draw:circle>
        <draw:connector draw:style-name="gr5" draw:text-style-name="P1" draw:layer="measurelines" draw:type="line" svg:x1="13.7cm" svg:y1="23.352cm" svg:x2="14.335cm" svg:y2="25.13cm" draw:start-shape="id206" draw:start-glue-point="1" draw:end-shape="id207" draw:end-glue-point="0" svg:d="M13700 23352l635 1778">
          <text:p/>
        </draw:connector>
        <draw:circle draw:style-name="gr4" draw:text-style-name="P2" xml:id="id207" draw:id="id207" draw:layer="measurelines" svg:width="1.27cm" svg:height="1.27cm" svg:x="13.7cm" svg:y="25.13cm">
          <text:p text:style-name="P1"><text:span text:style-name="T2">2</text:span></text:p>
        </draw:circle>
        <draw:circle draw:style-name="gr4" draw:text-style-name="P2" xml:id="id205" draw:id="id205" draw:layer="measurelines" svg:width="1.27cm" svg:height="1.27cm" svg:x="11.16cm" svg:y="25.13cm">
          <text:p text:style-name="P1"><text:span text:style-name="T2">3</text:span></text:p>
        </draw:circle>
        <draw:frame draw:style-name="gr61" draw:text-style-name="P13" draw:layer="measurelines" svg:width="2.606cm" svg:height="0.839cm" svg:x="15.258cm" svg:y="21.724cm">
          <draw:text-box>
            <text:p><text:span text:style-name="T37">iterator 1</text:span></text:p>
          </draw:text-box>
        </draw:frame>
        <draw:g>
          <draw:rect draw:style-name="gr54" draw:text-style-name="P1" draw:layer="measurelines" svg:width="0.635cm" svg:height="0.635cm" svg:x="15.859cm" svg:y="23.352cm">
            <text:p text:style-name="P1"><text:span text:style-name="T8">y</text:span></text:p>
          </draw:rect>
          <draw:rect draw:style-name="gr4" draw:text-style-name="P1" draw:layer="measurelines" svg:width="0.635cm" svg:height="0.635cm" svg:x="16.494cm" svg:y="23.352cm">
            <text:p text:style-name="P1"><text:span text:style-name="T8">2</text:span></text:p>
          </draw:rect>
          <draw:rect draw:style-name="gr40" draw:text-style-name="P1" draw:layer="measurelines" svg:width="0.635cm" svg:height="0.635cm" svg:x="16.113cm" svg:y="22.717cm">
            <text:p/>
          </draw:rect>
        </draw:g>
        <draw:rect draw:style-name="gr39" draw:text-style-name="P1" draw:layer="measurelines" svg:width="0.635cm" svg:height="0.635cm" svg:x="12.938cm" svg:y="20.685cm">
          <text:p text:style-name="P1"><text:span text:style-name="T7">9</text:span></text:p>
        </draw:rect>
        <draw:circle draw:style-name="gr53" draw:text-style-name="P2" xml:id="id209" draw:id="id209" draw:layer="measurelines" svg:width="1.27cm" svg:height="1.27cm" svg:x="3.54cm" svg:y="4.81cm">
          <text:p text:style-name="P1"><text:span text:style-name="T2">f</text:span></text:p>
        </draw:circle>
        <draw:circle draw:style-name="gr52" draw:text-style-name="P2" xml:id="id208" draw:id="id208" draw:layer="measurelines" svg:width="1.27cm" svg:height="1.27cm" svg:x="4.81cm" svg:y="3.54cm">
          <text:p/>
        </draw:circle>
        <draw:connector draw:style-name="gr5" draw:text-style-name="P1" draw:layer="measurelines" draw:type="line" svg:x1="4.81cm" svg:y1="4.175cm" svg:x2="4.175cm" svg:y2="4.81cm" draw:start-shape="id208" draw:start-glue-point="3" draw:end-shape="id209" draw:end-glue-point="0" svg:d="M4810 4175l-635 635">
          <text:p/>
        </draw:connector>
        <draw:circle draw:style-name="gr3" draw:text-style-name="P2" xml:id="id210" draw:id="id210" draw:layer="measurelines" svg:width="1.27cm" svg:height="1.27cm" svg:x="6.08cm" svg:y="4.81cm">
          <text:p text:style-name="P1"><text:span text:style-name="T2">(</text:span></text:p>
        </draw:circle>
        <draw:connector draw:style-name="gr5" draw:text-style-name="P1" draw:layer="measurelines" draw:type="line" svg:x1="6.08cm" svg:y1="4.175cm" svg:x2="6.715cm" svg:y2="4.81cm" draw:start-shape="id208" draw:start-glue-point="1" draw:end-shape="id210" svg:d="M6080 4175l635 635">
          <text:p/>
        </draw:connector>
        <draw:connector draw:style-name="gr5" draw:text-style-name="P1" draw:layer="measurelines" draw:type="line" svg:x1="7.35cm" svg:y1="5.445cm" svg:x2="7.985cm" svg:y2="6.08cm" draw:start-shape="id210" draw:start-glue-point="1" draw:end-shape="id211" draw:end-glue-point="0" svg:d="M7350 5445l635 635">
          <text:p/>
        </draw:connector>
        <draw:circle draw:style-name="gr54" draw:text-style-name="P2" xml:id="id211" draw:id="id211" draw:layer="measurelines" svg:width="1.27cm" svg:height="1.27cm" svg:x="7.35cm" svg:y="6.08cm">
          <text:p text:style-name="P1"><text:span text:style-name="T2">x</text:span></text:p>
        </draw:circle>
        <draw:circle draw:style-name="gr3" draw:text-style-name="P2" xml:id="id212" draw:id="id212" draw:layer="measurelines" svg:width="1.27cm" svg:height="1.27cm" svg:x="8.62cm" svg:y="7.35cm">
          <text:p text:style-name="P1"><text:span text:style-name="T2">)</text:span></text:p>
        </draw:circle>
        <draw:connector draw:style-name="gr5" draw:text-style-name="P1" draw:layer="measurelines" draw:type="line" svg:x1="9.255cm" svg:y1="7.35cm" svg:x2="8.62cm" svg:y2="6.715cm" draw:start-shape="id212" draw:start-glue-point="0" draw:end-shape="id211" draw:end-glue-point="1" svg:d="M9255 7350l-635-635">
          <text:p/>
        </draw:connector>
        <draw:circle draw:style-name="gr3" draw:text-style-name="P2" xml:id="id213" draw:id="id213" draw:layer="measurelines" svg:width="1.27cm" svg:height="1.27cm" svg:x="8.62cm" svg:y="2.27cm">
          <text:p text:style-name="P1"><text:span text:style-name="T2">=</text:span></text:p>
        </draw:circle>
        <draw:connector draw:style-name="gr5" draw:text-style-name="P1" draw:layer="measurelines" draw:type="line" svg:x1="8.62cm" svg:y1="2.905cm" svg:x2="5.445cm" svg:y2="3.54cm" draw:start-shape="id213" draw:start-glue-point="3" draw:end-shape="id208" draw:end-glue-point="0" svg:d="M8620 2905l-3175 635">
          <text:p/>
        </draw:connector>
        <draw:connector draw:style-name="gr5" draw:text-style-name="P1" draw:layer="measurelines" draw:type="line" svg:x1="9.89cm" svg:y1="2.905cm" svg:x2="14.335cm" svg:y2="3.54cm" draw:start-shape="id213" draw:start-glue-point="1" draw:end-shape="id214" draw:end-glue-point="0" svg:d="M9890 2905l4445 635">
          <text:p/>
        </draw:connector>
        <draw:circle draw:style-name="gr52" draw:text-style-name="P2" xml:id="id214" draw:id="id214" draw:layer="measurelines" svg:width="1.27cm" svg:height="1.27cm" svg:x="13.7cm" svg:y="3.54cm">
          <text:p/>
        </draw:circle>
        <draw:connector draw:style-name="gr5" draw:text-style-name="P1" draw:layer="measurelines" draw:type="line" svg:x1="13.7cm" svg:y1="4.175cm" svg:x2="13.065cm" svg:y2="6.207cm" draw:start-shape="id214" draw:start-glue-point="3" draw:end-shape="id215" draw:end-glue-point="0" svg:d="M13700 4175l-635 2032">
          <text:p/>
        </draw:connector>
        <draw:connector draw:style-name="gr5" draw:text-style-name="P1" draw:layer="measurelines" draw:type="line" svg:x1="14.97cm" svg:y1="4.175cm" svg:x2="15.605cm" svg:y2="6.08cm" draw:start-shape="id214" draw:start-glue-point="1" draw:end-shape="id216" draw:end-glue-point="0" svg:d="M14970 4175l635 1905">
          <text:p/>
        </draw:connector>
        <draw:circle draw:style-name="gr4" draw:text-style-name="P2" xml:id="id215" draw:id="id215" draw:layer="measurelines" svg:width="1.27cm" svg:height="1.27cm" svg:x="12.43cm" svg:y="6.207cm">
          <text:p text:style-name="P1"><text:span text:style-name="T2">4</text:span></text:p>
        </draw:circle>
        <draw:circle draw:style-name="gr54" draw:text-style-name="P2" xml:id="id216" draw:id="id216" draw:layer="measurelines" svg:width="1.27cm" svg:height="1.27cm" svg:x="14.97cm" svg:y="6.08cm">
          <text:p text:style-name="P1"><text:span text:style-name="T2">x</text:span></text:p>
        </draw:circle>
        <draw:g>
          <draw:rect draw:style-name="gr4" draw:text-style-name="P1" draw:layer="measurelines" svg:width="0.635cm" svg:height="0.635cm" svg:x="7.096cm" svg:y="13.192cm">
            <text:p text:style-name="P1"><text:span text:style-name="T8">4</text:span></text:p>
          </draw:rect>
          <draw:rect draw:style-name="gr40" draw:text-style-name="P1" draw:layer="measurelines" svg:width="0.635cm" svg:height="0.635cm" svg:x="7.096cm" svg:y="12.557cm">
            <text:p/>
          </draw:rect>
        </draw:g>
        <draw:frame draw:style-name="gr61" draw:text-style-name="P13" draw:layer="measurelines" svg:width="2.606cm" svg:height="0.839cm" svg:x="6.48cm" svg:y="11.499cm">
          <draw:text-box>
            <text:p><text:span text:style-name="T37">iterator 2</text:span></text:p>
          </draw:text-box>
        </draw:frame>
        <draw:frame draw:style-name="gr61" draw:text-style-name="P13" draw:layer="measurelines" svg:width="2.606cm" svg:height="0.839cm" svg:x="14.935cm" svg:y="2.678cm">
          <draw:text-box>
            <text:p><text:span text:style-name="T37">iterator 0</text:span></text:p>
          </draw:text-box>
        </draw:frame>
        <draw:g>
          <draw:rect draw:style-name="gr4" draw:text-style-name="P1" draw:layer="measurelines" svg:width="0.635cm" svg:height="0.635cm" svg:x="15.605cm" svg:y="4.302cm">
            <text:p text:style-name="P1"><text:span text:style-name="T8">4</text:span></text:p>
          </draw:rect>
          <draw:rect draw:style-name="gr54" draw:text-style-name="P1" draw:layer="measurelines" svg:width="0.635cm" svg:height="0.635cm" svg:x="16.24cm" svg:y="4.302cm">
            <text:p text:style-name="P1"><text:span text:style-name="T8">x</text:span></text:p>
          </draw:rect>
          <draw:rect draw:style-name="gr40" draw:text-style-name="P1" draw:layer="measurelines" svg:width="0.635cm" svg:height="0.635cm" svg:x="15.859cm" svg:y="3.667cm">
            <text:p/>
          </draw:rect>
        </draw:g>
        <draw:frame draw:style-name="gr61" draw:text-style-name="P13" draw:layer="measurelines" svg:width="2.606cm" svg:height="0.839cm" svg:x="12.183cm" svg:y="19.719cm">
          <draw:text-box>
            <text:p><text:span text:style-name="T37">iterator 0</text:span></text:p>
          </draw:text-box>
        </draw:frame>
        <draw:frame draw:style-name="gr66" draw:layer="layout" svg:width="3.741cm" svg:height="0.963cm" svg:x="7.222cm" svg:y="4.736cm">
          <draw:text-box>
            <text:p>Break node</text:p>
          </draw:text-box>
        </draw:frame>
        <draw:frame draw:style-name="gr66" draw:layer="layout" svg:width="3.741cm" svg:height="0.963cm" svg:x="3.228cm" svg:y="16.113cm">
          <draw:text-box>
            <text:p>Break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blo Martín Bof</meta:initial-creator>
    <meta:creation-date>2018-06-03T12:02:58.43</meta:creation-date>
    <dc:date>2019-08-16T01:46:19.77</dc:date>
    <dc:creator>Pablo Martín Bof</dc:creator>
    <meta:editing-duration>P11DT17H36M29S</meta:editing-duration>
    <meta:editing-cycles>136</meta:editing-cycles>
    <meta:generator>OpenOffice/4.1.5$Win32 OpenOffice.org_project/415m1$Build-9789</meta:generator>
    <meta:document-statistic meta:object-count="710"/>
  </office:meta>
</office:document-meta>
</file>